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0.6681in"/>
    </style:style>
    <style:style style:name="co10" style:family="table-column">
      <style:table-column-properties fo:break-before="auto" style:column-width="1.2681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0.861in"/>
    </style:style>
    <style:style style:name="co13" style:family="table-column">
      <style:table-column-properties fo:break-before="auto" style:column-width="1.3429in"/>
    </style:style>
    <style:style style:name="co14" style:family="table-column">
      <style:table-column-properties fo:break-before="auto" style:column-width="0.7429in"/>
    </style:style>
    <style:style style:name="co15" style:family="table-column">
      <style:table-column-properties fo:break-before="auto" style:column-width="1.1291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8929in"/>
    </style:style>
    <style:style style:name="co19" style:family="table-column">
      <style:table-column-properties fo:break-before="auto" style:column-width="1.2898in"/>
    </style:style>
    <style:style style:name="co20" style:family="table-column">
      <style:table-column-properties fo:break-before="auto" style:column-width="1.2256in"/>
    </style:style>
    <style:style style:name="co21" style:family="table-column">
      <style:table-column-properties fo:break-before="auto" style:column-width="0.7752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0.7535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0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commit_labeling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WTF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numCommits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imgFilePct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cLinePct</text:p>
          </table:table-cell>
          <table:table-cell office:value-type="string" calcext:value-type="string">
            <text:p>c-plus-plusLinePct</text:p>
          </table:table-cell>
          <table:table-cell office:value-type="string" calcext:value-type="string">
            <text:p>configurationLinePct</text:p>
          </table:table-cell>
          <table:table-cell office:value-type="string" calcext:value-type="string">
            <text:p>dataLinePct</text:p>
          </table:table-cell>
          <table:table-cell office:value-type="string" calcext:value-type="string">
            <text:p>datascienceLinePct</text:p>
          </table:table-cell>
          <table:table-cell office:value-type="string" calcext:value-type="string">
            <text:p>goLinePct</text:p>
          </table:table-cell>
          <table:table-cell office:value-type="string" calcext:value-type="string">
            <text:p>interfaceLinePct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latexLinePct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localization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sqlLinePct</text:p>
          </table:table-cell>
          <table:table-cell office:value-type="string" calcext:value-type="string">
            <text:p>swiftLinePct</text:p>
          </table:table-cell>
          <table:table-cell office:value-type="string" calcext:value-type="string">
            <text:p>txtLinePct</text:p>
          </table:table-cell>
          <table:table-cell office:value-type="string" calcext:value-type="string">
            <text:p>yarnLinePct</text:p>
          </table:table-cell>
        </table:table-row>
        <table:table-row table:style-name="ro1">
          <table:table-cell office:value-type="string" calcext:value-type="string">
            <text:p>17c32ac75868b27780c15c4ff52c2403b63fdbc9</text:p>
          </table:table-cell>
          <table:table-cell office:value-type="string" calcext:value-type="string">
            <text:p>C Bugfix</text:p>
          </table:table-cell>
          <table:table-cell/>
          <table:table-cell table:formula="of:=SUM([.K2:.AA2])" office:value-type="float" office:value="52.17" calcext:value-type="float">
            <text:p>52.17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228a6d819c857a5c1fe6dcea85b90781ea7cc</text:p>
          </table:table-cell>
          <table:table-cell office:value-type="string" calcext:value-type="string">
            <text:p>C Bugfix</text:p>
          </table:table-cell>
          <table:table-cell/>
          <table:table-cell table:formula="of:=SUM([.K3:.AA3])" office:value-type="float" office:value="66.66" calcext:value-type="float">
            <text:p>66.66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" calcext:value-type="float">
            <text:p>66.6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c26a1d96fa323ef3878e0aae940d21b9aaf418</text:p>
          </table:table-cell>
          <table:table-cell office:value-type="string" calcext:value-type="string">
            <text:p>C Bugfix</text:p>
          </table:table-cell>
          <table:table-cell/>
          <table:table-cell table:formula="of:=SUM([.K4:.AA4])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757b50edbbdb49cf0c1804d7f6273e16d269a4</text:p>
          </table:table-cell>
          <table:table-cell office:value-type="string" calcext:value-type="string">
            <text:p>C Bugfix</text:p>
          </table:table-cell>
          <table:table-cell/>
          <table:table-cell table:formula="of:=SUM([.K5:.AA5])" office:value-type="float" office:value="77.77" calcext:value-type="float">
            <text:p>77.77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.77" calcext:value-type="float">
            <text:p>77.7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3fbd61a89c7a35bc0eda91b1df61371dc0936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6:.AA6])" office:value-type="float" office:value="95.65" calcext:value-type="float">
            <text:p>95.65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5.65" calcext:value-type="float">
            <text:p>95.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0135251984667d0609f126eba973cbaa34cb6f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7:.AA7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1b328f100627b7432a7b9c151891ab4a6706a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8:.AA8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1d5d97f769d0ae2adee65445aa0748b0e4de1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9:.AA9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e65ba8a44c75f9fd180309ba6c07dd03a2a9d5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10:.AA10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b28df9fa386b6aa8f439a5949e984c90a8320d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11:.AA11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14971b82237ebcd19557421eca8c1976caccf0</text:p>
          </table:table-cell>
          <table:table-cell office:value-type="string" calcext:value-type="string">
            <text:p>C Bugfix</text:p>
          </table:table-cell>
          <table:table-cell office:value-type="string" calcext:value-type="string">
            <text:p>C</text:p>
          </table:table-cell>
          <table:table-cell table:formula="of:=SUM([.K12:.AA12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363ed622ef8e060a3e6f6918a8b5e05798f21e</text:p>
          </table:table-cell>
          <table:table-cell office:value-type="string" calcext:value-type="string">
            <text:p>C Bugfix</text:p>
          </table:table-cell>
          <table:table-cell/>
          <table:table-cell table:formula="of:=SUM([.K13:.AA13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.5" calcext:value-type="float">
            <text:p>62.5</text:p>
          </table:table-cell>
          <table:table-cell office:value-type="float" office:value="37.5" calcext:value-type="float">
            <text:p>37.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b9d49e472f1ed89c16e427c22c3ea4503810f0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4:.AA14])" office:value-type="float" office:value="82.97" calcext:value-type="float">
            <text:p>82.97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85" calcext:value-type="float">
            <text:p>5885</text:p>
          </table:table-cell>
          <table:table-cell office:value-type="float" office:value="82.97" calcext:value-type="float">
            <text:p>82.9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c78669494a05a539cdbb83614b6c3312e5401e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5:.AA15])" office:value-type="float" office:value="86.97" calcext:value-type="float">
            <text:p>86.97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86.97" calcext:value-type="float">
            <text:p>86.9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18d96e5f98676413097cd5ce96ed19d4ff3da0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6:.AA16])" office:value-type="float" office:value="90.86" calcext:value-type="float">
            <text:p>90.86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office:value-type="float" office:value="90.86" calcext:value-type="float">
            <text:p>90.8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1901cade585010ddc7605b9e72ff9f03d5e613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7:.AA17])" office:value-type="float" office:value="91.28" calcext:value-type="float">
            <text:p>91.28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91.28" calcext:value-type="float">
            <text:p>91.2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60ffb8fe0f989d30ecde3505052691077c879e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8:.AA18])" office:value-type="float" office:value="92.18" calcext:value-type="float">
            <text:p>92.18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04" calcext:value-type="float">
            <text:p>2804</text:p>
          </table:table-cell>
          <table:table-cell office:value-type="float" office:value="92.18" calcext:value-type="float">
            <text:p>92.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f9d979f613b399ed277a170c8c716dd85be8dd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19:.AA19])" office:value-type="float" office:value="95.29" calcext:value-type="float">
            <text:p>95.29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73" calcext:value-type="float">
            <text:p>1573</text:p>
          </table:table-cell>
          <table:table-cell office:value-type="float" office:value="95.29" calcext:value-type="float">
            <text:p>95.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456682125d74553ee51c7ba961d4fe4c425b70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0:.AA20])" office:value-type="float" office:value="95.65" calcext:value-type="float">
            <text:p>95.65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39" calcext:value-type="float">
            <text:p>4439</text:p>
          </table:table-cell>
          <table:table-cell office:value-type="float" office:value="95.65" calcext:value-type="float">
            <text:p>95.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c8a986d0274696dad221fe4871e71931e64625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1:.AA21])" office:value-type="float" office:value="97.86" calcext:value-type="float">
            <text:p>97.86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97.86" calcext:value-type="float">
            <text:p>97.8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56bc1a3f749259de005f2073c2ea35f2e6dc4f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2:.AA22])" office:value-type="float" office:value="99.95" calcext:value-type="float">
            <text:p>99.95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3" calcext:value-type="float">
            <text:p>4033</text:p>
          </table:table-cell>
          <table:table-cell office:value-type="float" office:value="99.95" calcext:value-type="float">
            <text:p>99.9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b4913ede4779d480d2fc297070bbce57d5691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3:.AA23])" office:value-type="float" office:value="99.98" calcext:value-type="float">
            <text:p>99.98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06" calcext:value-type="float">
            <text:p>5906</text:p>
          </table:table-cell>
          <table:table-cell office:value-type="float" office:value="99.98" calcext:value-type="float">
            <text:p>99.9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c981d9fa4f608e97c92171afdcefa041e9497b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4:.AA24])" office:value-type="float" office:value="99.99" calcext:value-type="float">
            <text:p>99.99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96.84" calcext:value-type="float">
            <text:p>96.84</text:p>
          </table:table-cell>
          <table:table-cell office:value-type="float" office:value="3.15" calcext:value-type="float">
            <text:p>3.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d6d68299ead0fe34c1cfe36a0a91d7e888b54</text:p>
          </table:table-cell>
          <table:table-cell office:value-type="string" calcext:value-type="string">
            <text:p>C Bulk Commit</text:p>
          </table:table-cell>
          <table:table-cell office:value-type="string" calcext:value-type="string">
            <text:p>C</text:p>
          </table:table-cell>
          <table:table-cell table:formula="of:=SUM([.K25:.AA25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db003717d0515ec9b5921beb7128a43778e7f6</text:p>
          </table:table-cell>
          <table:table-cell office:value-type="string" calcext:value-type="string">
            <text:p>C Development</text:p>
          </table:table-cell>
          <table:table-cell/>
          <table:table-cell table:formula="of:=SUM([.K26:.AA26])" office:value-type="float" office:value="63.81" calcext:value-type="float">
            <text:p>63.81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63.81" calcext:value-type="float">
            <text:p>63.8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1bd0d60b976e3e130cbb6d1eac84c9c6835adb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27:.AA27])" office:value-type="float" office:value="85.88" calcext:value-type="float">
            <text:p>85.88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5.88" calcext:value-type="float">
            <text:p>85.8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e5c5bc399f95f4ee5994f55ceb1267b233ce12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28:.AA28])" office:value-type="float" office:value="90.72" calcext:value-type="float">
            <text:p>90.72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0.72" calcext:value-type="float">
            <text:p>90.7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fb0dd981acc777c2c83c66910485f5a804ea6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29:.AA29])" office:value-type="float" office:value="91.42" calcext:value-type="float">
            <text:p>91.42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1.42" calcext:value-type="float">
            <text:p>91.4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03715b9de35ed51aff22cbd76b14dd511feb3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30:.AA30])" office:value-type="float" office:value="93.16" calcext:value-type="float">
            <text:p>93.16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2" calcext:value-type="float">
            <text:p>322</text:p>
          </table:table-cell>
          <table:table-cell office:value-type="float" office:value="90.37" calcext:value-type="float">
            <text:p>90.37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791db7b96ca4f19d490f43cf3dc5157d7e325f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31:.AA31])" office:value-type="float" office:value="98.26" calcext:value-type="float">
            <text:p>98.26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98.26" calcext:value-type="float">
            <text:p>98.2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c0230cfc1ae9b9c1c905cd9ac613bc98bfa43a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32:.AA32])" office:value-type="float" office:value="98.27" calcext:value-type="float">
            <text:p>98.27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9.65" calcext:value-type="float">
            <text:p>89.65</text:p>
          </table:table-cell>
          <table:table-cell office:value-type="float" office:value="8.62" calcext:value-type="float">
            <text:p>8.6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1489a89ac03393e22614412bf00b617dd16398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33:.AA33])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836ad58808a1f6437a8b9a76b670c07c9a1212</text:p>
          </table:table-cell>
          <table:table-cell office:value-type="string" calcext:value-type="string">
            <text:p>C Development</text:p>
          </table:table-cell>
          <table:table-cell office:value-type="string" calcext:value-type="string">
            <text:p>C</text:p>
          </table:table-cell>
          <table:table-cell table:formula="of:=SUM([.K34:.AA34])"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ae2dba7c9697d129a43c1dde54690f3e37a84a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35:.AA35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cffe50efc3944d713c701fa375dacbf17fb7cf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36:.AA36])" office:value-type="float" office:value="99.99" calcext:value-type="float">
            <text:p>99.99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.33</text:p>
          </table:table-cell>
          <table:table-cell office:value-type="float" office:value="91.66" calcext:value-type="float">
            <text:p>91.6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ba34313768fde9b813243dcd408f9755b0418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37:.AA37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88" calcext:value-type="float">
            <text:p>5.88</text:p>
          </table:table-cell>
          <table:table-cell office:value-type="float" office:value="94.11" calcext:value-type="float">
            <text:p>94.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3e54cfd3cb8d31bafe9dd980a6871143bd77c7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38:.AA38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.84" calcext:value-type="float">
            <text:p>3.84</text:p>
          </table:table-cell>
          <table:table-cell office:value-type="float" office:value="96.15" calcext:value-type="float">
            <text:p>96.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8a25f8d97f8416d20ace7dcd1bd760a425db9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39:.AA39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75" calcext:value-type="float">
            <text:p>18.75</text:p>
          </table:table-cell>
          <table:table-cell office:value-type="float" office:value="81.25" calcext:value-type="float">
            <text:p>81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c1d0d5e494465cbc27a639d5337240d84997fe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0:.AA40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87.5" calcext:value-type="float">
            <text:p>87.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4ca4d60599c9dbdd4e03a73beb33e9b44655a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1:.AA41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41479b4b8a5b6e401be80f09fc459797a09672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2:.AA42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aa01783d4e3592db456fb2db05207c3c278244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3:.AA43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fdb8166c6f1677eff614d26af2cf9a84ca73e1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4:.AA44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f54f4e40811e526541f3a54f6a19dd42c8e688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5:.AA45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b56f37780854bf26650e0872a556da25897a0a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6:.AA46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a8f30e7b0b0bbb365fcca95b0c33af31f28ef4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7:.AA47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c99918ed9f061bebaf6030df87bcca52374f31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8:.AA48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7b895e550ed6bd4a60bc120f4c0f9b3f08c5f6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49:.AA49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5e704ac08fb43320e3ebcdde0d2a5392fdec9f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0:.AA50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ce691ede8c21870496e3ccbe8a2047e517a87a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1:.AA51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79dad17545424d145e846026518d70da594380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2:.AA52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0478f43e7bf9726ba033fde4a2776f9d5a9af4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3:.AA53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babaac3071e3babf1bbe022dae504ac8bf27c8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4:.AA54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ad55a08a32832709f3b298b588577422071a93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5:.AA55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1c212b023f057134bea1e71b873d0a58c77a39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6:.AA56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aa05174e06effd758eeb78c5af9fb465e9611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7:.AA57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537b2747f85e33308b843a109e16ae05477e0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8:.AA58])"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b5ccc362cf145cd214985240fa2a0848cd026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59:.AA59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d1edb017537894587e37fdb56d84b956eeea84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60:.AA60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4b089fbf6eca03b1f026e2033d4a6ccc6305f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61:.AA61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6a004f3302f2999c94b27795fbbc9c03997657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62:.AA62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c5b68acd12cf7c2b4888d54d8fdd21837b2817</text:p>
          </table:table-cell>
          <table:table-cell office:value-type="string" calcext:value-type="string">
            <text:p>C++ Bugfix</text:p>
          </table:table-cell>
          <table:table-cell office:value-type="string" calcext:value-type="string">
            <text:p>C++</text:p>
          </table:table-cell>
          <table:table-cell table:formula="of:=SUM([.K63:.AA63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3095920ac1b40f5298175deb804311d9c54628</text:p>
          </table:table-cell>
          <table:table-cell office:value-type="string" calcext:value-type="string">
            <text:p>C++ Bulk Commit</text:p>
          </table:table-cell>
          <table:table-cell/>
          <table:table-cell table:formula="of:=SUM([.K64:.AA64])" office:value-type="float" office:value="70.87" calcext:value-type="float">
            <text:p>70.87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.53" calcext:value-type="float">
            <text:p>2.53</text:p>
          </table:table-cell>
          <table:table-cell office:value-type="float" office:value="67.08" calcext:value-type="float">
            <text:p>67.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0a3e93f2e2a29a179d6c8d7f98b01310d7f909</text:p>
          </table:table-cell>
          <table:table-cell office:value-type="string" calcext:value-type="string">
            <text:p>C++ Bulk Commit</text:p>
          </table:table-cell>
          <table:table-cell/>
          <table:table-cell table:formula="of:=SUM([.K65:.AA65])" office:value-type="float" office:value="85.47" calcext:value-type="float">
            <text:p>85.47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4.51" calcext:value-type="float">
            <text:p>14.51</text:p>
          </table:table-cell>
          <table:table-cell office:value-type="float" office:value="69.35" calcext:value-type="float">
            <text:p>69.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fd63029336aeea3ed38d14a7a21a068e89b5be</text:p>
          </table:table-cell>
          <table:table-cell office:value-type="string" calcext:value-type="string">
            <text:p>C++ Bulk Commit</text:p>
          </table:table-cell>
          <table:table-cell/>
          <table:table-cell table:formula="of:=SUM([.K66:.AA66])" office:value-type="float" office:value="85.63" calcext:value-type="float">
            <text:p>85.63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8.41" calcext:value-type="float">
            <text:p>8.41</text:p>
          </table:table-cell>
          <table:table-cell office:value-type="float" office:value="77.22" calcext:value-type="float">
            <text:p>77.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dc1fe1cfdd83e6abf4a260a65df61ef3cae583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67:.AA67])" office:value-type="float" office:value="97.88" calcext:value-type="float">
            <text:p>97.88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office:value-type="float" office:value="97.79" calcext:value-type="float">
            <text:p>97.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f3f63075b4187a2fff36f7441f4d6f3fc32b5f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68:.AA68])" office:value-type="float" office:value="98.95" calcext:value-type="float">
            <text:p>98.95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office:value-type="float" office:value="98.29" calcext:value-type="float">
            <text:p>98.2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d2571cbe6ad205fdd437ee94dd9d145910d402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69:.AA69])" office:value-type="float" office:value="99.73" calcext:value-type="float">
            <text:p>99.73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99.73" calcext:value-type="float">
            <text:p>99.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d267459c293f4351dbd5e286650d1393efaa0d</text:p>
          </table:table-cell>
          <table:table-cell office:value-type="string" calcext:value-type="string">
            <text:p>C++ Bulk Commit</text:p>
          </table:table-cell>
          <table:table-cell/>
          <table:table-cell table:formula="of:=SUM([.K70:.AA70])" office:value-type="float" office:value="99.98" calcext:value-type="float">
            <text:p>99.98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30.76" calcext:value-type="float">
            <text:p>30.76</text:p>
          </table:table-cell>
          <table:table-cell office:value-type="float" office:value="68.58" calcext:value-type="float">
            <text:p>68.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6d4d59197db344613de18d1bfcead34a5e42ba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71:.AA71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.87" calcext:value-type="float">
            <text:p>7.87</text:p>
          </table:table-cell>
          <table:table-cell office:value-type="float" office:value="92.12" calcext:value-type="float">
            <text:p>92.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b4910f7d87983f50047074c3c2397b0a5c4e92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72:.AA72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3.76" calcext:value-type="float">
            <text:p>3.76</text:p>
          </table:table-cell>
          <table:table-cell office:value-type="float" office:value="96.23" calcext:value-type="float">
            <text:p>96.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df503b2944aae6d58fc026c59172f8e77dc9aa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73:.AA73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a4699c2f2d875c9123ca284ec54240f9412da1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74:.AA74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6374d835645e54285c4a46a1290658b332e366</text:p>
          </table:table-cell>
          <table:table-cell office:value-type="string" calcext:value-type="string">
            <text:p>C++ Bulk Commit</text:p>
          </table:table-cell>
          <table:table-cell office:value-type="string" calcext:value-type="string">
            <text:p>C++</text:p>
          </table:table-cell>
          <table:table-cell table:formula="of:=SUM([.K75:.AA75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13e5dfdafe708f63ebb5193c44e2bc770c6651</text:p>
          </table:table-cell>
          <table:table-cell office:value-type="string" calcext:value-type="string">
            <text:p>C++ Development</text:p>
          </table:table-cell>
          <table:table-cell/>
          <table:table-cell table:formula="of:=SUM([.K76:.AA76])" office:value-type="float" office:value="97.45" calcext:value-type="float">
            <text:p>97.45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30.37" calcext:value-type="float">
            <text:p>30.37</text:p>
          </table:table-cell>
          <table:table-cell office:value-type="float" office:value="67.08" calcext:value-type="float">
            <text:p>67.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a36cba0223c16248335703412cee019c7aa59f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77:.AA77])" office:value-type="float" office:value="97.67" calcext:value-type="float">
            <text:p>97.67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16" calcext:value-type="float">
            <text:p>1.16</text:p>
          </table:table-cell>
          <table:table-cell office:value-type="float" office:value="96.51" calcext:value-type="float">
            <text:p>96.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0a121e456b966826afe575929bad225aa0cb15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78:.AA78])" office:value-type="float" office:value="99.98" calcext:value-type="float">
            <text:p>99.98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.73" calcext:value-type="float">
            <text:p>2.73</text:p>
          </table:table-cell>
          <table:table-cell office:value-type="float" office:value="95.89" calcext:value-type="float">
            <text:p>95.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abc5359b24a27376cc1a4ba8d0b35e7ca036d2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79:.AA79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5.78" calcext:value-type="float">
            <text:p>15.78</text:p>
          </table:table-cell>
          <table:table-cell office:value-type="float" office:value="84.21" calcext:value-type="float">
            <text:p>84.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e5cd89be6e815a42de5abd50ea725b3cf6deb4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0:.AA80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3.25" calcext:value-type="float">
            <text:p>13.25</text:p>
          </table:table-cell>
          <table:table-cell office:value-type="float" office:value="86.74" calcext:value-type="float">
            <text:p>86.7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c491a288a73e911be24a285e12abd57df7d04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1:.AA81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.38" calcext:value-type="float">
            <text:p>10.38</text:p>
          </table:table-cell>
          <table:table-cell office:value-type="float" office:value="89.61" calcext:value-type="float">
            <text:p>89.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f8aaafa5da769b9c80667214179c7dae78fd74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2:.AA82])" office:value-type="float" office:value="99.99" calcext:value-type="float">
            <text:p>99.99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.74" calcext:value-type="float">
            <text:p>5.74</text:p>
          </table:table-cell>
          <table:table-cell office:value-type="float" office:value="94.25" calcext:value-type="float">
            <text:p>94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cc095cb26c4967ed9e9ebf89b6eb1e685c3844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3:.AA83])" office:value-type="float" office:value="99.99" calcext:value-type="float">
            <text:p>99.99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.71" calcext:value-type="float">
            <text:p>1.71</text:p>
          </table:table-cell>
          <table:table-cell office:value-type="float" office:value="98.28" calcext:value-type="float">
            <text:p>98.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d7df32360605724d8f0ea4b7aebfa7aea24c97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4:.AA84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66" calcext:value-type="float">
            <text:p>1.66</text:p>
          </table:table-cell>
          <table:table-cell office:value-type="float" office:value="98.33" calcext:value-type="float">
            <text:p>98.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4b092f8de074ec2c98434cb4c76d804146bd6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5:.AA85])" office:value-type="float" office:value="99.99" calcext:value-type="float">
            <text:p>99.99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0.97" calcext:value-type="float">
            <text:p>0.97</text:p>
          </table:table-cell>
          <table:table-cell office:value-type="float" office:value="96.11" calcext:value-type="float">
            <text:p>96.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b8f343e99d9d53ea353ddce9a977f1886caf30</text:p>
          </table:table-cell>
          <table:table-cell office:value-type="string" calcext:value-type="string">
            <text:p>C++ Development</text:p>
          </table:table-cell>
          <table:table-cell/>
          <table:table-cell table:formula="of:=SUM([.K86:.AA86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.76" calcext:value-type="float">
            <text:p>30.76</text:p>
          </table:table-cell>
          <table:table-cell office:value-type="float" office:value="69.23" calcext:value-type="float">
            <text:p>69.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34571912736356839fde75fd10993b0df81d5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7:.AA87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.9" calcext:value-type="float">
            <text:p>12.9</text:p>
          </table:table-cell>
          <table:table-cell office:value-type="float" office:value="87.09" calcext:value-type="float">
            <text:p>87.0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41eaf5d68f488137f4e1d2f3dbf31d2de30634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8:.AA88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8.4" calcext:value-type="float">
            <text:p>8.4</text:p>
          </table:table-cell>
          <table:table-cell office:value-type="float" office:value="91.59" calcext:value-type="float">
            <text:p>91.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bdb1d51e4e212c5ccfa4bf23d2e37e4e41529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89:.AA89])" office:value-type="float" office:value="99.99" calcext:value-type="float">
            <text:p>99.99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.4</text:p>
          </table:table-cell>
          <table:table-cell office:value-type="float" office:value="94.59" calcext:value-type="float">
            <text:p>94.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db7a1536209409010c6b6a69aedfce03c8372d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0:.AA90])"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57c083f2aa144e765a7345f15713330b192e36</text:p>
          </table:table-cell>
          <table:table-cell table:style-name="ce1"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1:.AA91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da2e97899f27ad7a4e7afaea7c3be31e4f4690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2:.AA92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0abfaa1f683df2d5dcd331c39cf3544659ade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3:.AA93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c4593db1ccfb8745b2daa42f457981ae08dba9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4:.AA94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e288c5caa1dbce167f2fd01a92317882cd9fb3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5:.AA95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bea5caee08f727a65de8900f2d2f256b7fbbde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6:.AA96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1ef15a86767573022ecd6cbfaec6066b1bec23</text:p>
          </table:table-cell>
          <table:table-cell office:value-type="string" calcext:value-type="string">
            <text:p>C++ Development</text:p>
          </table:table-cell>
          <table:table-cell office:value-type="string" calcext:value-type="string">
            <text:p>C++</text:p>
          </table:table-cell>
          <table:table-cell table:formula="of:=SUM([.K97:.AA97])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b39798c043266dcc56609416a9e65bf4e4a784</text:p>
          </table:table-cell>
          <table:table-cell table:number-columns-repeated="2" office:value-type="string" calcext:value-type="string">
            <text:p>Config</text:p>
          </table:table-cell>
          <table:table-cell table:formula="of:=SUM([.K98:.AA98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f4e6a400ff2b5dd8ddec29b19bca199bc799e</text:p>
          </table:table-cell>
          <table:table-cell table:number-columns-repeated="2" office:value-type="string" calcext:value-type="string">
            <text:p>Config</text:p>
          </table:table-cell>
          <table:table-cell table:formula="of:=SUM([.K99:.AA99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946d3bdd52b60c1ff91237f59c0750fdc68afc</text:p>
          </table:table-cell>
          <table:table-cell table:number-columns-repeated="2" office:value-type="string" calcext:value-type="string">
            <text:p>Config</text:p>
          </table:table-cell>
          <table:table-cell table:formula="of:=SUM([.K100:.AA100])"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75282f0cd3ecc869fab16f3178c36a084c94ef</text:p>
          </table:table-cell>
          <table:table-cell table:number-columns-repeated="2" office:value-type="string" calcext:value-type="string">
            <text:p>Data</text:p>
          </table:table-cell>
          <table:table-cell table:formula="of:=SUM([.K101:.AA101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45d0d93071d1cfaca68aa61b79d83ccfa069a0</text:p>
          </table:table-cell>
          <table:table-cell table:number-columns-repeated="2" office:value-type="string" calcext:value-type="string">
            <text:p>Data</text:p>
          </table:table-cell>
          <table:table-cell table:formula="of:=SUM([.K102:.AA102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3" calcext:value-type="float">
            <text:p>99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982e7b3236c0a47fff3cd40bb3891793b1d14d</text:p>
          </table:table-cell>
          <table:table-cell table:number-columns-repeated="2" office:value-type="string" calcext:value-type="string">
            <text:p>Data</text:p>
          </table:table-cell>
          <table:table-cell table:formula="of:=SUM([.K103:.AA103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2" calcext:value-type="float">
            <text:p>99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f1889e50094bb5327d9557e2a1743928684c6a</text:p>
          </table:table-cell>
          <table:table-cell table:number-columns-repeated="2" office:value-type="string" calcext:value-type="string">
            <text:p>Data</text:p>
          </table:table-cell>
          <table:table-cell table:formula="of:=SUM([.K104:.AA104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7" calcext:value-type="float">
            <text:p>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4" calcext:value-type="float">
            <text:p>99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dbdd4c288162ed597afa60c7e33bcbf805a17</text:p>
          </table:table-cell>
          <table:table-cell table:number-columns-repeated="2" office:value-type="string" calcext:value-type="string">
            <text:p>Data</text:p>
          </table:table-cell>
          <table:table-cell table:formula="of:=SUM([.K105:.AA105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9" calcext:value-type="float">
            <text:p>99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e722eb9ccb895f0d6e4fda9942154ed88c273</text:p>
          </table:table-cell>
          <table:table-cell table:number-columns-repeated="2" office:value-type="string" calcext:value-type="string">
            <text:p>Data</text:p>
          </table:table-cell>
          <table:table-cell table:formula="of:=SUM([.K106:.AA106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1" calcext:value-type="float">
            <text:p>99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81bb18013a66cdb3894500596acc25833a0cd0</text:p>
          </table:table-cell>
          <table:table-cell table:number-columns-repeated="2" office:value-type="string" calcext:value-type="string">
            <text:p>Data</text:p>
          </table:table-cell>
          <table:table-cell table:formula="of:=SUM([.K107:.AA107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7" calcext:value-type="float">
            <text:p>99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826acb9a41b8ff425387399faac76d3e97a8b3</text:p>
          </table:table-cell>
          <table:table-cell table:number-columns-repeated="2" office:value-type="string" calcext:value-type="string">
            <text:p>Data</text:p>
          </table:table-cell>
          <table:table-cell table:formula="of:=SUM([.K108:.AA108])" office:value-type="float" office:value="99.99" calcext:value-type="float">
            <text:p>99.99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3" calcext:value-type="float">
            <text:p>9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dab7c417067fa142f99e09ba55ef109d6fb4d7</text:p>
          </table:table-cell>
          <table:table-cell table:number-columns-repeated="2" office:value-type="string" calcext:value-type="string">
            <text:p>Data</text:p>
          </table:table-cell>
          <table:table-cell table:formula="of:=SUM([.K109:.AA109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8c48670f492ffe3577794e74cf8b98c96d3d0</text:p>
          </table:table-cell>
          <table:table-cell table:number-columns-repeated="2" office:value-type="string" calcext:value-type="string">
            <text:p>Data</text:p>
          </table:table-cell>
          <table:table-cell table:formula="of:=SUM([.K110:.AA110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6f5c9e642c1503044309fe0594683cf61e42f1</text:p>
          </table:table-cell>
          <table:table-cell table:number-columns-repeated="2" office:value-type="string" calcext:value-type="string">
            <text:p>Data</text:p>
          </table:table-cell>
          <table:table-cell table:formula="of:=SUM([.K111:.AA111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b39ca88181f9322751528a7aa120cb4a01b5c</text:p>
          </table:table-cell>
          <table:table-cell table:number-columns-repeated="2" office:value-type="string" calcext:value-type="string">
            <text:p>Data</text:p>
          </table:table-cell>
          <table:table-cell table:formula="of:=SUM([.K112:.AA112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6f2a803a64abc6f0515b4d324d5c8bcccdee3</text:p>
          </table:table-cell>
          <table:table-cell table:number-columns-repeated="2" office:value-type="string" calcext:value-type="string">
            <text:p>Data</text:p>
          </table:table-cell>
          <table:table-cell table:formula="of:=SUM([.K113:.AA113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1" calcext:value-type="float">
            <text:p>1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539f0956268c0cb52062f5947a6653ef9576ca</text:p>
          </table:table-cell>
          <table:table-cell table:number-columns-repeated="2" office:value-type="string" calcext:value-type="string">
            <text:p>Data</text:p>
          </table:table-cell>
          <table:table-cell table:formula="of:=SUM([.K114:.AA114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f2d4a5f1223edda0e10b91fd8f4c6f2e05bd</text:p>
          </table:table-cell>
          <table:table-cell table:number-columns-repeated="2" office:value-type="string" calcext:value-type="string">
            <text:p>Data</text:p>
          </table:table-cell>
          <table:table-cell table:formula="of:=SUM([.K115:.AA115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e4a4475785bd428e488cfc2d66130fed5013d</text:p>
          </table:table-cell>
          <table:table-cell table:number-columns-repeated="2" office:value-type="string" calcext:value-type="string">
            <text:p>Data</text:p>
          </table:table-cell>
          <table:table-cell table:formula="of:=SUM([.K116:.AA116])"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68" calcext:value-type="float">
            <text:p>12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fa6e9dd64abc7156584b526aaec25e34f4dad2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17:.AA117])" office:value-type="float" office:value="87.62" calcext:value-type="float">
            <text:p>87.62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522da5b7c7fbcf292739c05a8be19e5c98108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18:.AA118])" office:value-type="float" office:value="99.99" calcext:value-type="float">
            <text:p>99.99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78bca2a248f8606b56419f5c46a579b6c4f45b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19:.AA119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6a55d35a549d568b00b5c3851543d24a618ccf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0:.AA120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.25" calcext:value-type="float">
            <text:p>9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063312760ef58b43baab10d8d3564ca04728ae6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1:.AA121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a6e1cfc687d35e9b3c5e2fcb2d3bd5aa14a0f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2:.AA122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7ab24bf9bf5c511b9950220550208c13f2f6b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3:.AA123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06d58eca0af832bd7f4fa306ad5db2229947d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4:.AA124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7452433ad2e1b281022897c609954d220400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5:.AA125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b95d8924186e72544795811b171ead39054c7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6:.AA126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b3b7c795421c39819d8b836a9020a449e6db3e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7:.AA127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7f0c518c6e848061462e3234f32cc7d854a4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8:.AA128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ffa92881ba002ed432ea2528f63412c05e92d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29:.AA129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09e0a3f2e07b636d4a42f3c5e5449f7156bad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0:.AA130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69dc08d0c4801947c2f3237bd4cc26dc642cc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1:.AA131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c1176a3108cf0554fa92c6407ac9668c21f1f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2:.AA132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44d0df92ca614b3c0a0b9b6d16874cb6421ac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3:.AA133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401c5bbb018f12845a6f277e5b6d1bfb2da121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4:.AA134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03f89132e0add20c0da6dee636d9431be2f20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5:.AA135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68caa09441962971339954a3547d57c881c0e8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6:.AA136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9a8ca2f0751fea7620ac1dffe903f3ea0b6417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Markdown</text:p>
          </table:table-cell>
          <table:table-cell table:formula="of:=SUM([.K137:.AA137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office:value-type="float" office:value="9" calcext:value-type="float">
            <text:p>9</text:p>
          </table:table-cell>
          <table:table-cell office:value-type="float" office:value="81.81" calcext:value-type="float">
            <text:p>81.81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e800374fcd94c8ff55c13e7315f8c836a4b701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38:.AA138])" office:value-type="float" office:value="99.97" calcext:value-type="float">
            <text:p>99.97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55" calcext:value-type="float">
            <text:p>23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0.67" calcext:value-type="float">
            <text:p>0.6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c1f3f78fb0c46584dd1fe2dd9b3a6fa8c21b80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39:.AA139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190" calcext:value-type="float">
            <text:p>21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2" calcext:value-type="float">
            <text:p>96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990ba1ea550befbab9b288c52a5dc017bb8ae4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0:.AA140])" office:value-type="float" office:value="99.98" calcext:value-type="float">
            <text:p>99.98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8" calcext:value-type="float">
            <text:p>93.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ada7493c77e87c6d8ad1101292b954f8a0f5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1:.AA141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25" calcext:value-type="float">
            <text:p>10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3e5fb65380984603257f86ad2bcd71e83f3b1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2:.AA142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61" calcext:value-type="float">
            <text:p>2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9" calcext:value-type="float">
            <text:p>96.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5cff55e194a2a58fd38a340f54c9573f5dbcb3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3:.AA143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82" calcext:value-type="float">
            <text:p>16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4" calcext:value-type="float">
            <text:p>95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9bec04d7ecdf59b0dc118556c6eb007876a2a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4:.AA144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012" calcext:value-type="float">
            <text:p>3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494f21a9cc39e018b336c17db281fa00d6ec8c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5:.AA145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b3a0f5ba220110d2a45bd85628c8e4cd48edd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6:.AA146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65" calcext:value-type="float">
            <text:p>9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34" calcext:value-type="float">
            <text:p>90.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bd1087a3ab14aa2bf7ed61ffd2648079144920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7:.AA147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4aa74e253b6af36f155f0284448ed7afb4578e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8:.AA148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77" calcext:value-type="float">
            <text:p>2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c230edcc2ae0ec4fd3811185ad3b1802a5c90b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49:.AA149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4f0c74fb344b90af4c23d26bdbaad453e033ca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50:.AA150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50" calcext:value-type="float">
            <text:p>14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ae6685f78286ae19a45107542ff4c79ebfbfd8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51:.AA151])"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6154" calcext:value-type="float">
            <text:p>36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cfd343ebae7477c9f9f7e37bbfbf50403bf030</text:p>
          </table:table-cell>
          <table:table-cell office:value-type="string" calcext:value-type="string">
            <text:p>Documentation Bulk</text:p>
          </table:table-cell>
          <table:table-cell office:value-type="string" calcext:value-type="string">
            <text:p>Markdown</text:p>
          </table:table-cell>
          <table:table-cell table:formula="of:=SUM([.K152:.AA152])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a90a2560096579fafa07a93144387bae3c2e74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3:.AA153])"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da086f1c1a0844630e8fbaf46a8d8a94003355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4:.AA154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54bb37669ca70bde06687bc06dd932c73e66b5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5:.AA155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a969f9a8f59c5455dddffc5e82432ff89dc402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6:.AA156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18502078463b89a39cb572b4e8af5f5cda0be5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7:.AA157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d8e8dfdcc8b2f67838bb6b519706e8ac8bf07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8:.AA158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cc48f97d141bbf73abb47b8eee8b7aaa198b0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59:.AA159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387aeaab0cc9563330f246f6eb63684803b0c3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0:.AA160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fbcf6e0cd79bf7a6401d3bdbc5d0d551a38a6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1:.AA161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f13a513409c18d18dff2f6203b3630937b487d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2:.AA162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a8453a31785f0545feae8f86246291bc23bffc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3:.AA163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47782b7775dd3cbb7f1b915c8d276e736506f8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4:.AA164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c5f6b3fd1d0cbded18cc1d302aa482098778d7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5:.AA165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6c31a4268e3005a7364ee9cffefecff275cbad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6:.AA166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49f5390bd6669e69b2c6a204ee7f3ae62018a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7:.AA167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ec74d7cbe5ef165439d6d86e17d1889c6582f4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8:.AA168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fc4c074bb0c1a5b598a2cac1364a425e510767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69:.AA169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6ef11e58ccd2a2ccdfe55ff83334898e5d2845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0:.AA170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aca71a31d338e84c558e09b087f9ba5d186da3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1:.AA171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c0c2ecdcb6cbb316da16710cd0b9eea6026f5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2:.AA172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f3df613e317b73414143e4d1b320387d96b7a7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3:.AA173])"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1c8bd634d6c59a646adb4ead09927fcaf2f3f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4:.AA174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e7677779aff2d0329d42f7c4329a8f1ef9235b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5:.AA175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4038fcca01e440f0edf2b74c249c19d0cf52f4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6:.AA176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58e9f01ebb120a5f8dc7bdac5a3bde5faa27f4</text:p>
          </table:table-cell>
          <table:table-cell office:value-type="string" calcext:value-type="string">
            <text:p>Documentation Tweak</text:p>
          </table:table-cell>
          <table:table-cell office:value-type="string" calcext:value-type="string">
            <text:p>Markdown</text:p>
          </table:table-cell>
          <table:table-cell table:formula="of:=SUM([.K177:.AA177])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ee562d8ef2e98b31a322c6e1148e57b0819212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78:.AA178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c74d76ccf8fe4ca8c32120697d64845c475169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79:.AA179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8c122d8497acf176f03a3f19f6292e817cab7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0:.AA180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bf59fec5670591ca0a47f9f00a51ae293acb6b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1:.AA181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8894b3d59bdf592244b91b6a629f7cf25dcdde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2:.AA182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28fb57cd58147ab2c3914520c7805e25a8a1c4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3:.AA183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19c596bf489bb8489156706d42ffa9213d7ffe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4:.AA184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77c225ecbf7834e380c03714c3e8d70e0b184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5:.AA185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e5fc83526af17a911eece6befa5fe54578fb55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6:.AA186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bccbbc587aa22057eb7ae29c5b87d44b7cac7d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7:.AA187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cc75b4a2982917db83370cadd40e26d1b35b6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8:.AA188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46a91e8f4680adb64394c5f83da6ebc2e16c2</text:p>
          </table:table-cell>
          <table:table-cell office:value-type="string" calcext:value-type="string">
            <text:p>Go Bugfix</text:p>
          </table:table-cell>
          <table:table-cell office:value-type="string" calcext:value-type="string">
            <text:p>Go</text:p>
          </table:table-cell>
          <table:table-cell table:formula="of:=SUM([.K189:.AA189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a1e552c96bf75c60844c1dc28fc83778795fc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0:.AA190])" office:value-type="float" office:value="91.16" calcext:value-type="float">
            <text:p>91.16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105" calcext:value-type="float">
            <text:p>211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.21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63e9af55fcfe3255dddec3197bd8a807152c66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1:.AA191])" office:value-type="float" office:value="96.81" calcext:value-type="float">
            <text:p>96.81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02" calcext:value-type="float">
            <text:p>4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78" calcext:value-type="float">
            <text:p>9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e69c71d1e03b7a9a22f6c9312ab7ee7c12c66b51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2:.AA192])" office:value-type="float" office:value="97.05" calcext:value-type="float">
            <text:p>97.05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05" calcext:value-type="float">
            <text:p>97.0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b06a3f2614e4362f64b78086bf4704cf8c22f2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3:.AA193])" office:value-type="float" office:value="98.71" calcext:value-type="float">
            <text:p>98.71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8" calcext:value-type="float">
            <text:p>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c4fbc439baae948b8f8849cb119d566d9674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4:.AA194])" office:value-type="float" office:value="99.81" calcext:value-type="float">
            <text:p>99.81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1" calcext:value-type="float">
            <text:p>99.8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416fed9ad0cd7fca81c987f5abdf44d242a39c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5:.AA195])" office:value-type="float" office:value="99.99" calcext:value-type="float">
            <text:p>99.99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52" calcext:value-type="float">
            <text:p>98.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d58662c885ab1cef8930e96fb832ae5377d96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6:.AA196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0abf0695626ee39b0dea3b305d727935b8dc8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7:.AA197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040a80d7a0721297cfac93b82e0e9428ddd3d1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8:.AA198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bff465053312013253f8c4288b6fb0c1e3e4e1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199:.AA199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5d5ecb11dd6e8ade6f8b3776fe07af4334f0bd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200:.AA200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8db5dae0ae82ac8e06be8a29c48a7db22ebe0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201:.AA201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c65835f4747d991fe8d79e7138828cd97c6ac7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202:.AA202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72b20c0995abe0343ce5f453be113e5f192d0</text:p>
          </table:table-cell>
          <table:table-cell office:value-type="string" calcext:value-type="string">
            <text:p>Go Bulk Commit</text:p>
          </table:table-cell>
          <table:table-cell office:value-type="string" calcext:value-type="string">
            <text:p>Go</text:p>
          </table:table-cell>
          <table:table-cell table:formula="of:=SUM([.K203:.AA203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fcd27d1ea60185a1677b56fb2997171061bd03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4:.AA204])" office:value-type="float" office:value="91.54" calcext:value-type="float">
            <text:p>91.54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54" calcext:value-type="float">
            <text:p>91.5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64064dce917b6726c13bb04bf34bf04caa1c2f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5:.AA205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350ce4c7be70162628a5c4b480ae3001c3401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6:.AA206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4dcc79b87374017f94a2564da967f56aa51006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7:.AA207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12f0697e645a567fac9f13ed8cdb25e1218b84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8:.AA208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52810b4bd53bf6e3b04e9b4017a1ee87a4003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09:.AA209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d07e5390cf0248ce3f6d251114d6a8fa94f1e8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0:.AA210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6c41eae35e3083090e5806932fc5076e53e37c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1:.AA211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dd5b7a517cf0930f96a9b162821d0d631dea9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2:.AA212])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a2343cdc1946e38da1aea1476642d1744c1354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3:.AA213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ccb6dbb9edb1b8e615523756cfb22f472fa6b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4:.AA214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c0fab4f407eaeab428127bd5395a28f371f9f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5:.AA215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c8e19ff3db376fdd1ed53772c51c817a72112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6:.AA216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2bf47f040ecc8f81c530df85881fe203f7aca8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7:.AA217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eed9e50d65e014acf0828588ed8f6ce1777f8d</text:p>
          </table:table-cell>
          <table:table-cell office:value-type="string" calcext:value-type="string">
            <text:p>Go Development</text:p>
          </table:table-cell>
          <table:table-cell office:value-type="string" calcext:value-type="string">
            <text:p>Go</text:p>
          </table:table-cell>
          <table:table-cell table:formula="of:=SUM([.K218:.AA218])" office:value-type="float" office:value="100" calcext:value-type="float">
            <text:p>100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c18508658613c3396007abf42850d8a43d6e71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19:.AA219])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d69c2581670bfd58e43c3853b2239d4a3f4b4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0:.AA220])" office:value-type="float" office:value="99.98" calcext:value-type="float">
            <text:p>99.98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.15" calcext:value-type="float">
            <text:p>63.15</text:p>
          </table:table-cell>
          <table:table-cell office:value-type="float" office:value="26.31" calcext:value-type="float">
            <text:p>26.31</text:p>
          </table:table-cell>
          <table:table-cell office:value-type="float" office:value="10.52" calcext:value-type="float">
            <text:p>10.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1ec10375a0428b1a62b9a4c7dc02fdf2307e93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1:.AA221])" office:value-type="float" office:value="99.99" calcext:value-type="float">
            <text:p>99.99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16.66" calcext:value-type="float">
            <text:p>1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619b5b4b426f91302ebce39f2dffd1c1dcfedf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2:.AA222])" office:value-type="float" office:value="99.99" calcext:value-type="float">
            <text:p>99.99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33.33" calcext:value-type="float">
            <text:p>3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d305ae2e2bf706a3a8116df6983e83c188637c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3:.AA223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.86" calcext:value-type="float">
            <text:p>75.86</text:p>
          </table:table-cell>
          <table:table-cell office:value-type="float" office:value="24.13" calcext:value-type="float">
            <text:p>24.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2444cb0f8f0b36cacee483727a27a885f5d30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4:.AA224])" office:value-type="float" office:value="99.99" calcext:value-type="float">
            <text:p>99.99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office:value-type="float" office:value="22.22" calcext:value-type="float">
            <text:p>22.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ab40503b63471eb70468b9ffc469d9dd44e158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5:.AA225])" office:value-type="float" office:value="99.99" calcext:value-type="float">
            <text:p>99.99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16.66" calcext:value-type="float">
            <text:p>1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cf9f094ba9175e294ead59560d235251f13c57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6:.AA226])" office:value-type="float" office:value="99.99" calcext:value-type="float">
            <text:p>99.99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6.66" calcext:value-type="float">
            <text:p>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c0c61911b65b0bc6c7fcc10fc1e4f4a2f64822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7:.AA227])" office:value-type="float" office:value="99.99" calcext:value-type="float">
            <text:p>99.99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8" calcext:value-type="float">
            <text:p>64.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7c16b427aa9ba1db3400a7e2c7c41d98797935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8:.AA228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f04710c14c8395c5d27cbaee1360f8f11da5ad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29:.AA229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8ba0cdb516ba0902fda2287f072e6bcb2ae2bc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0:.AA230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4dc956fbb62f0abe5ee094ad74dc5d97d984e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1:.AA231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8447acfee9dcb9830bc05e3f64b2411be23862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2:.AA232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dc8022134e8fe81b709d43e63f2c4595599f6b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3:.AA233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6583a53099db943961eb5743d6402a419d4795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4:.AA234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638baf55d8ccf39e3efcbc16e91e8e0fa6bcf9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5:.AA235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d17113474af2ba6a13d8ebd63b8e8ac192dc11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6:.AA236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e196d6fc7fd14fcd07e487ab99d7ddbb3ea5e7</text:p>
          </table:table-cell>
          <table:table-cell office:value-type="string" calcext:value-type="string">
            <text:p>Interface Bugfix</text:p>
          </table:table-cell>
          <table:table-cell office:value-type="string" calcext:value-type="string">
            <text:p>Interface</text:p>
          </table:table-cell>
          <table:table-cell table:formula="of:=SUM([.K237:.AA237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4fd0295ccdffa235f6d5d6d1674e13dbf7e8c7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38:.AA238])" office:value-type="float" office:value="71.75" calcext:value-type="float">
            <text:p>71.75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.55" calcext:value-type="float">
            <text:p>55.55</text:p>
          </table:table-cell>
          <table:table-cell office:value-type="float" office:value="16.2" calcext:value-type="float">
            <text:p>16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9b63bb02c36028e6b6c0b9682a5c104e7ef245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39:.AA239])" office:value-type="float" office:value="89.83" calcext:value-type="float">
            <text:p>89.83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87" calcext:value-type="float">
            <text:p>31.87</text:p>
          </table:table-cell>
          <table:table-cell office:value-type="float" office:value="57.96" calcext:value-type="float">
            <text:p>57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f406547dffc7773a1c9d5ef012d749b8fa644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0:.AA240])" office:value-type="float" office:value="90.9" calcext:value-type="float">
            <text:p>90.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51" calcext:value-type="float">
            <text:p>51</text:p>
          </table:table-cell>
          <table:table-cell office:value-type="float" office:value="275" calcext:value-type="float">
            <text:p>2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.18" calcext:value-type="float">
            <text:p>54.18</text:p>
          </table:table-cell>
          <table:table-cell office:value-type="float" office:value="24.72" calcext:value-type="float">
            <text:p>24.7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b320338374d70c51e2fc010940fa225e3b3d0d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1:.AA241])" office:value-type="float" office:value="92.1" calcext:value-type="float">
            <text:p>92.1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14" calcext:value-type="float">
            <text:p>39.14</text:p>
          </table:table-cell>
          <table:table-cell office:value-type="float" office:value="52.96" calcext:value-type="float">
            <text:p>52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cab1a8006a7e1358f64aaa5d82d69675ab5d8e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2:.AA242])" office:value-type="float" office:value="98.83" calcext:value-type="float">
            <text:p>98.83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83" calcext:value-type="float">
            <text:p>98.8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9854c4bb32ecf34e8196a1a3de528ccf01c4a2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3:.AA243])" office:value-type="float" office:value="99.35" calcext:value-type="float">
            <text:p>99.35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8" calcext:value-type="float">
            <text:p>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47" calcext:value-type="float">
            <text:p>94.47</text:p>
          </table:table-cell>
          <table:table-cell office:value-type="float" office:value="4.88" calcext:value-type="float">
            <text:p>4.8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296082f69b9eb2bfba262fad0605229e0f01c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4:.AA244])" office:value-type="float" office:value="99.39" calcext:value-type="float">
            <text:p>99.3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2928" calcext:value-type="float">
            <text:p>2928</text:p>
          </table:table-cell>
          <table:table-cell office:value-type="float" office:value="61.78" calcext:value-type="float">
            <text:p>61.78</text:p>
          </table:table-cell>
          <table:table-cell office:value-type="float" office:value="1693" calcext:value-type="float">
            <text:p>1693</text:p>
          </table:table-cell>
          <table:table-cell office:value-type="float" office:value="720673" calcext:value-type="float">
            <text:p>7206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19" calcext:value-type="float">
            <text:p>44.19</text:p>
          </table:table-cell>
          <table:table-cell office:value-type="float" office:value="53.64" calcext:value-type="float">
            <text:p>53.64</text:p>
          </table:table-cell>
          <table:table-cell office:value-type="float" office:value="1.45" calcext:value-type="float">
            <text:p>1.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80c4df78d304b30b1261cebcba2b99b9f1cf64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5:.AA245])" office:value-type="float" office:value="99.65" calcext:value-type="float">
            <text:p>99.65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42" calcext:value-type="float">
            <text:p>42</text:p>
          </table:table-cell>
          <table:table-cell office:value-type="float" office:value="920" calcext:value-type="float">
            <text:p>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79.23" calcext:value-type="float">
            <text:p>79.23</text:p>
          </table:table-cell>
          <table:table-cell office:value-type="float" office:value="0.86" calcext:value-type="float">
            <text:p>0.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ad7e4446e668a46f82214d29c43affcebc35b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6:.AA246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60259" calcext:value-type="float">
            <text:p>3602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.46" calcext:value-type="float">
            <text:p>99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a9f984f563dfd1c569484bed92e2260ba47063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7:.AA247])" office:value-type="float" office:value="99.98" calcext:value-type="float">
            <text:p>99.98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.19" calcext:value-type="float">
            <text:p>62.19</text:p>
          </table:table-cell>
          <table:table-cell office:value-type="float" office:value="37.39" calcext:value-type="float">
            <text:p>37.39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0818e33fdcf8f08dc3f3e6a4dad06c0059d075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8:.AA248])" office:value-type="float" office:value="99.98" calcext:value-type="float">
            <text:p>99.98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73" calcext:value-type="float">
            <text:p>23.73</text:p>
          </table:table-cell>
          <table:table-cell office:value-type="float" office:value="75.87" calcext:value-type="float">
            <text:p>75.87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17047c77a836dffce7205198f720229eb20ac2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49:.AA249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14671" calcext:value-type="float">
            <text:p>146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41" calcext:value-type="float">
            <text:p>57.4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9" calcext:value-type="float">
            <text:p>42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297800da1149bb3143e8dde3177b29304de716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0:.AA250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97" calcext:value-type="float">
            <text:p>33.97</text:p>
          </table:table-cell>
          <table:table-cell office:value-type="float" office:value="50.68" calcext:value-type="float">
            <text:p>50.68</text:p>
          </table:table-cell>
          <table:table-cell office:value-type="float" office:value="15.34" calcext:value-type="float">
            <text:p>15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1300077262bb21ccbf759719da70670e8e92c2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1:.AA251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office:value-type="float" office:value="78.75" calcext:value-type="float">
            <text:p>78.7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d67f6b701e59ad3f0d3b5817e25b4326c8b9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2:.AA252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1" calcext:value-type="float">
            <text:p>20.51</text:p>
          </table:table-cell>
          <table:table-cell office:value-type="float" office:value="79.48" calcext:value-type="float">
            <text:p>79.4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ed6395cfb27b6130fb9f67fd471a286e8657d9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3:.AA253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85" calcext:value-type="float">
            <text:p>24.85</text:p>
          </table:table-cell>
          <table:table-cell office:value-type="float" office:value="75.14" calcext:value-type="float">
            <text:p>75.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1bbe0801f9e8de0f326bffb70ccd913d580ae3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4:.AA254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56" calcext:value-type="float">
            <text:p>47.56</text:p>
          </table:table-cell>
          <table:table-cell office:value-type="float" office:value="52.43" calcext:value-type="float">
            <text:p>52.4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760496b61be45ce45dfacc9029a31d19bff9d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5:.AA255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a40dd0950976aea3d51e4da4fe5198c4379583</text:p>
          </table:table-cell>
          <table:table-cell office:value-type="string" calcext:value-type="string">
            <text:p>Interface Bulk Commit</text:p>
          </table:table-cell>
          <table:table-cell office:value-type="string" calcext:value-type="string">
            <text:p>Interface</text:p>
          </table:table-cell>
          <table:table-cell table:formula="of:=SUM([.K256:.AA256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" calcext:value-type="float">
            <text:p>3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adb0c330a64f36280d363c087b98e03e3efe7e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57:.AA257])" office:value-type="float" office:value="63.63" calcext:value-type="float">
            <text:p>63.63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.63" calcext:value-type="float">
            <text:p>63.6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9a10a33e75619e9fd30f94ce15a3ea24bde1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58:.AA258])" office:value-type="float" office:value="93.32" calcext:value-type="float">
            <text:p>93.32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.88" calcext:value-type="float">
            <text:p>48.88</text:p>
          </table:table-cell>
          <table:table-cell office:value-type="float" office:value="41.11" calcext:value-type="float">
            <text:p>41.1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4e4a9a35477a406bbc54e605ddfac9a4fa5ac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59:.AA259])" office:value-type="float" office:value="99.98" calcext:value-type="float">
            <text:p>99.98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68.88" calcext:value-type="float">
            <text:p>68.88</text:p>
          </table:table-cell>
          <table:table-cell office:value-type="float" office:value="6.66" calcext:value-type="float">
            <text:p>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fc72757684001d0fde6315e3d054605296a55c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0:.AA260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9" calcext:value-type="float">
            <text:p>20.89</text:p>
          </table:table-cell>
          <table:table-cell office:value-type="float" office:value="79.1" calcext:value-type="float">
            <text:p>79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7ca84056da8e2ceeb64e59f5c683bd71c73200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1:.AA261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66" calcext:value-type="float">
            <text:p>26.66</text:p>
          </table:table-cell>
          <table:table-cell office:value-type="float" office:value="73.33" calcext:value-type="float">
            <text:p>7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43eeb820d720fb3b86f68adbc59e73017ef79f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2:.AA262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05" calcext:value-type="float">
            <text:p>47.05</text:p>
          </table:table-cell>
          <table:table-cell office:value-type="float" office:value="52.94" calcext:value-type="float">
            <text:p>52.9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b06ae67e5c735ed6b9549806a5ebe5f5aa12e2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3:.AA263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.33" calcext:value-type="float">
            <text:p>53.33</text:p>
          </table:table-cell>
          <table:table-cell office:value-type="float" office:value="46.66" calcext:value-type="float">
            <text:p>4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fcc7ce77e16e98c14ec0dc25233e423ad77e6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4:.AA264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79.51" calcext:value-type="float">
            <text:p>79.5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cdf3dbb8bc2e708fcca862048640d7d8285ea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5:.AA265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" calcext:value-type="float">
            <text:p>20.93</text:p>
          </table:table-cell>
          <table:table-cell office:value-type="float" office:value="79.06" calcext:value-type="float">
            <text:p>79.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acd34d0b13994d5fa17e0b850a3d96d3066486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6:.AA266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78.78" calcext:value-type="float">
            <text:p>78.7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589fed60bf613bbb05d2266f7a17bb30066a7c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7:.AA267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6.25" calcext:value-type="float">
            <text:p>6.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d457dd4c1caa6774945dcc7510c5756c9d3c8b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8:.AA268])"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fd2e83d8c9d01a0c70226d4b4e219a00962daf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69:.AA269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71fcf74606686a3d64e44711d8d3e689c418ac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0:.AA270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81518f4e6b98a2a80e5801cf75d053f592a296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1:.AA271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ed5243ae0eb347aeb52d937e0429886fa5b7b2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2:.AA272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466bfefb4d816c99717b5d90097da9da279109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3:.AA273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36368e615757590715bda9ccbf3c9c9126383f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4:.AA274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e9ba724e01933be068d05c8d776b27ecbebd88</text:p>
          </table:table-cell>
          <table:table-cell office:value-type="string" calcext:value-type="string">
            <text:p>Interface Development</text:p>
          </table:table-cell>
          <table:table-cell office:value-type="string" calcext:value-type="string">
            <text:p>Interface</text:p>
          </table:table-cell>
          <table:table-cell table:formula="of:=SUM([.K275:.AA275])"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a5df8022363984a288a79ee6f8ac740ace7b33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76:.AA276])" office:value-type="float" office:value="99.99" calcext:value-type="float">
            <text:p>99.99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88.23" calcext:value-type="float">
            <text:p>88.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32130e1a37fc7c5bc25d1491abe2567132c8b9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77:.AA277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10ff1a2ecca597b4b897ebbbe9e8beeff1e38c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78:.AA278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b1291aecd79dfebf47357504eb01f742eaa07c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79:.AA279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630365219cbf62ad17011e65b2ccce402131df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0:.AA280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04feec3c83c4ca0aaa3fc6689ff0d12e57e95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1:.AA281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3f124cc07351ef65eb9178e9e6e094c61f917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2:.AA282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7d686039fa47fdf0313a1f2dd3a59057a43a03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3:.AA283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8929181595c096d8223d1955878f18a1daf0f7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4:.AA284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74a04bb5e657539e1c3b03d7050c5a14efea8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5:.AA285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711c7586aebc4cd3e3bb608faae5e30537b47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6:.AA286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8881df47cac6beb2dbadbae106fd9e70f24683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7:.AA287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5dc297d8b7f16b841d9223ff362a47740db9f1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8:.AA288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ff6d3445218b9def8d88892eddb5f1ecd48796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89:.AA289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8e8f354905f917a2af715499d6c96ae715f57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0:.AA290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935f7ccd8efdbc9d85fe18e100fe25f23a770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1:.AA291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cf098e0d1f537531d7888373aa6200f703d1bb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2:.AA292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abf3fcc52686b4d44456a3d5920a464355d41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3:.AA293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b628d163e8c1fda55c61168e2251a3a4e6568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4:.AA294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bcf0c8161398b9dd811e52d21e03c45cb176de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5:.AA295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bc416095ae39541dc3f3de1ce24966a290ac61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6:.AA296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ad6986478e2ea4b29a4d08bd12739033eff3e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7:.AA297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aba0e9792e152823b00986c55975243acd01c9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8:.AA298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fad1ee928a7f06afca2ff2320464a06ccbd60b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299:.AA299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307569f95e320659e650554a8eb0b98cc1bec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0:.AA300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fed2deb57fc397a39f8cf9769118db646ac4d1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1:.AA301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6ded943397ec10b4c0330cb9ba3bbd33ea7121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2:.AA302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cf49b92093e4a83d4011592d34bc91203f45a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3:.AA303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2118cecc7f8a8ab55ece33ce81ce7ac3791cf3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4:.AA304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8db2c49ba749e3897d7448258ee2d91f767cea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5:.AA305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ee2d8b92df627cd5c62b4f064bd39d9e47e12c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6:.AA306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790cbce00b3b9100e7c07925953ebceba54ce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7:.AA307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e8f78dfd8210ac7ac06c5529b8c895ba6a524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8:.AA308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b8120ff0d490c23260988652f2af4108f6a4bc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09:.AA309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22eeae2be2e1c354cc63af0e1a93691be5682b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10:.AA310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a4c6779552497c5e8529d46d82ceedda263c3f</text:p>
          </table:table-cell>
          <table:table-cell office:value-type="string" calcext:value-type="string">
            <text:p>JS Bugfix</text:p>
          </table:table-cell>
          <table:table-cell office:value-type="string" calcext:value-type="string">
            <text:p>JS</text:p>
          </table:table-cell>
          <table:table-cell table:formula="of:=SUM([.K311:.AA311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7.5" calcext:value-type="float">
            <text:p>87.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64c950130390d36ffe23aebea83f358a89b7d2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2:.AA312])" office:value-type="float" office:value="76.79" calcext:value-type="float">
            <text:p>76.7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7" calcext:value-type="float">
            <text:p>4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.56" calcext:value-type="float">
            <text:p>75.56</text:p>
          </table:table-cell>
          <table:table-cell office:value-type="float" office:value="1.23" calcext:value-type="float">
            <text:p>1.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5f915198bf275622756df9656da0dac3407202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3:.AA313])" office:value-type="float" office:value="90.52" calcext:value-type="float">
            <text:p>90.52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2163" calcext:value-type="float">
            <text:p>12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88.34" calcext:value-type="float">
            <text:p>88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8087b2feb6c2efe16b72d1b1b3abb1b155699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4:.AA314])" office:value-type="float" office:value="94.42" calcext:value-type="float">
            <text:p>94.42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.23" calcext:value-type="float">
            <text:p>94.23</text:p>
          </table:table-cell>
          <table:table-cell office:value-type="float" office:value="0.19" calcext:value-type="float">
            <text:p>0.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40471f8e48247dcebd283d788c35c30dfbea2e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5:.AA315])" office:value-type="float" office:value="95.83" calcext:value-type="float">
            <text:p>95.83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4800" calcext:value-type="float">
            <text:p>174800</text:p>
          </table:table-cell>
          <table:table-cell office:value-type="float" office:value="7.48" calcext:value-type="float">
            <text:p>7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348f883d8e76b5be7155fae65061f049c1e01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6:.AA316])" office:value-type="float" office:value="98.52" calcext:value-type="float">
            <text:p>98.52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91.97" calcext:value-type="float">
            <text:p>91.97</text:p>
          </table:table-cell>
          <table:table-cell office:value-type="float" office:value="5.83" calcext:value-type="float">
            <text:p>5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a41f634c3c5e6ef6f791d5715a62869c53d38a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7:.AA317])" office:value-type="float" office:value="99.41" calcext:value-type="float">
            <text:p>99.41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f7786aaf2e86e5db0b9fa5476156ffc73b32af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8:.AA318])" office:value-type="float" office:value="99.97" calcext:value-type="float">
            <text:p>99.97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8038" calcext:value-type="float">
            <text:p>180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9.21" calcext:value-type="float">
            <text:p>99.21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41250e338428f3ac7c6c8202ccd2095680eda6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19:.AA319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92" calcext:value-type="float">
            <text:p>1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74" calcext:value-type="float">
            <text:p>9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fbb262e28090e538a3e336eb27e9d378f1d3e0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0:.AA320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.97" calcext:value-type="float">
            <text:p>95.97</text:p>
          </table:table-cell>
          <table:table-cell office:value-type="float" office:value="4.02" calcext:value-type="float">
            <text:p>4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b89d11d7c894a78f9ce18facae62de3bcff5c8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1:.AA321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455" calcext:value-type="float">
            <text:p>74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.16" calcext:value-type="float">
            <text:p>98.16</text:p>
          </table:table-cell>
          <table:table-cell office:value-type="float" office:value="1.83" calcext:value-type="float">
            <text:p>1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0656cec67413d0dc527e2aa9ff419e7d6391c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2:.AA322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579" calcext:value-type="float">
            <text:p>815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51bccd13fa8db68062f6c007d44ffbf642462d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3:.AA323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1" calcext:value-type="float">
            <text:p>98.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eab6e09a07e4330d8d06f6d77d34d8da7c20c2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4:.AA324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93.33" calcext:value-type="float">
            <text:p>9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de87da27d5d01ead66ed90916667309a2f8185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5:.AA325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86.57" calcext:value-type="float">
            <text:p>86.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a69ec1b69cb7f380949ef9cf1c3599eaa4face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6:.AA326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826" calcext:value-type="float">
            <text:p>18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09" calcext:value-type="float">
            <text:p>97.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e0b358045fba48a4da62268f64df79205d19cceb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7:.AA327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.37" calcext:value-type="float">
            <text:p>98.37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ae5d497e8e0513ba7bceeb4635ae5583d1f7f7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8:.AA328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76" calcext:value-type="float">
            <text:p>99.76</text:p>
          </table:table-cell>
          <table:table-cell office:value-type="float" office:value="0.23" calcext:value-type="float">
            <text:p>0.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0c8a014a847187aec7b2098656b45e2fd59133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29:.AA329])" office:value-type="float" office:value="99.99" calcext:value-type="float">
            <text:p>99.99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03" calcext:value-type="float">
            <text:p>7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97.43" calcext:value-type="float">
            <text:p>97.4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aae2b90de10415538e035f08d04c115603bbf5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30:.AA330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414643943ac4bdcb158aa64a4ddd7af5b43714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31:.AA331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b4faae65be2a825b01c9eb48a0ded17c4abbf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32:.AA332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0d7c8dae2427c6ae6177fc781dda55741628f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33:.AA333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88d7ebe606ce6510aee0a8315ed175f1770b0</text:p>
          </table:table-cell>
          <table:table-cell office:value-type="string" calcext:value-type="string">
            <text:p>JS Bulk Commit</text:p>
          </table:table-cell>
          <table:table-cell office:value-type="string" calcext:value-type="string">
            <text:p>JS</text:p>
          </table:table-cell>
          <table:table-cell table:formula="of:=SUM([.K334:.AA334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6" calcext:value-type="float">
            <text:p>9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4a97ec9217c5ca88d7e876f0d16730282b8803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35:.AA335])" office:value-type="float" office:value="92.85" calcext:value-type="float">
            <text:p>92.85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.71" calcext:value-type="float">
            <text:p>85.71</text:p>
          </table:table-cell>
          <table:table-cell office:value-type="float" office:value="7.14" calcext:value-type="float">
            <text:p>7.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0ae195e4f42e00961869c48b328afc10b8dc8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36:.AA336])" office:value-type="float" office:value="97.22" calcext:value-type="float">
            <text:p>97.22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22" calcext:value-type="float">
            <text:p>97.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13996002f92170ccbcb608183c28c90bd94a53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37:.AA337])" office:value-type="float" office:value="97.23" calcext:value-type="float">
            <text:p>97.23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.89" calcext:value-type="float">
            <text:p>78.89</text:p>
          </table:table-cell>
          <table:table-cell office:value-type="float" office:value="18.34" calcext:value-type="float">
            <text:p>18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7a1bb242056a3b1001aa90c4bc060b306b8039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38:.AA338])" office:value-type="float" office:value="97.29" calcext:value-type="float">
            <text:p>97.2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91.89" calcext:value-type="float">
            <text:p>91.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ee8e0dbd409d6e78eae29e304a84fc5f28163f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39:.AA339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63" calcext:value-type="float">
            <text:p>9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a296037a902241569594c0268d0f08e6762dc5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0:.AA340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.05" calcext:value-type="float">
            <text:p>54.05</text:p>
          </table:table-cell>
          <table:table-cell office:value-type="float" office:value="45.94" calcext:value-type="float">
            <text:p>45.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285c9498859edca86f2f70f7bddda204ecee9d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1:.AA341])" office:value-type="float" office:value="99.99" calcext:value-type="float">
            <text:p>99.99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33.33" calcext:value-type="float">
            <text:p>33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076cf5cb6b34982663b108226ea8ad87925a8c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2:.AA342])" office:value-type="float" office:value="99.99" calcext:value-type="float">
            <text:p>99.99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.71" calcext:value-type="float">
            <text:p>95.71</text:p>
          </table:table-cell>
          <table:table-cell office:value-type="float" office:value="4.28" calcext:value-type="float">
            <text:p>4.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bd6f72ca5b76da9240979d2ac10368b55ca40c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3:.AA343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35" calcext:value-type="float">
            <text:p>99.35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9bb356a4814877c7d10c6d56b2a64ef8e56fdc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4:.AA344])" office:value-type="float" office:value="99.99" calcext:value-type="float">
            <text:p>99.99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98.96" calcext:value-type="float">
            <text:p>98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3b3bb023b3d39f2b5a6196f161bdbaa606e380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5:.AA345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89.47" calcext:value-type="float">
            <text:p>89.4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181fc2a1e5a0620bf6b9f4659922eea790789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6:.AA346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87.32" calcext:value-type="float">
            <text:p>87.3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c3b28d7b6f6276afa1c11689b778ec87e7eaad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7:.AA347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.63" calcext:value-type="float">
            <text:p>61.63</text:p>
          </table:table-cell>
          <table:table-cell office:value-type="float" office:value="38.36" calcext:value-type="float">
            <text:p>38.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e1ee41c91558b9c3c8ac95ef52336b25f15b5e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8:.AA348])" office:value-type="float" office:value="99.99" calcext:value-type="float">
            <text:p>99.99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.54" calcext:value-type="float">
            <text:p>93.54</text:p>
          </table:table-cell>
          <table:table-cell office:value-type="float" office:value="6.45" calcext:value-type="float">
            <text:p>6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e1358fe12a209dedbd8cf6ea58d526c257ed42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49:.AA349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88.34" calcext:value-type="float">
            <text:p>88.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456f232ac272bd5b9092c23713679a75ad230f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0:.AA350])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f380fd67ac88ee9f5e2926d44d7a2ea1d82677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1:.AA351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6.25" calcext:value-type="float">
            <text:p>6.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31e99a3eeb2a30ae138ce207e1fce7f860f3a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2:.AA352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0a1056e58a41fa7b01dce73297875d87e3a78a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3:.AA353])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25da78af608c2e87a92411bf4340937daa0d59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4:.AA354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f9605c90f4c8b01c56536528e5b1c9930e06cb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5:.AA355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02ce79c751c0179911c0b48b98cecfd61c7a17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6:.AA356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c161f874cb067c6a4afcb0796878df92869644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7:.AA357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edbbcae2cfd30a59f006f5f75c67762cbda13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8:.AA358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e816391bf6d08532b13961f7d5c4088192e5b4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59:.AA359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479cb8a7ef618230f6337ab7fba58b14b631d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0:.AA360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08d2145d1fd5664e62e82473efef33559ce498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1:.AA361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c6cbdfb3f9d0c4628765aea176210ba6232956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2:.AA362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4b9a4133ccdd6d1d5b34cfe83afaf9a37105c6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3:.AA363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1460b79d29ab1b8b8bc6bfc69f0eba1e310c0f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4:.AA364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be81ed09388e69a56688902533be2dc8c98c0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5:.AA365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e636eab7fb68a5532966de569c93c6c882788c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6:.AA366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7861e1028ab67b260beafae883c13d962b903c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7:.AA367])"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24b82e1e4a89cea767bcc68eb2eda2600e103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8:.AA368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5be0abe6621ebdc47669f126e1ec1d3c4b25f</text:p>
          </table:table-cell>
          <table:table-cell office:value-type="string" calcext:value-type="string">
            <text:p>JS Development</text:p>
          </table:table-cell>
          <table:table-cell office:value-type="string" calcext:value-type="string">
            <text:p>JS</text:p>
          </table:table-cell>
          <table:table-cell table:formula="of:=SUM([.K369:.AA369])"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f0fe90a25764a958be8e5b449b5acb43cf61b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0:.AA370])" office:value-type="float" office:value="99.99" calcext:value-type="float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032f0c98c1affd0f69d61692e981ff89971ae8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1:.AA371])" office:value-type="float" office:value="99.99" calcext:value-type="float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01fc38d58dc8833d01647dec4b75226725501a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2:.AA372])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16743a59e24cc74c2b7cc7159d155e41391953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3:.AA373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f8d758bf5280552ec1742435cb0018a9176620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4:.AA374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60322c53cbd91c8d13195091b2526bd2f90c12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5:.AA375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5e5f9cc732c3e812431a85650c34fa513b3ffb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6:.AA376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5c77e5d28c55e729630f88e7d2a6baa2f0405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7:.AA377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2988226edeeabb867c51bafb41a7c13b919e8d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8:.AA378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edcbe06df0cbb862565d963cac19c4c1122ead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79:.AA379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4a7e9e39da96dd8de111bbfe78523bdcb5ec64</text:p>
          </table:table-cell>
          <table:table-cell office:value-type="string" calcext:value-type="string">
            <text:p>JSON Bugfix</text:p>
          </table:table-cell>
          <table:table-cell office:value-type="string" calcext:value-type="string">
            <text:p>JSON</text:p>
          </table:table-cell>
          <table:table-cell table:formula="of:=SUM([.K380:.AA380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e24723aa19274bbf0f00d6e47508d42881be84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1:.AA381])" office:value-type="float" office:value="95.93" calcext:value-type="float">
            <text:p>95.93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8" calcext:value-type="float">
            <text:p>7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95.05" calcext:value-type="float">
            <text:p>95.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734bb776798c3786bf0939e09858a6678c9e5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2:.AA382])" office:value-type="float" office:value="99.99" calcext:value-type="float">
            <text:p>99.99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9.91" calcext:value-type="float">
            <text:p>99.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c3d777fed4887d9eb3d843f0ad6b5c5508ad9e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3:.AA383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95.46" calcext:value-type="float">
            <text:p>95.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f3e85cb104c1eb0f8a00e5359e49f2b1485dfa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4:.AA384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94168fb6592049a0839ac51db629f06dcaea2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5:.AA385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04" calcext:value-type="float">
            <text:p>8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.66" calcext:value-type="float">
            <text:p>17.66</text:p>
          </table:table-cell>
          <table:table-cell office:value-type="float" office:value="82.33" calcext:value-type="float">
            <text:p>82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210a1b0a9120700b07f3395dc3a3255027dcf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6:.AA386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83.33" calcext:value-type="float">
            <text:p>8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befdc1e6cf38f141ece25d6e4a889521ff233d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7:.AA387])" office:value-type="float" office:value="99.99" calcext:value-type="float">
            <text:p>99.99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1" calcext:value-type="float">
            <text:p>9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96.7" calcext:value-type="float">
            <text:p>96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88362dff2ad0b5c190361995a26b7f5bb3b346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8:.AA388])" office:value-type="float" office:value="99.99" calcext:value-type="float">
            <text:p>99.99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.51" calcext:value-type="float">
            <text:p>96.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f2aaf6d4f8bb2cf0a0f77c1eb2365d566a1aef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89:.AA389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  <table:table-cell office:value-type="float" office:value="93.62" calcext:value-type="float">
            <text:p>93.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3b77e7d65c627a9d287faa094bc4ed3c233126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90:.AA390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ebb8db179f9423d20480b0dba1bb9ee92511a3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91:.AA391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0" calcext:value-type="float">
            <text:p>8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fe9809ea010d8b376cb1e3009a2cd9a3d561d</text:p>
          </table:table-cell>
          <table:table-cell office:value-type="string" calcext:value-type="string">
            <text:p>JSON Bulk Commit</text:p>
          </table:table-cell>
          <table:table-cell office:value-type="string" calcext:value-type="string">
            <text:p>JSON</text:p>
          </table:table-cell>
          <table:table-cell table:formula="of:=SUM([.K392:.AA392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958f11f2478bd1f1a8f4722b421dc72a2b9ca0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3:.AA393])" office:value-type="float" office:value="98.11" calcext:value-type="float">
            <text:p>98.11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.11" calcext:value-type="float">
            <text:p>98.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47d6773c8845aa7bbb8aa10e5112663b772f0e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4:.AA394])" office:value-type="float" office:value="99.99" calcext:value-type="float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3.47" calcext:value-type="float">
            <text:p>9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5be244297bd6223f3191e5158e3b26f8ebc5b6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5:.AA395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  <table:table-cell office:value-type="float" office:value="88.55" calcext:value-type="float">
            <text:p>88.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fc922fd8125769013600ffa8b86d5fe6e30445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6:.AA396])" office:value-type="float" office:value="99.99" calcext:value-type="float">
            <text:p>99.99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.42" calcext:value-type="float">
            <text:p>8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7" calcext:value-type="float">
            <text:p>12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815ef726f434e05af4263877133d3573864af7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7:.AA397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78a63d639fcde9e43489530c271a54818f70c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8:.AA398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22d4d8c6125a498fd34f32d4180fe8451a4750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399:.AA399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675fe117caac1e21c156ba9d9de0a6154e6177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0:.AA400])"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5c91d2ef8c977b1dec44122edaec5935c97f2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1:.AA401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6695629b101e9a8805740b12425a5adb9d4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2:.AA402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0a75db0b19d9fb7ee98b21952349bcc8533dd3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3:.AA403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4d4b71e64fd1d0e109a9d54760c71f834c041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4:.AA404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47547fa3bf8a402b2e04014be5b193a57c044a</text:p>
          </table:table-cell>
          <table:table-cell office:value-type="string" calcext:value-type="string">
            <text:p>JSON Development</text:p>
          </table:table-cell>
          <table:table-cell office:value-type="string" calcext:value-type="string">
            <text:p>JSON</text:p>
          </table:table-cell>
          <table:table-cell table:formula="of:=SUM([.K405:.AA405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61b8c00470267ee22d5eaf37512566b17aec19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06:.AA406])" office:value-type="float" office:value="83.9" calcext:value-type="float">
            <text:p>83.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782" calcext:value-type="float">
            <text:p>267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83.88" calcext:value-type="float">
            <text:p>83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c2d2c1620999fb065106f0738cedc0ed72c03f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07:.AA407])" office:value-type="float" office:value="97.93" calcext:value-type="float">
            <text:p>97.93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853" calcext:value-type="float">
            <text:p>21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.26" calcext:value-type="float">
            <text:p>96.26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f5b8697da6adbb2e8ac5e677138287708acffd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08:.AA408])" office:value-type="float" office:value="98.81" calcext:value-type="float">
            <text:p>98.81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92" calcext:value-type="float">
            <text:p>3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94.76" calcext:value-type="float">
            <text:p>94.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ffb8be4151f9436e98e34de30f23583f6a8f29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09:.AA409])" office:value-type="float" office:value="99.32" calcext:value-type="float">
            <text:p>99.32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.32" calcext:value-type="float">
            <text:p>99.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1db70781ca9849edbfbf1691f49013f36cfcf7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0:.AA410])" office:value-type="float" office:value="99.55" calcext:value-type="float">
            <text:p>99.55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085" calcext:value-type="float">
            <text:p>11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98.79" calcext:value-type="float">
            <text:p>9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5432019e1ddd666c39cd24c7765537e13290e96e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1:.AA411])" office:value-type="float" office:value="99.55" calcext:value-type="float">
            <text:p>99.55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91" calcext:value-type="float">
            <text:p>78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.55" calcext:value-type="float">
            <text:p>99.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ecfca8a018b139e5c4211bdde64b666b42593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2:.AA412])" office:value-type="float" office:value="99.69" calcext:value-type="float">
            <text:p>99.6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697" calcext:value-type="float">
            <text:p>606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99.08" calcext:value-type="float">
            <text:p>9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bc6f0b19818accbc93eeed61e2931ab4d4db95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3:.AA413])" office:value-type="float" office:value="99.86" calcext:value-type="float">
            <text:p>99.86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314" calcext:value-type="float">
            <text:p>83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office:value-type="float" office:value="90.83" calcext:value-type="float">
            <text:p>90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b88333f57716c8b11f64bf6cce269e0c0c2828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4:.AA414])" office:value-type="float" office:value="99.93" calcext:value-type="float">
            <text:p>99.93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6" calcext:value-type="float">
            <text:p>18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98.38" calcext:value-type="float">
            <text:p>9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51910dc2a003b7f08a257ab1a4d485d8212ff6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5:.AA415])" office:value-type="float" office:value="99.98" calcext:value-type="float">
            <text:p>99.98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7999" calcext:value-type="float">
            <text:p>27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4.65" calcext:value-type="float">
            <text:p>4.65</text:p>
          </table:table-cell>
          <table:table-cell office:value-type="float" office:value="95.22" calcext:value-type="float">
            <text:p>95.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b815fa9249c3feb7d3f6d8a6f04099006a52d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6:.AA416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638" calcext:value-type="float">
            <text:p>146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99.97" calcext:value-type="float">
            <text:p>99.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b7146812e058c16ec64369aeec064adc6d214c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7:.AA417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627" calcext:value-type="float">
            <text:p>426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99.88" calcext:value-type="float">
            <text:p>99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938aa3dd7c530c9852dd6370709cd329e8459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8:.AA418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96" calcext:value-type="float">
            <text:p>67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9.36" calcext:value-type="float">
            <text:p>99.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8f5af22cbb558cb7ef29fc5ec14b2cb7cb56f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19:.AA419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02" calcext:value-type="float">
            <text:p>48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99.02" calcext:value-type="float">
            <text:p>99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f1ea192cd5060c37ff876972058b7d4c41303b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0:.AA420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97" calcext:value-type="float">
            <text:p>44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98.77" calcext:value-type="float">
            <text:p>98.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8aeda1c20b51a653fb768fa88099315eb21d4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1:.AA421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128" calcext:value-type="float">
            <text:p>63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8" calcext:value-type="float">
            <text:p>99.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bcad8b4f9f8a1b7850cc0d7dc39c189d526ee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2:.AA422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511" calcext:value-type="float">
            <text:p>275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99.87" calcext:value-type="float">
            <text:p>99.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6184848f3e88d8fde423f8e5517cbd889619b5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3:.AA423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57" calcext:value-type="float">
            <text:p>29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99.45" calcext:value-type="float">
            <text:p>99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e58dbfbf669a8ea141a760c41029698cff97cf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4:.AA424])" office:value-type="float" office:value="99.99" calcext:value-type="float">
            <text:p>99.9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142" calcext:value-type="float">
            <text:p>10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15" calcext:value-type="float">
            <text:p>16.15</text:p>
          </table:table-cell>
          <table:table-cell office:value-type="float" office:value="83.84" calcext:value-type="float">
            <text:p>83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0ed128bace3f5c070eeefb5c8cb643171ddcd9</text:p>
          </table:table-cell>
          <table:table-cell office:value-type="string" calcext:value-type="string">
            <text:p>JSON Mass Commit</text:p>
          </table:table-cell>
          <table:table-cell office:value-type="string" calcext:value-type="string">
            <text:p>JSON</text:p>
          </table:table-cell>
          <table:table-cell table:formula="of:=SUM([.K425:.AA425])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a1be9b8c048bd954ad978496c342853b64b3f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26:.AA426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a98828dd4b48848e5b8972dd044f5590706b6e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27:.AA427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94d09ef866194fe42e1bb2884ab878879b2ff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28:.AA428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9e9ec07c38fd9ef13dd5c7bac580306fbd323b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29:.AA429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1e485d9c33434522de4b37075cec89a0df4094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0:.AA430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52926b20b4fc875eba7c0406876139d4cc6a5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1:.AA431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b6ef8e37ce32a327d25e5d64ef1c2a341a2e73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2:.AA432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44450d3ab9f8d5ff21c6d32805b3529478fd4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3:.AA433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d150f316b7a2a93b83f67f4f03ac21cd4ab7f9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4:.AA434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83c192822815fdbda02406c276628e85b8f777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5:.AA435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e160912d105b6e288a495c70ae79029651ba4d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6:.AA436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2e88fa574596a14a90525d0ceee0773372885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7:.AA437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116aeecad49e65592c4ec2bfac7585f7e43a65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8:.AA438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c9ec7f3d74d6bbdedab6c1f09f8d48aa41669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39:.AA439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e456e4d56b15f262a7bade89bc90036590fc93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40:.AA440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320add5bfd4e29f71291e13a701d837bcfb73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41:.AA441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dcaaa3b1a6c6700cfbff19c75c98e2d0576552</text:p>
          </table:table-cell>
          <table:table-cell office:value-type="string" calcext:value-type="string">
            <text:p>Localization</text:p>
          </table:table-cell>
          <table:table-cell office:value-type="string" calcext:value-type="string">
            <text:p>Localize</text:p>
          </table:table-cell>
          <table:table-cell table:formula="of:=SUM([.K442:.AA442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7e3e560eea0c00003e83120f597e7734b6331d</text:p>
          </table:table-cell>
          <table:table-cell office:value-type="string" calcext:value-type="string">
            <text:p>Localization Bugfix</text:p>
          </table:table-cell>
          <table:table-cell office:value-type="string" calcext:value-type="string">
            <text:p>Localize</text:p>
          </table:table-cell>
          <table:table-cell table:formula="of:=SUM([.K443:.AA443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5e386e5ad7f8bb1537dbac961e219afb8429e8</text:p>
          </table:table-cell>
          <table:table-cell office:value-type="string" calcext:value-type="string">
            <text:p>Localization Bugfix</text:p>
          </table:table-cell>
          <table:table-cell office:value-type="string" calcext:value-type="string">
            <text:p>Localize</text:p>
          </table:table-cell>
          <table:table-cell table:formula="of:=SUM([.K444:.AA444])"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e93c8dd5532a56452179dfb52e8ce69d99a8e7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45:.AA445])" office:value-type="float" office:value="94.87" calcext:value-type="float">
            <text:p>94.87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.87" calcext:value-type="float">
            <text:p>94.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5840e5cd194dd1b9a388afc7e19d7c2b78e6af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46:.AA446])" office:value-type="float" office:value="95.36" calcext:value-type="float">
            <text:p>95.36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47" calcext:value-type="float">
            <text:p>64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.36" calcext:value-type="float">
            <text:p>95.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ed243dc0b557ee7ebc903594bae00d1264d4d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47:.AA447])" office:value-type="float" office:value="96.6" calcext:value-type="float">
            <text:p>96.6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544" calcext:value-type="float">
            <text:p>75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6.6" calcext:value-type="float">
            <text:p>9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976a192057436204d8ac3a3fdc3469efbbf0ed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48:.AA448])" office:value-type="float" office:value="98.13" calcext:value-type="float">
            <text:p>98.13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733" calcext:value-type="float">
            <text:p>147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.13" calcext:value-type="float">
            <text:p>98.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09c7e1ce17b6609b074d0aeccb46ba3090caa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49:.AA449])" office:value-type="float" office:value="98.91" calcext:value-type="float">
            <text:p>98.91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9336" calcext:value-type="float">
            <text:p>93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.91" calcext:value-type="float">
            <text:p>98.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37742363548c14b21aaa2d776c1a3b303807f2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0:.AA450])" office:value-type="float" office:value="99.08" calcext:value-type="float">
            <text:p>99.08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575" calcext:value-type="float">
            <text:p>495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.08" calcext:value-type="float">
            <text:p>99.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1b4f087d7e7aa7d1a77a373a2d7d8b7ba5c078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1:.AA451])" office:value-type="float" office:value="99.68" calcext:value-type="float">
            <text:p>99.68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.68" calcext:value-type="float">
            <text:p>99.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7b50a006ee538b7ed723c7a7c7a827ee14a74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2:.AA452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3426c146009a68762afbf793f52c34bcc68819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3:.AA453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fe61ab7cda48d5fe5e4a8e4d5cd532aac41a64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4:.AA454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0" calcext:value-type="float">
            <text:p>1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a3329a29a101791c45ca2dfa3334fe7baff62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5:.AA455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6" calcext:value-type="float">
            <text:p>17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2ed10669c9286c6d6d47f7581a85a0a352326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6:.AA456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8efb14311a3ea4726dc84c83bbceff1018f0e3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7:.AA457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b71f598c3eef6780897f0e9573a6700e5ad61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8:.AA458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6" calcext:value-type="float">
            <text:p>49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48171ea5da8b05abf3a6e74d9126ebfecd790a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59:.AA459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58" calcext:value-type="float">
            <text:p>52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ba5dbe55cbc2a64d5dbffe35e0cf8441612005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60:.AA460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21" calcext:value-type="float">
            <text:p>72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dae7f228398348529d2ddbb5dd08d0d57eba81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61:.AA461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89" calcext:value-type="float">
            <text:p>85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ed301f76808a6c98a613f072165ead78acc1ef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62:.AA462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65" calcext:value-type="float">
            <text:p>97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f59a0846306fcfc0c6eeaeb045893cb4d10afb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63:.AA463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08" calcext:value-type="float">
            <text:p>107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bf80dd0a5cf50a8d44f0c97754e908aae0895</text:p>
          </table:table-cell>
          <table:table-cell office:value-type="string" calcext:value-type="string">
            <text:p>Localization Bulk Commit</text:p>
          </table:table-cell>
          <table:table-cell office:value-type="string" calcext:value-type="string">
            <text:p>Localize</text:p>
          </table:table-cell>
          <table:table-cell table:formula="of:=SUM([.K464:.AA464])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092" calcext:value-type="float">
            <text:p>130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e53a2be4ad06808b08df615c61327b6559b97b</text:p>
          </table:table-cell>
          <table:table-cell table:number-columns-repeated="2" office:value-type="string" calcext:value-type="string">
            <text:p>Lock</text:p>
          </table:table-cell>
          <table:table-cell table:formula="of:=SUM([.K465:.AA465])" office:value-type="float" office:value="85.39" calcext:value-type="float">
            <text:p>85.3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.39" calcext:value-type="float">
            <text:p>85.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15b1120f5d2dc39d0aab7ba28e4124a9d61792</text:p>
          </table:table-cell>
          <table:table-cell table:number-columns-repeated="2" office:value-type="string" calcext:value-type="string">
            <text:p>Lock</text:p>
          </table:table-cell>
          <table:table-cell table:formula="of:=SUM([.K466:.AA466])" office:value-type="float" office:value="94.05" calcext:value-type="float">
            <text:p>94.05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7" calcext:value-type="float">
            <text:p>3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4.05" calcext:value-type="float">
            <text:p>94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588c7e69ad8ca2d6644940a6bb57e6d6bd641a</text:p>
          </table:table-cell>
          <table:table-cell table:number-columns-repeated="2" office:value-type="string" calcext:value-type="string">
            <text:p>Lock</text:p>
          </table:table-cell>
          <table:table-cell table:formula="of:=SUM([.K467:.AA467])" office:value-type="float" office:value="96.42" calcext:value-type="float">
            <text:p>96.42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82.14" calcext:value-type="float">
            <text:p>82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b1255f08b765dbce98f4beb61424b6f11abe9</text:p>
          </table:table-cell>
          <table:table-cell table:number-columns-repeated="2" office:value-type="string" calcext:value-type="string">
            <text:p>Lock</text:p>
          </table:table-cell>
          <table:table-cell table:formula="of:=SUM([.K468:.AA468])" office:value-type="float" office:value="97.15" calcext:value-type="float">
            <text:p>97.15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89" calcext:value-type="float">
            <text:p>33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95.21" calcext:value-type="float">
            <text:p>95.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edb23ca02b81eed25619d804c1df3c9d85540</text:p>
          </table:table-cell>
          <table:table-cell table:number-columns-repeated="2" office:value-type="string" calcext:value-type="string">
            <text:p>Lock</text:p>
          </table:table-cell>
          <table:table-cell table:formula="of:=SUM([.K469:.AA469])" office:value-type="float" office:value="99.2" calcext:value-type="float">
            <text:p>99.2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84.45" calcext:value-type="float">
            <text:p>84.4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c04e393c47676f7864c0360723f0efe6b757ff</text:p>
          </table:table-cell>
          <table:table-cell table:number-columns-repeated="2" office:value-type="string" calcext:value-type="string">
            <text:p>Lock</text:p>
          </table:table-cell>
          <table:table-cell table:formula="of:=SUM([.K470:.AA470])" office:value-type="float" office:value="99.52" calcext:value-type="float">
            <text:p>99.52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table-cell office:value-type="float" office:value="89.76" calcext:value-type="float">
            <text:p>89.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d7f5f8f7581f7ab87dcf3db7356c8280c933f5</text:p>
          </table:table-cell>
          <table:table-cell table:number-columns-repeated="2" office:value-type="string" calcext:value-type="string">
            <text:p>Lock</text:p>
          </table:table-cell>
          <table:table-cell table:formula="of:=SUM([.K471:.AA471])" office:value-type="float" office:value="99.98" calcext:value-type="float">
            <text:p>99.98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96.92" calcext:value-type="float">
            <text:p>96.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6c39c39c792328845c0e415b62c83080503ccb</text:p>
          </table:table-cell>
          <table:table-cell table:number-columns-repeated="2" office:value-type="string" calcext:value-type="string">
            <text:p>Lock</text:p>
          </table:table-cell>
          <table:table-cell table:formula="of:=SUM([.K472:.AA472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7e6e21de1daa3a9ca131c1f0b124d8957b4ea3</text:p>
          </table:table-cell>
          <table:table-cell table:number-columns-repeated="2" office:value-type="string" calcext:value-type="string">
            <text:p>Lock</text:p>
          </table:table-cell>
          <table:table-cell table:formula="of:=SUM([.K473:.AA473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df469fc85cb6b9a7e5e7d7dc4bbe14df18fe00</text:p>
          </table:table-cell>
          <table:table-cell table:number-columns-repeated="2" office:value-type="string" calcext:value-type="string">
            <text:p>Lock</text:p>
          </table:table-cell>
          <table:table-cell table:formula="of:=SUM([.K474:.AA474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95.91" calcext:value-type="float">
            <text:p>95.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563e78450d5c21bbb69f8aaaadbec5b7b3a3e9</text:p>
          </table:table-cell>
          <table:table-cell table:number-columns-repeated="2" office:value-type="string" calcext:value-type="string">
            <text:p>Lock</text:p>
          </table:table-cell>
          <table:table-cell table:formula="of:=SUM([.K475:.AA475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93.88" calcext:value-type="float">
            <text:p>93.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731ed7cee67701cfc3ad94c6f56dbbe718dc2e</text:p>
          </table:table-cell>
          <table:table-cell table:number-columns-repeated="2" office:value-type="string" calcext:value-type="string">
            <text:p>Lock</text:p>
          </table:table-cell>
          <table:table-cell table:formula="of:=SUM([.K476:.AA476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a1196c52d79f83e36ee9f58745ef7c33b1441c</text:p>
          </table:table-cell>
          <table:table-cell table:number-columns-repeated="2" office:value-type="string" calcext:value-type="string">
            <text:p>Lock</text:p>
          </table:table-cell>
          <table:table-cell table:formula="of:=SUM([.K477:.AA477])" office:value-type="float" office:value="99.99" calcext:value-type="float">
            <text:p>99.99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9c803b6192b39c23e5dce3b652bb05587808c</text:p>
          </table:table-cell>
          <table:table-cell table:number-columns-repeated="2" office:value-type="string" calcext:value-type="string">
            <text:p>Lock</text:p>
          </table:table-cell>
          <table:table-cell table:formula="of:=SUM([.K478:.AA478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97.87" calcext:value-type="float">
            <text:p>97.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21b1a8911b9073a29da6e74ba4aa00d44c32ef</text:p>
          </table:table-cell>
          <table:table-cell table:number-columns-repeated="2" office:value-type="string" calcext:value-type="string">
            <text:p>Lock</text:p>
          </table:table-cell>
          <table:table-cell table:formula="of:=SUM([.K479:.AA479])" office:value-type="float" office:value="99.99" calcext:value-type="float">
            <text:p>99.99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95.34" calcext:value-type="float">
            <text:p>95.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a437bce0a4e1ccecc293796a7051294d3e496</text:p>
          </table:table-cell>
          <table:table-cell table:number-columns-repeated="2" office:value-type="string" calcext:value-type="string">
            <text:p>Lock</text:p>
          </table:table-cell>
          <table:table-cell table:formula="of:=SUM([.K480:.AA480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c658dbbd3580669a44f03c1cffdd5224db8fc4</text:p>
          </table:table-cell>
          <table:table-cell table:number-columns-repeated="2" office:value-type="string" calcext:value-type="string">
            <text:p>Lock</text:p>
          </table:table-cell>
          <table:table-cell table:formula="of:=SUM([.K481:.AA481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6c32052c3fa701d3071157e01e5eff91c4efcf</text:p>
          </table:table-cell>
          <table:table-cell table:number-columns-repeated="2" office:value-type="string" calcext:value-type="string">
            <text:p>Lock</text:p>
          </table:table-cell>
          <table:table-cell table:formula="of:=SUM([.K482:.AA482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f343476be26854aae1b77e324e2e43c3d93c1f</text:p>
          </table:table-cell>
          <table:table-cell table:number-columns-repeated="2" office:value-type="string" calcext:value-type="string">
            <text:p>Lock</text:p>
          </table:table-cell>
          <table:table-cell table:formula="of:=SUM([.K483:.AA483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" calcext:value-type="float">
            <text:p>24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30e715f30d3bff7925937023b59a24d3c136f</text:p>
          </table:table-cell>
          <table:table-cell table:number-columns-repeated="2" office:value-type="string" calcext:value-type="string">
            <text:p>Lock</text:p>
          </table:table-cell>
          <table:table-cell table:formula="of:=SUM([.K484:.AA484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d1c2647e03003727513013ba7af579ddceab9f</text:p>
          </table:table-cell>
          <table:table-cell table:number-columns-repeated="2" office:value-type="string" calcext:value-type="string">
            <text:p>Lock</text:p>
          </table:table-cell>
          <table:table-cell table:formula="of:=SUM([.K485:.AA485])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35f008cdc0e460eead73dafcf836814982455</text:p>
          </table:table-cell>
          <table:table-cell office:value-type="string" calcext:value-type="string">
            <text:p>Other</text:p>
          </table:table-cell>
          <table:table-cell/>
          <table:table-cell table:formula="of:=SUM([.K486:.AA486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cc1d076f657dd79a43bbc548033557efb31eb3</text:p>
          </table:table-cell>
          <table:table-cell office:value-type="string" calcext:value-type="string">
            <text:p>Other</text:p>
          </table:table-cell>
          <table:table-cell/>
          <table:table-cell table:formula="of:=SUM([.K487:.AA487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39c8cf79cf21721ce900ff0e25a6bbf057fb6</text:p>
          </table:table-cell>
          <table:table-cell office:value-type="string" calcext:value-type="string">
            <text:p>Other</text:p>
          </table:table-cell>
          <table:table-cell/>
          <table:table-cell table:formula="of:=SUM([.K488:.AA488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c2792336de1061e787f63ea748c386b11f15b0</text:p>
          </table:table-cell>
          <table:table-cell office:value-type="string" calcext:value-type="string">
            <text:p>Other</text:p>
          </table:table-cell>
          <table:table-cell/>
          <table:table-cell table:formula="of:=SUM([.K489:.AA489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3eef4667b5b5fbad7d13c5cc8e6df04d4ee239</text:p>
          </table:table-cell>
          <table:table-cell office:value-type="string" calcext:value-type="string">
            <text:p>Other</text:p>
          </table:table-cell>
          <table:table-cell/>
          <table:table-cell table:formula="of:=SUM([.K490:.AA490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6832f34a0f067f916366340f95057a19c52c2</text:p>
          </table:table-cell>
          <table:table-cell office:value-type="string" calcext:value-type="string">
            <text:p>Other</text:p>
          </table:table-cell>
          <table:table-cell/>
          <table:table-cell table:formula="of:=SUM([.K491:.AA491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5812" calcext:value-type="float">
            <text:p>581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65761a45562d609f6036963dbac84561174677</text:p>
          </table:table-cell>
          <table:table-cell office:value-type="string" calcext:value-type="string">
            <text:p>Other</text:p>
          </table:table-cell>
          <table:table-cell/>
          <table:table-cell table:formula="of:=SUM([.K492:.AA492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492512a02567fdcc20fc2001270c3b2beeae7</text:p>
          </table:table-cell>
          <table:table-cell office:value-type="string" calcext:value-type="string">
            <text:p>Other</text:p>
          </table:table-cell>
          <table:table-cell/>
          <table:table-cell table:formula="of:=SUM([.K493:.AA493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b71a8d69b88354b91d1450a07e31147d5d8e2b</text:p>
          </table:table-cell>
          <table:table-cell office:value-type="string" calcext:value-type="string">
            <text:p>Other</text:p>
          </table:table-cell>
          <table:table-cell/>
          <table:table-cell table:formula="of:=SUM([.K494:.AA494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22122e0dde4a677dead601616dcaa9c034708</text:p>
          </table:table-cell>
          <table:table-cell office:value-type="string" calcext:value-type="string">
            <text:p>Other</text:p>
          </table:table-cell>
          <table:table-cell/>
          <table:table-cell table:formula="of:=SUM([.K495:.AA495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286538fc0b154a7c9bebe300b1683975063d2</text:p>
          </table:table-cell>
          <table:table-cell office:value-type="string" calcext:value-type="string">
            <text:p>Other</text:p>
          </table:table-cell>
          <table:table-cell/>
          <table:table-cell table:formula="of:=SUM([.K496:.AA496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8c75120a5263b68c6e6de0864378f4b23475c1</text:p>
          </table:table-cell>
          <table:table-cell office:value-type="string" calcext:value-type="string">
            <text:p>Other</text:p>
          </table:table-cell>
          <table:table-cell/>
          <table:table-cell table:formula="of:=SUM([.K497:.AA497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abf09bd2f1532e37fa25f246b221b25f2b339</text:p>
          </table:table-cell>
          <table:table-cell office:value-type="string" calcext:value-type="string">
            <text:p>Other</text:p>
          </table:table-cell>
          <table:table-cell/>
          <table:table-cell table:formula="of:=SUM([.K498:.AA498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41417e623fce6582f1ba3f43c97e45bee44dbe</text:p>
          </table:table-cell>
          <table:table-cell office:value-type="string" calcext:value-type="string">
            <text:p>Other</text:p>
          </table:table-cell>
          <table:table-cell/>
          <table:table-cell table:formula="of:=SUM([.K499:.AA499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e0b309ff8e68f05a602f1b5f4e86d5ad3436c7</text:p>
          </table:table-cell>
          <table:table-cell office:value-type="string" calcext:value-type="string">
            <text:p>Other</text:p>
          </table:table-cell>
          <table:table-cell/>
          <table:table-cell table:formula="of:=SUM([.K500:.AA50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05b580161f1368e4c50a267e14e0d6b3732eed</text:p>
          </table:table-cell>
          <table:table-cell office:value-type="string" calcext:value-type="string">
            <text:p>Other</text:p>
          </table:table-cell>
          <table:table-cell/>
          <table:table-cell table:formula="of:=SUM([.K501:.AA50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7380a92d838123c5653900a4e3127d62da0241</text:p>
          </table:table-cell>
          <table:table-cell office:value-type="string" calcext:value-type="string">
            <text:p>Other</text:p>
          </table:table-cell>
          <table:table-cell/>
          <table:table-cell table:formula="of:=SUM([.K502:.AA50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be57c1d212b5e34ad7c2b793bf97bfefbe280</text:p>
          </table:table-cell>
          <table:table-cell office:value-type="string" calcext:value-type="string">
            <text:p>Other</text:p>
          </table:table-cell>
          <table:table-cell/>
          <table:table-cell table:formula="of:=SUM([.K503:.AA50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f4731677abda7a28e06f7fb22c291ab1e68a2f</text:p>
          </table:table-cell>
          <table:table-cell office:value-type="string" calcext:value-type="string">
            <text:p>Other</text:p>
          </table:table-cell>
          <table:table-cell/>
          <table:table-cell table:formula="of:=SUM([.K504:.AA504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a9d42e7a120d0815abbd32813f0d52d388fb</text:p>
          </table:table-cell>
          <table:table-cell office:value-type="string" calcext:value-type="string">
            <text:p>Other</text:p>
          </table:table-cell>
          <table:table-cell/>
          <table:table-cell table:formula="of:=SUM([.K505:.AA50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2b2f6dd4d06e99c2707066314d398577c9ef78</text:p>
          </table:table-cell>
          <table:table-cell office:value-type="string" calcext:value-type="string">
            <text:p>Other</text:p>
          </table:table-cell>
          <table:table-cell/>
          <table:table-cell table:formula="of:=SUM([.K506:.AA50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f353b4de5a0dc90213c223a72cf6c05deb3b79</text:p>
          </table:table-cell>
          <table:table-cell office:value-type="string" calcext:value-type="string">
            <text:p>Other</text:p>
          </table:table-cell>
          <table:table-cell/>
          <table:table-cell table:formula="of:=SUM([.K507:.AA50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90439f9d837265e3b05340606701164f985804</text:p>
          </table:table-cell>
          <table:table-cell office:value-type="string" calcext:value-type="string">
            <text:p>Other</text:p>
          </table:table-cell>
          <table:table-cell/>
          <table:table-cell table:formula="of:=SUM([.K508:.AA50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91a0ae132ef5601f1e8f35dd7cce4d6e9d4eb2</text:p>
          </table:table-cell>
          <table:table-cell office:value-type="string" calcext:value-type="string">
            <text:p>Other</text:p>
          </table:table-cell>
          <table:table-cell/>
          <table:table-cell table:formula="of:=SUM([.K509:.AA509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be3d5699448db144c869c382731219096f156c</text:p>
          </table:table-cell>
          <table:table-cell office:value-type="string" calcext:value-type="string">
            <text:p>Other</text:p>
          </table:table-cell>
          <table:table-cell/>
          <table:table-cell table:formula="of:=SUM([.K510:.AA510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178b8cb4a70031da59a7ddb40f93445ba3ec3</text:p>
          </table:table-cell>
          <table:table-cell office:value-type="string" calcext:value-type="string">
            <text:p>Other</text:p>
          </table:table-cell>
          <table:table-cell/>
          <table:table-cell table:formula="of:=SUM([.K511:.AA5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f881e8323ad583d3c9d20ca80cc87bb6624e99</text:p>
          </table:table-cell>
          <table:table-cell office:value-type="string" calcext:value-type="string">
            <text:p>Other</text:p>
          </table:table-cell>
          <table:table-cell/>
          <table:table-cell table:formula="of:=SUM([.K512:.AA51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d216a3245fcc7646fe53a9760b9510ca565cf3</text:p>
          </table:table-cell>
          <table:table-cell office:value-type="string" calcext:value-type="string">
            <text:p>Other</text:p>
          </table:table-cell>
          <table:table-cell/>
          <table:table-cell table:formula="of:=SUM([.K513:.AA5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7f076f5415772253eacaeec60d1c6aa57742b</text:p>
          </table:table-cell>
          <table:table-cell office:value-type="string" calcext:value-type="string">
            <text:p>Other</text:p>
          </table:table-cell>
          <table:table-cell/>
          <table:table-cell table:formula="of:=SUM([.K514:.AA51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83daa2f196b5822f784c7e53f081668ecef6d</text:p>
          </table:table-cell>
          <table:table-cell office:value-type="string" calcext:value-type="string">
            <text:p>Other</text:p>
          </table:table-cell>
          <table:table-cell/>
          <table:table-cell table:formula="of:=SUM([.K515:.AA51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119c982463097aebc8d004fc731b424721a650</text:p>
          </table:table-cell>
          <table:table-cell office:value-type="string" calcext:value-type="string">
            <text:p>Other</text:p>
          </table:table-cell>
          <table:table-cell/>
          <table:table-cell table:formula="of:=SUM([.K516:.AA51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1725aad9a8bdeff39bf1092c58bf797dbd51d1</text:p>
          </table:table-cell>
          <table:table-cell office:value-type="string" calcext:value-type="string">
            <text:p>Other</text:p>
          </table:table-cell>
          <table:table-cell/>
          <table:table-cell table:formula="of:=SUM([.K517:.AA5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ff6e1a139d38c81d2b3e2744fbaa00048c2f1</text:p>
          </table:table-cell>
          <table:table-cell office:value-type="string" calcext:value-type="string">
            <text:p>Other</text:p>
          </table:table-cell>
          <table:table-cell/>
          <table:table-cell table:formula="of:=SUM([.K518:.AA51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f558318e7a08915b372d5a79c4055d1ec51732</text:p>
          </table:table-cell>
          <table:table-cell office:value-type="string" calcext:value-type="string">
            <text:p>Other</text:p>
          </table:table-cell>
          <table:table-cell/>
          <table:table-cell table:formula="of:=SUM([.K519:.AA51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09315b315ffb1f03eb025277f4698cf2387d9</text:p>
          </table:table-cell>
          <table:table-cell office:value-type="string" calcext:value-type="string">
            <text:p>Other</text:p>
          </table:table-cell>
          <table:table-cell/>
          <table:table-cell table:formula="of:=SUM([.K520:.AA52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2a381aaa7abefa957d3935fdef2cbff5fa434</text:p>
          </table:table-cell>
          <table:table-cell office:value-type="string" calcext:value-type="string">
            <text:p>Other</text:p>
          </table:table-cell>
          <table:table-cell/>
          <table:table-cell table:formula="of:=SUM([.K521:.AA52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f92cc7e0d6c01306579bdd22f136b3fefac6b3</text:p>
          </table:table-cell>
          <table:table-cell office:value-type="string" calcext:value-type="string">
            <text:p>Other</text:p>
          </table:table-cell>
          <table:table-cell/>
          <table:table-cell table:formula="of:=SUM([.K522:.AA52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87366dac8a2987510565829dba7d01c199ce9e</text:p>
          </table:table-cell>
          <table:table-cell office:value-type="string" calcext:value-type="string">
            <text:p>Other</text:p>
          </table:table-cell>
          <table:table-cell/>
          <table:table-cell table:formula="of:=SUM([.K523:.AA52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942c19dacec9365aee03ac35b1b797e23a5a2d</text:p>
          </table:table-cell>
          <table:table-cell office:value-type="string" calcext:value-type="string">
            <text:p>Other</text:p>
          </table:table-cell>
          <table:table-cell/>
          <table:table-cell table:formula="of:=SUM([.K524:.AA52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fe198ecf7709c3ad21d67ab3b033d0dc007f9</text:p>
          </table:table-cell>
          <table:table-cell office:value-type="string" calcext:value-type="string">
            <text:p>Other</text:p>
          </table:table-cell>
          <table:table-cell/>
          <table:table-cell table:formula="of:=SUM([.K525:.AA5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85c71c8eb7192e44ac381ce9883805068815ea</text:p>
          </table:table-cell>
          <table:table-cell office:value-type="string" calcext:value-type="string">
            <text:p>Other</text:p>
          </table:table-cell>
          <table:table-cell/>
          <table:table-cell table:formula="of:=SUM([.K526:.AA52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86267b3303ae689da2068670fc42615df3efa</text:p>
          </table:table-cell>
          <table:table-cell office:value-type="string" calcext:value-type="string">
            <text:p>Other</text:p>
          </table:table-cell>
          <table:table-cell/>
          <table:table-cell table:formula="of:=SUM([.K527:.AA52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381b245768a22785101503f065eb8ce1e77e0d</text:p>
          </table:table-cell>
          <table:table-cell office:value-type="string" calcext:value-type="string">
            <text:p>Other</text:p>
          </table:table-cell>
          <table:table-cell/>
          <table:table-cell table:formula="of:=SUM([.K528:.AA52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29dc412d014d6356da40bfb962e687813870ac</text:p>
          </table:table-cell>
          <table:table-cell office:value-type="string" calcext:value-type="string">
            <text:p>Other</text:p>
          </table:table-cell>
          <table:table-cell/>
          <table:table-cell table:formula="of:=SUM([.K529:.AA529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e3300f3b68cb7eabffa397880fbab07073d34b</text:p>
          </table:table-cell>
          <table:table-cell office:value-type="string" calcext:value-type="string">
            <text:p>Other</text:p>
          </table:table-cell>
          <table:table-cell/>
          <table:table-cell table:formula="of:=SUM([.K530:.AA53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49557f75527a48958f7978e10a7300a38aee8d</text:p>
          </table:table-cell>
          <table:table-cell office:value-type="string" calcext:value-type="string">
            <text:p>Other</text:p>
          </table:table-cell>
          <table:table-cell/>
          <table:table-cell table:formula="of:=SUM([.K531:.AA531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f40e066d6db3e9f1d941e5eb1087c6f54cb18d</text:p>
          </table:table-cell>
          <table:table-cell office:value-type="string" calcext:value-type="string">
            <text:p>Other</text:p>
          </table:table-cell>
          <table:table-cell/>
          <table:table-cell table:formula="of:=SUM([.K532:.AA532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b019b653d37146f9095bb0522525b3a8d9e386</text:p>
          </table:table-cell>
          <table:table-cell office:value-type="string" calcext:value-type="string">
            <text:p>Other</text:p>
          </table:table-cell>
          <table:table-cell/>
          <table:table-cell table:formula="of:=SUM([.K533:.AA533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bf4b3a548c8637ffd0bb8627bba3d4bc540385</text:p>
          </table:table-cell>
          <table:table-cell office:value-type="string" calcext:value-type="string">
            <text:p>Other</text:p>
          </table:table-cell>
          <table:table-cell/>
          <table:table-cell table:formula="of:=SUM([.K534:.AA53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7bc75d1a92601399d1c5f628ab634457e37dd</text:p>
          </table:table-cell>
          <table:table-cell office:value-type="string" calcext:value-type="string">
            <text:p>Other</text:p>
          </table:table-cell>
          <table:table-cell/>
          <table:table-cell table:formula="of:=SUM([.K535:.AA535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927e385000c82fcecd19ad5d7819afb0c9cf7f</text:p>
          </table:table-cell>
          <table:table-cell office:value-type="string" calcext:value-type="string">
            <text:p>Other</text:p>
          </table:table-cell>
          <table:table-cell/>
          <table:table-cell table:formula="of:=SUM([.K536:.AA536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53fcce2c8f982c9515389d42a16531299432f</text:p>
          </table:table-cell>
          <table:table-cell office:value-type="string" calcext:value-type="string">
            <text:p>Other</text:p>
          </table:table-cell>
          <table:table-cell/>
          <table:table-cell table:formula="of:=SUM([.K537:.AA53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8a6e655f8a8848c25258d97f1a518e0828d19</text:p>
          </table:table-cell>
          <table:table-cell office:value-type="string" calcext:value-type="string">
            <text:p>Other</text:p>
          </table:table-cell>
          <table:table-cell/>
          <table:table-cell table:formula="of:=SUM([.K538:.AA538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49e851ab4852f4d1b65120991a906a7c4ff7fb</text:p>
          </table:table-cell>
          <table:table-cell office:value-type="string" calcext:value-type="string">
            <text:p>Other</text:p>
          </table:table-cell>
          <table:table-cell/>
          <table:table-cell table:formula="of:=SUM([.K539:.AA539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bab534199f3bb7b26a6bb9adde8ed213b4142</text:p>
          </table:table-cell>
          <table:table-cell office:value-type="string" calcext:value-type="string">
            <text:p>Other</text:p>
          </table:table-cell>
          <table:table-cell/>
          <table:table-cell table:formula="of:=SUM([.K540:.AA540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f4ceaa27d11845aec0ae826fd04abe9bf2e80</text:p>
          </table:table-cell>
          <table:table-cell office:value-type="string" calcext:value-type="string">
            <text:p>Other</text:p>
          </table:table-cell>
          <table:table-cell/>
          <table:table-cell table:formula="of:=SUM([.K541:.AA541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00d3929f46fb5fd2e43ebf244658b3956ee00</text:p>
          </table:table-cell>
          <table:table-cell office:value-type="string" calcext:value-type="string">
            <text:p>Other</text:p>
          </table:table-cell>
          <table:table-cell/>
          <table:table-cell table:formula="of:=SUM([.K542:.AA542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796a58738c5391b72328d2a1111fe3c0976a03</text:p>
          </table:table-cell>
          <table:table-cell office:value-type="string" calcext:value-type="string">
            <text:p>Other</text:p>
          </table:table-cell>
          <table:table-cell/>
          <table:table-cell table:formula="of:=SUM([.K543:.AA543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bfa12403e1da862d28c12c6dcc1edde11d5d1c</text:p>
          </table:table-cell>
          <table:table-cell office:value-type="string" calcext:value-type="string">
            <text:p>Other</text:p>
          </table:table-cell>
          <table:table-cell/>
          <table:table-cell table:formula="of:=SUM([.K544:.AA54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1bd95a8d5e7bd006ab2f3db67b9c3cc2cab7cf</text:p>
          </table:table-cell>
          <table:table-cell office:value-type="string" calcext:value-type="string">
            <text:p>Other</text:p>
          </table:table-cell>
          <table:table-cell/>
          <table:table-cell table:formula="of:=SUM([.K545:.AA545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67e89139384850b93921c1592979b042b19a0d</text:p>
          </table:table-cell>
          <table:table-cell office:value-type="string" calcext:value-type="string">
            <text:p>Other</text:p>
          </table:table-cell>
          <table:table-cell/>
          <table:table-cell table:formula="of:=SUM([.K546:.AA546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e2036a63300cc14cb99fc0c839aff8dd80f695</text:p>
          </table:table-cell>
          <table:table-cell office:value-type="string" calcext:value-type="string">
            <text:p>Other</text:p>
          </table:table-cell>
          <table:table-cell/>
          <table:table-cell table:formula="of:=SUM([.K547:.AA54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dbabb26f7ad52f4232d82c6d7624aa87b673a</text:p>
          </table:table-cell>
          <table:table-cell office:value-type="string" calcext:value-type="string">
            <text:p>Other</text:p>
          </table:table-cell>
          <table:table-cell/>
          <table:table-cell table:formula="of:=SUM([.K548:.AA548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cc2a44826fd160e5c1d9dcc46cf400e443b0c</text:p>
          </table:table-cell>
          <table:table-cell office:value-type="string" calcext:value-type="string">
            <text:p>Other</text:p>
          </table:table-cell>
          <table:table-cell/>
          <table:table-cell table:formula="of:=SUM([.K549:.AA549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50d135366cfe1f819ffe633f7453de3c50c4ab</text:p>
          </table:table-cell>
          <table:table-cell office:value-type="string" calcext:value-type="string">
            <text:p>Other</text:p>
          </table:table-cell>
          <table:table-cell/>
          <table:table-cell table:formula="of:=SUM([.K550:.AA550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fc7ae940719f123faf08a7fa546cdbb6258c6</text:p>
          </table:table-cell>
          <table:table-cell office:value-type="string" calcext:value-type="string">
            <text:p>Other</text:p>
          </table:table-cell>
          <table:table-cell/>
          <table:table-cell table:formula="of:=SUM([.K551:.AA551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e36b08c8f3abc121f4438a03ffb2d46b57f71</text:p>
          </table:table-cell>
          <table:table-cell office:value-type="string" calcext:value-type="string">
            <text:p>Other</text:p>
          </table:table-cell>
          <table:table-cell/>
          <table:table-cell table:formula="of:=SUM([.K552:.AA552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6858a047fbf0df20db4a00e724c03400c26bfd</text:p>
          </table:table-cell>
          <table:table-cell office:value-type="string" calcext:value-type="string">
            <text:p>Other</text:p>
          </table:table-cell>
          <table:table-cell/>
          <table:table-cell table:formula="of:=SUM([.K553:.AA553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a996d1166819a4263285a7fb7f6d1a2defe2b</text:p>
          </table:table-cell>
          <table:table-cell office:value-type="string" calcext:value-type="string">
            <text:p>Other</text:p>
          </table:table-cell>
          <table:table-cell/>
          <table:table-cell table:formula="of:=SUM([.K554:.AA55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a527434a6138b291c1b4a782bd2793cff51f74</text:p>
          </table:table-cell>
          <table:table-cell office:value-type="string" calcext:value-type="string">
            <text:p>Other</text:p>
          </table:table-cell>
          <table:table-cell/>
          <table:table-cell table:formula="of:=SUM([.K555:.AA555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2a4bba02d4d7c5b4721faab52ed7084681a21</text:p>
          </table:table-cell>
          <table:table-cell office:value-type="string" calcext:value-type="string">
            <text:p>Other</text:p>
          </table:table-cell>
          <table:table-cell/>
          <table:table-cell table:formula="of:=SUM([.K556:.AA556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e7a652a7c8fcf43c67a93cca73bfa0eae6d223</text:p>
          </table:table-cell>
          <table:table-cell office:value-type="string" calcext:value-type="string">
            <text:p>Other</text:p>
          </table:table-cell>
          <table:table-cell/>
          <table:table-cell table:formula="of:=SUM([.K557:.AA557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a39004334fddaace160d0edd304e8d64d59b2</text:p>
          </table:table-cell>
          <table:table-cell office:value-type="string" calcext:value-type="string">
            <text:p>Other</text:p>
          </table:table-cell>
          <table:table-cell/>
          <table:table-cell table:formula="of:=SUM([.K558:.AA558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2e42c6d36d788ee8556682f68df1558dca714</text:p>
          </table:table-cell>
          <table:table-cell office:value-type="string" calcext:value-type="string">
            <text:p>Other</text:p>
          </table:table-cell>
          <table:table-cell/>
          <table:table-cell table:formula="of:=SUM([.K559:.AA559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2be8812c9fe4c3cba4f07d4d055a912326f194</text:p>
          </table:table-cell>
          <table:table-cell office:value-type="string" calcext:value-type="string">
            <text:p>Other</text:p>
          </table:table-cell>
          <table:table-cell/>
          <table:table-cell table:formula="of:=SUM([.K560:.AA560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b61d6c85e9f2a62ac53d12a68a9364b0596379</text:p>
          </table:table-cell>
          <table:table-cell office:value-type="string" calcext:value-type="string">
            <text:p>Other</text:p>
          </table:table-cell>
          <table:table-cell/>
          <table:table-cell table:formula="of:=SUM([.K561:.AA561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aaf0f4bbdfe7681627ab57a9508fce1448299c</text:p>
          </table:table-cell>
          <table:table-cell office:value-type="string" calcext:value-type="string">
            <text:p>Other</text:p>
          </table:table-cell>
          <table:table-cell/>
          <table:table-cell table:formula="of:=SUM([.K562:.AA562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ccb66f3030bf0f38512bb741e8cff86d2690a8</text:p>
          </table:table-cell>
          <table:table-cell office:value-type="string" calcext:value-type="string">
            <text:p>Other</text:p>
          </table:table-cell>
          <table:table-cell/>
          <table:table-cell table:formula="of:=SUM([.K563:.AA563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90471b61a98a1882f0d9e5ce7d883428e2ff36</text:p>
          </table:table-cell>
          <table:table-cell office:value-type="string" calcext:value-type="string">
            <text:p>Other</text:p>
          </table:table-cell>
          <table:table-cell/>
          <table:table-cell table:formula="of:=SUM([.K564:.AA564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a3f87b3929cd9c8c56508c0dbf8cf9668ffcd2</text:p>
          </table:table-cell>
          <table:table-cell office:value-type="string" calcext:value-type="string">
            <text:p>Other</text:p>
          </table:table-cell>
          <table:table-cell/>
          <table:table-cell table:formula="of:=SUM([.K565:.AA56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3f814a1be482ce7d0c1dcf22fabeb234a424e3</text:p>
          </table:table-cell>
          <table:table-cell office:value-type="string" calcext:value-type="string">
            <text:p>Other</text:p>
          </table:table-cell>
          <table:table-cell/>
          <table:table-cell table:formula="of:=SUM([.K566:.AA566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c992b579f0604e64fe821085718ca9723ae339</text:p>
          </table:table-cell>
          <table:table-cell office:value-type="string" calcext:value-type="string">
            <text:p>Other</text:p>
          </table:table-cell>
          <table:table-cell/>
          <table:table-cell table:formula="of:=SUM([.K567:.AA567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533eaab55d6eca2c8fd3577563f997bc1f5cf1</text:p>
          </table:table-cell>
          <table:table-cell office:value-type="string" calcext:value-type="string">
            <text:p>Other</text:p>
          </table:table-cell>
          <table:table-cell/>
          <table:table-cell table:formula="of:=SUM([.K568:.AA568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0b60a58e9016871f34839868fe8e57c2b8af0</text:p>
          </table:table-cell>
          <table:table-cell office:value-type="string" calcext:value-type="string">
            <text:p>Other</text:p>
          </table:table-cell>
          <table:table-cell/>
          <table:table-cell table:formula="of:=SUM([.K569:.AA569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be3f5557e49f9e35e8abcf9365dd3b6cfabab</text:p>
          </table:table-cell>
          <table:table-cell office:value-type="string" calcext:value-type="string">
            <text:p>Other</text:p>
          </table:table-cell>
          <table:table-cell/>
          <table:table-cell table:formula="of:=SUM([.K570:.AA57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a1087c29b95e7ebab2b8dd9c9db1fb0104a13</text:p>
          </table:table-cell>
          <table:table-cell office:value-type="string" calcext:value-type="string">
            <text:p>Other</text:p>
          </table:table-cell>
          <table:table-cell/>
          <table:table-cell table:formula="of:=SUM([.K571:.AA57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a21aee2e40d73183a4a1065cd087d2699e28ff</text:p>
          </table:table-cell>
          <table:table-cell office:value-type="string" calcext:value-type="string">
            <text:p>Other</text:p>
          </table:table-cell>
          <table:table-cell/>
          <table:table-cell table:formula="of:=SUM([.K572:.AA572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ecf5e70b996de7d25902ada2b1ed2e9218a965</text:p>
          </table:table-cell>
          <table:table-cell office:value-type="string" calcext:value-type="string">
            <text:p>Other</text:p>
          </table:table-cell>
          <table:table-cell/>
          <table:table-cell table:formula="of:=SUM([.K573:.AA573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bf78d407543753da938874dcd0b836eb8f47fb</text:p>
          </table:table-cell>
          <table:table-cell office:value-type="string" calcext:value-type="string">
            <text:p>Other</text:p>
          </table:table-cell>
          <table:table-cell/>
          <table:table-cell table:formula="of:=SUM([.K574:.AA574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6957f034e2379c1293f3948e6e838eb6c5e5c6</text:p>
          </table:table-cell>
          <table:table-cell office:value-type="string" calcext:value-type="string">
            <text:p>Other</text:p>
          </table:table-cell>
          <table:table-cell/>
          <table:table-cell table:formula="of:=SUM([.K575:.AA57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71a711787ed66a4e2441a2acd8e46be26a110</text:p>
          </table:table-cell>
          <table:table-cell office:value-type="string" calcext:value-type="string">
            <text:p>Other</text:p>
          </table:table-cell>
          <table:table-cell/>
          <table:table-cell table:formula="of:=SUM([.K576:.AA576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5a4714d353f8a7531fdec04f340c118cd1749c</text:p>
          </table:table-cell>
          <table:table-cell office:value-type="string" calcext:value-type="string">
            <text:p>Other</text:p>
          </table:table-cell>
          <table:table-cell/>
          <table:table-cell table:formula="of:=SUM([.K577:.AA577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c94866c604b4c91e2246e57c0d553a0736cf2f</text:p>
          </table:table-cell>
          <table:table-cell office:value-type="string" calcext:value-type="string">
            <text:p>Other</text:p>
          </table:table-cell>
          <table:table-cell/>
          <table:table-cell table:formula="of:=SUM([.K578:.AA578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f0bdf28928fd8ff117b5498af0c8852b84c5a1</text:p>
          </table:table-cell>
          <table:table-cell office:value-type="string" calcext:value-type="string">
            <text:p>Other</text:p>
          </table:table-cell>
          <table:table-cell/>
          <table:table-cell table:formula="of:=SUM([.K579:.AA579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bc2ef34543fdc2ce0ea8acdffa2317a7d34a32</text:p>
          </table:table-cell>
          <table:table-cell office:value-type="string" calcext:value-type="string">
            <text:p>Other</text:p>
          </table:table-cell>
          <table:table-cell/>
          <table:table-cell table:formula="of:=SUM([.K580:.AA58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1" calcext:value-type="float">
            <text:p>21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cec9f88001989141bbd8d2dfafff8c1319f7c9</text:p>
          </table:table-cell>
          <table:table-cell office:value-type="string" calcext:value-type="string">
            <text:p>Other</text:p>
          </table:table-cell>
          <table:table-cell/>
          <table:table-cell table:formula="of:=SUM([.K581:.AA58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114e787c58447b1d415d51118c9dec62ac19d7</text:p>
          </table:table-cell>
          <table:table-cell office:value-type="string" calcext:value-type="string">
            <text:p>Other</text:p>
          </table:table-cell>
          <table:table-cell/>
          <table:table-cell table:formula="of:=SUM([.K582:.AA58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c11fe5e8ad305fdbcb98e2a3b4e9317380704f</text:p>
          </table:table-cell>
          <table:table-cell office:value-type="string" calcext:value-type="string">
            <text:p>Other</text:p>
          </table:table-cell>
          <table:table-cell/>
          <table:table-cell table:formula="of:=SUM([.K583:.AA58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0ce7d6049390b392a17e4009960629ddf77b3</text:p>
          </table:table-cell>
          <table:table-cell office:value-type="string" calcext:value-type="string">
            <text:p>Other</text:p>
          </table:table-cell>
          <table:table-cell/>
          <table:table-cell table:formula="of:=SUM([.K584:.AA584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7" calcext:value-type="float">
            <text:p>30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10b9350301cb9ff0c62c745f3ca8197f393753</text:p>
          </table:table-cell>
          <table:table-cell office:value-type="string" calcext:value-type="string">
            <text:p>Other</text:p>
          </table:table-cell>
          <table:table-cell/>
          <table:table-cell table:formula="of:=SUM([.K585:.AA585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b01932a7d64a81c708c6254cc93e1f89e6783</text:p>
          </table:table-cell>
          <table:table-cell office:value-type="string" calcext:value-type="string">
            <text:p>Other</text:p>
          </table:table-cell>
          <table:table-cell/>
          <table:table-cell table:formula="of:=SUM([.K586:.AA586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8de83f9686f3729859d9bbf89baea1038ea7e2</text:p>
          </table:table-cell>
          <table:table-cell office:value-type="string" calcext:value-type="string">
            <text:p>Other</text:p>
          </table:table-cell>
          <table:table-cell/>
          <table:table-cell table:formula="of:=SUM([.K587:.AA587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8363167e923e4db5eb741e438caf8784e8c1cf</text:p>
          </table:table-cell>
          <table:table-cell office:value-type="string" calcext:value-type="string">
            <text:p>Other</text:p>
          </table:table-cell>
          <table:table-cell/>
          <table:table-cell table:formula="of:=SUM([.K588:.AA588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d79db6c4f538814f741451d10d9378b6547908</text:p>
          </table:table-cell>
          <table:table-cell office:value-type="string" calcext:value-type="string">
            <text:p>Other</text:p>
          </table:table-cell>
          <table:table-cell/>
          <table:table-cell table:formula="of:=SUM([.K589:.AA589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053f3bd709c9bdc52a5feaa1d32d9a2efab218</text:p>
          </table:table-cell>
          <table:table-cell office:value-type="string" calcext:value-type="string">
            <text:p>Other</text:p>
          </table:table-cell>
          <table:table-cell/>
          <table:table-cell table:formula="of:=SUM([.K590:.AA590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ed7a90739075f4fe9fd091a02e31f841c257e</text:p>
          </table:table-cell>
          <table:table-cell office:value-type="string" calcext:value-type="string">
            <text:p>Other</text:p>
          </table:table-cell>
          <table:table-cell/>
          <table:table-cell table:formula="of:=SUM([.K591:.AA591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509bd58b599ddbf28b98d19d775f64b72959c</text:p>
          </table:table-cell>
          <table:table-cell office:value-type="string" calcext:value-type="string">
            <text:p>Other</text:p>
          </table:table-cell>
          <table:table-cell/>
          <table:table-cell table:formula="of:=SUM([.K592:.AA592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86cd878e1490bf61822d3a2fe3a852eccdc7c1</text:p>
          </table:table-cell>
          <table:table-cell office:value-type="string" calcext:value-type="string">
            <text:p>Other</text:p>
          </table:table-cell>
          <table:table-cell/>
          <table:table-cell table:formula="of:=SUM([.K593:.AA593])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20" calcext:value-type="float">
            <text:p>1972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cd70ac42cbbe6a51d83bd100f500ac4c21f26b</text:p>
          </table:table-cell>
          <table:table-cell office:value-type="string" calcext:value-type="string">
            <text:p>Other</text:p>
          </table:table-cell>
          <table:table-cell/>
          <table:table-cell table:formula="of:=SUM([.K594:.AA594])"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66" calcext:value-type="float">
            <text:p>8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a7b21c06cd4a9cd35cf3cd4ffe29b2e631e203</text:p>
          </table:table-cell>
          <table:table-cell office:value-type="string" calcext:value-type="string">
            <text:p>Other</text:p>
          </table:table-cell>
          <table:table-cell/>
          <table:table-cell table:formula="of:=SUM([.K595:.AA595])" office:value-type="float" office:value="0.34" calcext:value-type="float">
            <text:p>0.34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aa72ec176af16e12d21636c8ca92ab9ab3e722</text:p>
          </table:table-cell>
          <table:table-cell office:value-type="string" calcext:value-type="string">
            <text:p>Other</text:p>
          </table:table-cell>
          <table:table-cell/>
          <table:table-cell table:formula="of:=SUM([.K596:.AA596])" office:value-type="float" office:value="0.42" calcext:value-type="float">
            <text:p>0.42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5a4267588ec2608bec7be6745f6beff0373da</text:p>
          </table:table-cell>
          <table:table-cell office:value-type="string" calcext:value-type="string">
            <text:p>Other</text:p>
          </table:table-cell>
          <table:table-cell/>
          <table:table-cell table:formula="of:=SUM([.K597:.AA597])" office:value-type="float" office:value="0.57" calcext:value-type="float">
            <text:p>0.57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201760e4bb9ecbf5d479c210ae270c558235b089</text:p>
          </table:table-cell>
          <table:table-cell office:value-type="string" calcext:value-type="string">
            <text:p>Other</text:p>
          </table:table-cell>
          <table:table-cell/>
          <table:table-cell table:formula="of:=SUM([.K598:.AA598])" office:value-type="float" office:value="0.59" calcext:value-type="float">
            <text:p>0.59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798" calcext:value-type="float">
            <text:p>10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52f4ad0345f8ea0398b4983384c3dc8a8f3bb</text:p>
          </table:table-cell>
          <table:table-cell office:value-type="string" calcext:value-type="string">
            <text:p>Other</text:p>
          </table:table-cell>
          <table:table-cell/>
          <table:table-cell table:formula="of:=SUM([.K599:.AA599])" office:value-type="float" office:value="0.96" calcext:value-type="float">
            <text:p>0.96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37" calcext:value-type="float">
            <text:p>937</text:p>
          </table:table-cell>
          <table:table-cell office:value-type="float" office:value="0.96" calcext:value-type="float">
            <text:p>0.9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4bdd0547846d9a53997bc723df9d900c37393</text:p>
          </table:table-cell>
          <table:table-cell office:value-type="string" calcext:value-type="string">
            <text:p>Other</text:p>
          </table:table-cell>
          <table:table-cell/>
          <table:table-cell table:formula="of:=SUM([.K600:.AA600])" office:value-type="float" office:value="1.58" calcext:value-type="float">
            <text:p>1.58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69977816483119a8025b25c7f078ea28cc3b68</text:p>
          </table:table-cell>
          <table:table-cell office:value-type="string" calcext:value-type="string">
            <text:p>Other</text:p>
          </table:table-cell>
          <table:table-cell/>
          <table:table-cell table:formula="of:=SUM([.K601:.AA601])"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09b0a8bfa7f8434ede495094fd8d892c28c91</text:p>
          </table:table-cell>
          <table:table-cell office:value-type="string" calcext:value-type="string">
            <text:p>Other</text:p>
          </table:table-cell>
          <table:table-cell/>
          <table:table-cell table:formula="of:=SUM([.K602:.AA602])" office:value-type="float" office:value="2.72" calcext:value-type="float">
            <text:p>2.72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998ceb0c583f9aa062a130789e5d35b37a31db</text:p>
          </table:table-cell>
          <table:table-cell office:value-type="string" calcext:value-type="string">
            <text:p>Other</text:p>
          </table:table-cell>
          <table:table-cell/>
          <table:table-cell table:formula="of:=SUM([.K603:.AA603])" office:value-type="float" office:value="2.75" calcext:value-type="float">
            <text:p>2.75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608ca2bdea0b3874ff370aa2689413435e81a6</text:p>
          </table:table-cell>
          <table:table-cell office:value-type="string" calcext:value-type="string">
            <text:p>Other</text:p>
          </table:table-cell>
          <table:table-cell/>
          <table:table-cell table:formula="of:=SUM([.K604:.AA604])" office:value-type="float" office:value="3.34" calcext:value-type="float">
            <text:p>3.34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373e6bbcefb1753268926cdf1c1d60cbfbee17</text:p>
          </table:table-cell>
          <table:table-cell office:value-type="string" calcext:value-type="string">
            <text:p>Other</text:p>
          </table:table-cell>
          <table:table-cell/>
          <table:table-cell table:formula="of:=SUM([.K605:.AA605])" office:value-type="float" office:value="3.7" calcext:value-type="float">
            <text:p>3.7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f63d1e3abb3a05027f44eb97c4493bc66fe3d9e1</text:p>
          </table:table-cell>
          <table:table-cell office:value-type="string" calcext:value-type="string">
            <text:p>Other</text:p>
          </table:table-cell>
          <table:table-cell/>
          <table:table-cell table:formula="of:=SUM([.K606:.AA606])" office:value-type="float" office:value="4.41" calcext:value-type="float">
            <text:p>4.41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c8123b6bfba91df121ffeb0ede83cadb2d7e84</text:p>
          </table:table-cell>
          <table:table-cell office:value-type="string" calcext:value-type="string">
            <text:p>Other</text:p>
          </table:table-cell>
          <table:table-cell/>
          <table:table-cell table:formula="of:=SUM([.K607:.AA607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9c6e6e80ec0cb2113abd1421d6911bde842713</text:p>
          </table:table-cell>
          <table:table-cell office:value-type="string" calcext:value-type="string">
            <text:p>Other</text:p>
          </table:table-cell>
          <table:table-cell/>
          <table:table-cell table:formula="of:=SUM([.K608:.AA608])" office:value-type="float" office:value="6.06" calcext:value-type="float">
            <text:p>6.06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4cd4b0b58b1151f2f6a123267f7e07e3b779b8</text:p>
          </table:table-cell>
          <table:table-cell office:value-type="string" calcext:value-type="string">
            <text:p>Other</text:p>
          </table:table-cell>
          <table:table-cell/>
          <table:table-cell table:formula="of:=SUM([.K609:.AA609])" office:value-type="float" office:value="8.53" calcext:value-type="float">
            <text:p>8.53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37f5f292bd35d8cd2822670b768601a69b8b2b</text:p>
          </table:table-cell>
          <table:table-cell office:value-type="string" calcext:value-type="string">
            <text:p>Other</text:p>
          </table:table-cell>
          <table:table-cell/>
          <table:table-cell table:formula="of:=SUM([.K610:.AA610])" office:value-type="float" office:value="9.09" calcext:value-type="float">
            <text:p>9.09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c01a7ab02727f69c70401cc4bb8432fe70b83f</text:p>
          </table:table-cell>
          <table:table-cell office:value-type="string" calcext:value-type="string">
            <text:p>Other</text:p>
          </table:table-cell>
          <table:table-cell/>
          <table:table-cell table:formula="of:=SUM([.K611:.AA611])" office:value-type="float" office:value="9.14" calcext:value-type="float">
            <text:p>9.14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6" calcext:value-type="float">
            <text:p>5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6be7206fa5256443e422cde0de59944fe4d9e7</text:p>
          </table:table-cell>
          <table:table-cell office:value-type="string" calcext:value-type="string">
            <text:p>Other</text:p>
          </table:table-cell>
          <table:table-cell/>
          <table:table-cell table:formula="of:=SUM([.K612:.AA612])" office:value-type="float" office:value="9.89" calcext:value-type="float">
            <text:p>9.89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a7b1fe665a34dab6510dad5d68d57a9ca4879a</text:p>
          </table:table-cell>
          <table:table-cell office:value-type="string" calcext:value-type="string">
            <text:p>Other</text:p>
          </table:table-cell>
          <table:table-cell/>
          <table:table-cell table:formula="of:=SUM([.K613:.AA613])"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bbcc648436ac21aed296206ace61da96aa7614</text:p>
          </table:table-cell>
          <table:table-cell office:value-type="string" calcext:value-type="string">
            <text:p>Other</text:p>
          </table:table-cell>
          <table:table-cell/>
          <table:table-cell table:formula="of:=SUM([.K614:.AA614])" office:value-type="float" office:value="13.63" calcext:value-type="float">
            <text:p>13.63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d57d63e23e4628d8b7f41cdefdf64f7fefcf74</text:p>
          </table:table-cell>
          <table:table-cell office:value-type="string" calcext:value-type="string">
            <text:p>Other</text:p>
          </table:table-cell>
          <table:table-cell/>
          <table:table-cell table:formula="of:=SUM([.K615:.AA615])" office:value-type="float" office:value="13.7" calcext:value-type="float">
            <text:p>13.7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85" calcext:value-type="float">
            <text:p>10.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a09b4f74aad3ffd4702b468e447125ad4db717</text:p>
          </table:table-cell>
          <table:table-cell office:value-type="string" calcext:value-type="string">
            <text:p>Other</text:p>
          </table:table-cell>
          <table:table-cell/>
          <table:table-cell table:formula="of:=SUM([.K616:.AA616])" office:value-type="float" office:value="14.58" calcext:value-type="float">
            <text:p>14.58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375f2985a3e5f3e503960b925b4f0e3a307171</text:p>
          </table:table-cell>
          <table:table-cell office:value-type="string" calcext:value-type="string">
            <text:p>Other</text:p>
          </table:table-cell>
          <table:table-cell/>
          <table:table-cell table:formula="of:=SUM([.K617:.AA617])" office:value-type="float" office:value="14.61" calcext:value-type="float">
            <text:p>14.61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4" calcext:value-type="float">
            <text:p>17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.61" calcext:value-type="float">
            <text:p>1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ac22ab1a4357758b8c9b44b17b2dd0d04bd70</text:p>
          </table:table-cell>
          <table:table-cell office:value-type="string" calcext:value-type="string">
            <text:p>Other</text:p>
          </table:table-cell>
          <table:table-cell/>
          <table:table-cell table:formula="of:=SUM([.K618:.AA618])" office:value-type="float" office:value="15.38" calcext:value-type="float">
            <text:p>15.38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5.38" calcext:value-type="float">
            <text:p>15.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b1a3f7d0c872e2e770466fe79b17e05a8caaba</text:p>
          </table:table-cell>
          <table:table-cell office:value-type="string" calcext:value-type="string">
            <text:p>Other</text:p>
          </table:table-cell>
          <table:table-cell/>
          <table:table-cell table:formula="of:=SUM([.K619:.AA619])" office:value-type="float" office:value="15.38" calcext:value-type="float">
            <text:p>15.38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5.38" calcext:value-type="float">
            <text:p>15.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1f602426f5012f25b12208d50b0f3024879511</text:p>
          </table:table-cell>
          <table:table-cell office:value-type="string" calcext:value-type="string">
            <text:p>Other</text:p>
          </table:table-cell>
          <table:table-cell/>
          <table:table-cell table:formula="of:=SUM([.K620:.AA620])" office:value-type="float" office:value="15.56" calcext:value-type="float">
            <text:p>15.56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office:value-type="float" office:value="15.56" calcext:value-type="float">
            <text:p>15.5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3385adc573ce77dcc49986582966db3c6eda77</text:p>
          </table:table-cell>
          <table:table-cell office:value-type="string" calcext:value-type="string">
            <text:p>Other</text:p>
          </table:table-cell>
          <table:table-cell/>
          <table:table-cell table:formula="of:=SUM([.K621:.AA621])" office:value-type="float" office:value="16.07" calcext:value-type="float">
            <text:p>16.07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e22ea097e7e90c2e6f88a6412bbe924d5353dd</text:p>
          </table:table-cell>
          <table:table-cell office:value-type="string" calcext:value-type="string">
            <text:p>Other</text:p>
          </table:table-cell>
          <table:table-cell/>
          <table:table-cell table:formula="of:=SUM([.K622:.AA622])" office:value-type="float" office:value="16.32" calcext:value-type="float">
            <text:p>16.32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2e90adc68c9f8e182b7425cc2d85994e7f646c</text:p>
          </table:table-cell>
          <table:table-cell office:value-type="string" calcext:value-type="string">
            <text:p>Other</text:p>
          </table:table-cell>
          <table:table-cell/>
          <table:table-cell table:formula="of:=SUM([.K623:.AA623])" office:value-type="float" office:value="16.5" calcext:value-type="float">
            <text:p>16.5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3e815bc4754b4e2066fed621d5c58592880ec0</text:p>
          </table:table-cell>
          <table:table-cell office:value-type="string" calcext:value-type="string">
            <text:p>Other</text:p>
          </table:table-cell>
          <table:table-cell/>
          <table:table-cell table:formula="of:=SUM([.K624:.AA624])" office:value-type="float" office:value="17.64" calcext:value-type="float">
            <text:p>17.64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e15540ce2ceb5bd4eb61b89955505cfac2fee</text:p>
          </table:table-cell>
          <table:table-cell office:value-type="string" calcext:value-type="string">
            <text:p>Other</text:p>
          </table:table-cell>
          <table:table-cell/>
          <table:table-cell table:formula="of:=SUM([.K625:.AA625])" office:value-type="float" office:value="18.18" calcext:value-type="float">
            <text:p>18.18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e15540ce2ceb5bd4eb61b89955505cfac2fee</text:p>
          </table:table-cell>
          <table:table-cell office:value-type="string" calcext:value-type="string">
            <text:p>Other</text:p>
          </table:table-cell>
          <table:table-cell/>
          <table:table-cell table:formula="of:=SUM([.K626:.AA626])" office:value-type="float" office:value="18.18" calcext:value-type="float">
            <text:p>18.18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68b845a482468aad0d548140111e2d20a56177</text:p>
          </table:table-cell>
          <table:table-cell office:value-type="string" calcext:value-type="string">
            <text:p>Other</text:p>
          </table:table-cell>
          <table:table-cell/>
          <table:table-cell table:formula="of:=SUM([.K627:.AA627])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b0b76440e1131a27c11ca4b9ba1454993310bf</text:p>
          </table:table-cell>
          <table:table-cell office:value-type="string" calcext:value-type="string">
            <text:p>Other</text:p>
          </table:table-cell>
          <table:table-cell/>
          <table:table-cell table:formula="of:=SUM([.K628:.AA628])" office:value-type="float" office:value="21.48" calcext:value-type="float">
            <text:p>21.48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1.48" calcext:value-type="float">
            <text:p>21.4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642595e7a184507d95b44ac14ec4526f139f47</text:p>
          </table:table-cell>
          <table:table-cell office:value-type="string" calcext:value-type="string">
            <text:p>Other</text:p>
          </table:table-cell>
          <table:table-cell/>
          <table:table-cell table:formula="of:=SUM([.K629:.AA629])" office:value-type="float" office:value="22.43" calcext:value-type="float">
            <text:p>22.43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5.24" calcext:value-type="float">
            <text:p>15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e441654b301fc0e5418346bf87435c09d2859074</text:p>
          </table:table-cell>
          <table:table-cell office:value-type="string" calcext:value-type="string">
            <text:p>Other</text:p>
          </table:table-cell>
          <table:table-cell/>
          <table:table-cell table:formula="of:=SUM([.K630:.AA630])" office:value-type="float" office:value="23.07" calcext:value-type="float">
            <text:p>23.07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07" calcext:value-type="float">
            <text:p>23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fdc495f54bd16c329ca3f79d533d540cb9a3e</text:p>
          </table:table-cell>
          <table:table-cell office:value-type="string" calcext:value-type="string">
            <text:p>Other</text:p>
          </table:table-cell>
          <table:table-cell/>
          <table:table-cell table:formula="of:=SUM([.K631:.AA631])" office:value-type="float" office:value="27.26" calcext:value-type="float">
            <text:p>27.26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c292b018e74403ea03218b58652ac615766707</text:p>
          </table:table-cell>
          <table:table-cell office:value-type="string" calcext:value-type="string">
            <text:p>Other</text:p>
          </table:table-cell>
          <table:table-cell/>
          <table:table-cell table:formula="of:=SUM([.K632:.AA632])" office:value-type="float" office:value="28.02" calcext:value-type="float">
            <text:p>28.02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.27" calcext:value-type="float">
            <text:p>1.27</text:p>
          </table:table-cell>
          <table:table-cell office:value-type="float" office:value="26.75" calcext:value-type="float">
            <text:p>26.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a2402ddce7f5faf0672a82bf1dbd9aa92938d7</text:p>
          </table:table-cell>
          <table:table-cell office:value-type="string" calcext:value-type="string">
            <text:p>Other</text:p>
          </table:table-cell>
          <table:table-cell/>
          <table:table-cell table:formula="of:=SUM([.K633:.AA633])" office:value-type="float" office:value="29.88" calcext:value-type="float">
            <text:p>29.88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string" calcext:value-type="string">
            <text:p>ca8cd893bb56bf5d455154b0498b1f58f77d20ed</text:p>
          </table:table-cell>
          <table:table-cell office:value-type="string" calcext:value-type="string">
            <text:p>Other</text:p>
          </table:table-cell>
          <table:table-cell/>
          <table:table-cell table:formula="of:=SUM([.K634:.AA634])" office:value-type="float" office:value="33.33" calcext:value-type="float">
            <text:p>33.33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1fc537c93b3ca6a2be3c48ab107a793374228</text:p>
          </table:table-cell>
          <table:table-cell office:value-type="string" calcext:value-type="string">
            <text:p>Other</text:p>
          </table:table-cell>
          <table:table-cell/>
          <table:table-cell table:formula="of:=SUM([.K635:.AA635])" office:value-type="float" office:value="33.48" calcext:value-type="float">
            <text:p>33.48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df863d4cb01869e872f07f2f059bec972b51ab</text:p>
          </table:table-cell>
          <table:table-cell office:value-type="string" calcext:value-type="string">
            <text:p>Other</text:p>
          </table:table-cell>
          <table:table-cell/>
          <table:table-cell table:formula="of:=SUM([.K636:.AA636])" office:value-type="float" office:value="34.18" calcext:value-type="float">
            <text:p>34.18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office:value-type="float" office:value="8.13" calcext:value-type="float">
            <text:p>8.13</text:p>
          </table:table-cell>
          <table:table-cell office:value-type="float" office:value="26.05" calcext:value-type="float">
            <text:p>26.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4f58ac026507f6c43f592d34080d7fc2d90945</text:p>
          </table:table-cell>
          <table:table-cell office:value-type="string" calcext:value-type="string">
            <text:p>Other</text:p>
          </table:table-cell>
          <table:table-cell/>
          <table:table-cell table:formula="of:=SUM([.K637:.AA637])" office:value-type="float" office:value="34.86" calcext:value-type="float">
            <text:p>34.86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.86" calcext:value-type="float">
            <text:p>34.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fd40f746d62d59e9600a644c619c7219e0e26</text:p>
          </table:table-cell>
          <table:table-cell office:value-type="string" calcext:value-type="string">
            <text:p>Other</text:p>
          </table:table-cell>
          <table:table-cell/>
          <table:table-cell table:formula="of:=SUM([.K638:.AA638])" office:value-type="float" office:value="35.33" calcext:value-type="float">
            <text:p>35.33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7.32" calcext:value-type="float">
            <text:p>7.32</text:p>
          </table:table-cell>
          <table:table-cell office:value-type="float" office:value="27.58" calcext:value-type="float">
            <text:p>27.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fdab6055bc99638e4e1388bef685b19682025d</text:p>
          </table:table-cell>
          <table:table-cell office:value-type="string" calcext:value-type="string">
            <text:p>Other</text:p>
          </table:table-cell>
          <table:table-cell/>
          <table:table-cell table:formula="of:=SUM([.K639:.AA639])" office:value-type="float" office:value="36.6" calcext:value-type="float">
            <text:p>36.6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9" calcext:value-type="float">
            <text:p>4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2085a80e5f344f4f20df101ce4980c2d74710a</text:p>
          </table:table-cell>
          <table:table-cell office:value-type="string" calcext:value-type="string">
            <text:p>Other</text:p>
          </table:table-cell>
          <table:table-cell/>
          <table:table-cell table:formula="of:=SUM([.K640:.AA640])" office:value-type="float" office:value="36.78" calcext:value-type="float">
            <text:p>36.78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" calcext:value-type="float">
            <text:p>36.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caeed5a1dfc1a90cbfc27d0ac9c154cee0af58</text:p>
          </table:table-cell>
          <table:table-cell office:value-type="string" calcext:value-type="string">
            <text:p>Other</text:p>
          </table:table-cell>
          <table:table-cell/>
          <table:table-cell table:formula="of:=SUM([.K641:.AA641])"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66f00bed834b2569bf22c0c519dad0bf5d5bda</text:p>
          </table:table-cell>
          <table:table-cell office:value-type="string" calcext:value-type="string">
            <text:p>Other</text:p>
          </table:table-cell>
          <table:table-cell/>
          <table:table-cell table:formula="of:=SUM([.K642:.AA642])" office:value-type="float" office:value="39.13" calcext:value-type="float">
            <text:p>39.13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39.13" calcext:value-type="float">
            <text:p>39.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d314a86c3cf3061ae9e1d9cf841ae58f137338</text:p>
          </table:table-cell>
          <table:table-cell office:value-type="string" calcext:value-type="string">
            <text:p>Other</text:p>
          </table:table-cell>
          <table:table-cell/>
          <table:table-cell table:formula="of:=SUM([.K643:.AA643])" office:value-type="float" office:value="40.14" calcext:value-type="float">
            <text:p>40.14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40.14" calcext:value-type="float">
            <text:p>40.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6391a0590d51d2901e20b97db309aed62a7e83</text:p>
          </table:table-cell>
          <table:table-cell office:value-type="string" calcext:value-type="string">
            <text:p>Other</text:p>
          </table:table-cell>
          <table:table-cell/>
          <table:table-cell table:formula="of:=SUM([.K644:.AA644])" office:value-type="float" office:value="40.29" calcext:value-type="float">
            <text:p>40.29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office:value-type="float" office:value="40.29" calcext:value-type="float">
            <text:p>40.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c122d5b9c32a9a2ccfa9b6505d11355b0cee19</text:p>
          </table:table-cell>
          <table:table-cell office:value-type="string" calcext:value-type="string">
            <text:p>Other</text:p>
          </table:table-cell>
          <table:table-cell/>
          <table:table-cell table:formula="of:=SUM([.K645:.AA645])" office:value-type="float" office:value="40.4" calcext:value-type="float">
            <text:p>40.4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35" calcext:value-type="float">
            <text:p>35.35</text:p>
          </table:table-cell>
          <table:table-cell office:value-type="float" office:value="5.05" calcext:value-type="float">
            <text:p>5.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eec00dfae58e03659584664e67f731553debf</text:p>
          </table:table-cell>
          <table:table-cell office:value-type="string" calcext:value-type="string">
            <text:p>Other</text:p>
          </table:table-cell>
          <table:table-cell/>
          <table:table-cell table:formula="of:=SUM([.K646:.AA646])" office:value-type="float" office:value="40.58" calcext:value-type="float">
            <text:p>40.58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339b0526c0707e6aa440ee33789b4e3fb70366</text:p>
          </table:table-cell>
          <table:table-cell office:value-type="string" calcext:value-type="string">
            <text:p>Other</text:p>
          </table:table-cell>
          <table:table-cell/>
          <table:table-cell table:formula="of:=SUM([.K647:.AA647])" office:value-type="float" office:value="42.13" calcext:value-type="float">
            <text:p>42.13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4.95" calcext:value-type="float">
            <text:p>4.95</text:p>
          </table:table-cell>
          <table:table-cell office:value-type="float" office:value="34.71" calcext:value-type="float">
            <text:p>34.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99fd1babf85b5780ec79106c1ec57ff797c490</text:p>
          </table:table-cell>
          <table:table-cell office:value-type="string" calcext:value-type="string">
            <text:p>Other</text:p>
          </table:table-cell>
          <table:table-cell/>
          <table:table-cell table:formula="of:=SUM([.K648:.AA648])" office:value-type="float" office:value="42.45" calcext:value-type="float">
            <text:p>42.45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137" calcext:value-type="float">
            <text:p>137</text:p>
          </table:table-cell>
          <table:table-cell office:value-type="float" office:value="18972" calcext:value-type="float">
            <text:p>189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7299c85254daa4108a067ef1956c5089736f17</text:p>
          </table:table-cell>
          <table:table-cell office:value-type="string" calcext:value-type="string">
            <text:p>Other</text:p>
          </table:table-cell>
          <table:table-cell/>
          <table:table-cell table:formula="of:=SUM([.K649:.AA649])" office:value-type="float" office:value="42.58" calcext:value-type="float">
            <text:p>42.58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float" office:value="22.72" calcext:value-type="float">
            <text:p>22.72</text:p>
          </table:table-cell>
          <table:table-cell office:value-type="float" office:value="17" calcext:value-type="float">
            <text:p>17</text:p>
          </table:table-cell>
          <table:table-cell office:value-type="float" office:value="1033" calcext:value-type="float">
            <text:p>1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40.56" calcext:value-type="float">
            <text:p>4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fc352119ffbd311e8a70695dc870fd049223d</text:p>
          </table:table-cell>
          <table:table-cell office:value-type="string" calcext:value-type="string">
            <text:p>Other</text:p>
          </table:table-cell>
          <table:table-cell/>
          <table:table-cell table:formula="of:=SUM([.K650:.AA650])" office:value-type="float" office:value="42.85" calcext:value-type="float">
            <text:p>42.85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f998989e19aec02b475041b2b732028166bd2</text:p>
          </table:table-cell>
          <table:table-cell office:value-type="string" calcext:value-type="string">
            <text:p>Other</text:p>
          </table:table-cell>
          <table:table-cell/>
          <table:table-cell table:formula="of:=SUM([.K651:.AA651])" office:value-type="float" office:value="45.45" calcext:value-type="float">
            <text:p>45.45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.45" calcext:value-type="float">
            <text:p>45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5548915fc24f1bbd095e845f0940c22992b09c</text:p>
          </table:table-cell>
          <table:table-cell office:value-type="string" calcext:value-type="string">
            <text:p>Other</text:p>
          </table:table-cell>
          <table:table-cell/>
          <table:table-cell table:formula="of:=SUM([.K652:.AA652])" office:value-type="float" office:value="45.88" calcext:value-type="float">
            <text:p>45.88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29.22" calcext:value-type="float">
            <text:p>2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0d521d6d529c6e203d927bd983de7280fb9743b1</text:p>
          </table:table-cell>
          <table:table-cell office:value-type="string" calcext:value-type="string">
            <text:p>Other</text:p>
          </table:table-cell>
          <table:table-cell/>
          <table:table-cell table:formula="of:=SUM([.K653:.AA653])" office:value-type="float" office:value="47.05" calcext:value-type="float">
            <text:p>47.05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.05" calcext:value-type="float">
            <text:p>47.05</text:p>
          </table:table-cell>
        </table:table-row>
        <table:table-row table:style-name="ro1">
          <table:table-cell office:value-type="string" calcext:value-type="string">
            <text:p>88807174ab00db0087d537cc294347f4d08294b8</text:p>
          </table:table-cell>
          <table:table-cell office:value-type="string" calcext:value-type="string">
            <text:p>Other</text:p>
          </table:table-cell>
          <table:table-cell/>
          <table:table-cell table:formula="of:=SUM([.K654:.AA654])" office:value-type="float" office:value="48.63" calcext:value-type="float">
            <text:p>48.63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17" calcext:value-type="float">
            <text:p>17</text:p>
          </table:table-cell>
          <table:table-cell office:value-type="float" office:value="15.38" calcext:value-type="float">
            <text:p>15.38</text:p>
          </table:table-cell>
          <table:table-cell office:value-type="float" office:value="9" calcext:value-type="float">
            <text:p>9</text:p>
          </table:table-cell>
          <table:table-cell office:value-type="float" office:value="8312" calcext:value-type="float">
            <text:p>83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bc51c206da9ec9fb28edcb9d554b97099b432</text:p>
          </table:table-cell>
          <table:table-cell office:value-type="string" calcext:value-type="string">
            <text:p>Other</text:p>
          </table:table-cell>
          <table:table-cell/>
          <table:table-cell table:formula="of:=SUM([.K655:.AA655])" office:value-type="float" office:value="49.03" calcext:value-type="float">
            <text:p>49.03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23a4bd0b15ff2e02daad11a0d64c292b7ef3b</text:p>
          </table:table-cell>
          <table:table-cell office:value-type="string" calcext:value-type="string">
            <text:p>Other</text:p>
          </table:table-cell>
          <table:table-cell/>
          <table:table-cell table:formula="of:=SUM([.K656:.AA656])" office:value-type="float" office:value="49.85" calcext:value-type="float">
            <text:p>49.85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5" calcext:value-type="float">
            <text:p>1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3" calcext:value-type="float">
            <text:p>4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63fccecf5b2491de340683744c2b6b3c773acf</text:p>
          </table:table-cell>
          <table:table-cell office:value-type="string" calcext:value-type="string">
            <text:p>Swift Bugfix</text:p>
          </table:table-cell>
          <table:table-cell office:value-type="string" calcext:value-type="string">
            <text:p>Swift</text:p>
          </table:table-cell>
          <table:table-cell table:formula="of:=SUM([.K657:.AA657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9fb5e4ab89edc47da7c522294f6b9783648b5b</text:p>
          </table:table-cell>
          <table:table-cell office:value-type="string" calcext:value-type="string">
            <text:p>Swift Bugfix</text:p>
          </table:table-cell>
          <table:table-cell office:value-type="string" calcext:value-type="string">
            <text:p>Swift</text:p>
          </table:table-cell>
          <table:table-cell table:formula="of:=SUM([.K658:.AA658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2019b0f4be0297cd8c0138de9e1c10960389fc</text:p>
          </table:table-cell>
          <table:table-cell office:value-type="string" calcext:value-type="string">
            <text:p>Swift Bugfix</text:p>
          </table:table-cell>
          <table:table-cell office:value-type="string" calcext:value-type="string">
            <text:p>Swift</text:p>
          </table:table-cell>
          <table:table-cell table:formula="of:=SUM([.K659:.AA659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832b76c5811a8c36bdd6a0de935990af6064a</text:p>
          </table:table-cell>
          <table:table-cell office:value-type="string" calcext:value-type="string">
            <text:p>Swift Bugfix</text:p>
          </table:table-cell>
          <table:table-cell office:value-type="string" calcext:value-type="string">
            <text:p>Swift</text:p>
          </table:table-cell>
          <table:table-cell table:formula="of:=SUM([.K660:.AA660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52570bdd2764ea18db6d5e76ea23c19ab4b3b</text:p>
          </table:table-cell>
          <table:table-cell office:value-type="string" calcext:value-type="string">
            <text:p>Swift Bugfix</text:p>
          </table:table-cell>
          <table:table-cell office:value-type="string" calcext:value-type="string">
            <text:p>Swift</text:p>
          </table:table-cell>
          <table:table-cell table:formula="of:=SUM([.K661:.AA661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5e0e14083e9b117465284db1f314397515639d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2:.AA662])" office:value-type="float" office:value="82.75" calcext:value-type="float">
            <text:p>82.75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2.75" calcext:value-type="float">
            <text:p>82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301bfa7da40187008995244d0c8d4b94aa51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3:.AA663])" office:value-type="float" office:value="83.87" calcext:value-type="float">
            <text:p>83.87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.87" calcext:value-type="float">
            <text:p>83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dc0c705ed93c213d4cfabc43cbf975b75a15fe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4:.AA664])" office:value-type="float" office:value="88.23" calcext:value-type="float">
            <text:p>88.23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8.23" calcext:value-type="float">
            <text:p>88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bcad5f9a156f58caa72210f64dcd7a320f4fb0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5:.AA665])" office:value-type="float" office:value="91.66" calcext:value-type="float">
            <text:p>91.66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1.66" calcext:value-type="float">
            <text:p>91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b00c0e2aefbcbf9af19fa54b7a4ceeb288fc8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6:.AA666])" office:value-type="float" office:value="93.75" calcext:value-type="float">
            <text:p>93.75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0b53f790a451e4b5ca6230d64684de22c32504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7:.AA667])" office:value-type="float" office:value="96.39" calcext:value-type="float">
            <text:p>96.39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6.39" calcext:value-type="float">
            <text:p>96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7ee6400abee9dfba88fbd6bab7749e5f31639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8:.AA668])" office:value-type="float" office:value="96.61" calcext:value-type="float">
            <text:p>96.61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6.61" calcext:value-type="float">
            <text:p>96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942676dc289c6642bb5d2647f3714b2043b587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69:.AA669])" office:value-type="float" office:value="99.99" calcext:value-type="float">
            <text:p>99.99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f66ca9df35000b75152c33647b1a73d93eba3a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70:.AA670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af572ab4a5908a5ea3cefb2ca3befc5f949b21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71:.AA671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dbc89635f1adb3fe3faa403d0fa4fcbebd0f9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72:.AA672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7f3cf54bd0923cbc176f3504159a1c09cfce0f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73:.AA673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617964dc9b4b5128f061a76313896a6d18daac</text:p>
          </table:table-cell>
          <table:table-cell office:value-type="string" calcext:value-type="string">
            <text:p>Swift Development</text:p>
          </table:table-cell>
          <table:table-cell office:value-type="string" calcext:value-type="string">
            <text:p>Swift</text:p>
          </table:table-cell>
          <table:table-cell table:formula="of:=SUM([.K674:.AA674])"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63266a139c2d14363ae5b6f4d9202870d3fc4</text:p>
          </table:table-cell>
          <table:table-cell table:number-columns-repeated="2" office:value-type="string" calcext:value-type="string">
            <text:p>txt</text:p>
          </table:table-cell>
          <table:table-cell table:formula="of:=SUM([.K675:.AA675])" office:value-type="float" office:value="84.38" calcext:value-type="float">
            <text:p>84.38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07" calcext:value-type="float">
            <text:p>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1" calcext:value-type="float">
            <text:p>8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d55f4a09c71df66f51f36938d8ecc650bd8b25</text:p>
          </table:table-cell>
          <table:table-cell table:number-columns-repeated="2" office:value-type="string" calcext:value-type="string">
            <text:p>txt</text:p>
          </table:table-cell>
          <table:table-cell table:formula="of:=SUM([.K676:.AA676])" office:value-type="float" office:value="95.55" calcext:value-type="float">
            <text:p>95.55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8c3fa5d29b318680419f877fd5b8ac1359b5d</text:p>
          </table:table-cell>
          <table:table-cell table:number-columns-repeated="2" office:value-type="string" calcext:value-type="string">
            <text:p>txt</text:p>
          </table:table-cell>
          <table:table-cell table:formula="of:=SUM([.K677:.AA677])" office:value-type="float" office:value="99.7" calcext:value-type="float">
            <text:p>99.7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40" calcext:value-type="float">
            <text:p>10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.53" calcext:value-type="float">
            <text:p>96.5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37f6520ea8cf2c7668d933f298dfb9e63389f16a</text:p>
          </table:table-cell>
          <table:table-cell table:number-columns-repeated="2" office:value-type="string" calcext:value-type="string">
            <text:p>txt</text:p>
          </table:table-cell>
          <table:table-cell table:formula="of:=SUM([.K678:.AA678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190187a6ed45d2762b02e7252336c610ba3170</text:p>
          </table:table-cell>
          <table:table-cell table:number-columns-repeated="2" office:value-type="string" calcext:value-type="string">
            <text:p>txt</text:p>
          </table:table-cell>
          <table:table-cell table:formula="of:=SUM([.K679:.AA679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55a20e3d9328168641beb51d5aa84f7d02266</text:p>
          </table:table-cell>
          <table:table-cell table:number-columns-repeated="2" office:value-type="string" calcext:value-type="string">
            <text:p>txt</text:p>
          </table:table-cell>
          <table:table-cell table:formula="of:=SUM([.K680:.AA680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13c5551beadcb16ef1dbad100b6ae61dddfdb5</text:p>
          </table:table-cell>
          <table:table-cell table:number-columns-repeated="2" office:value-type="string" calcext:value-type="string">
            <text:p>txt</text:p>
          </table:table-cell>
          <table:table-cell table:formula="of:=SUM([.K681:.AA681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ed086726c671c572a0c75f7510550d853ed26d</text:p>
          </table:table-cell>
          <table:table-cell table:number-columns-repeated="2" office:value-type="string" calcext:value-type="string">
            <text:p>txt</text:p>
          </table:table-cell>
          <table:table-cell table:formula="of:=SUM([.K682:.AA682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a3b3fecd2ee073816ad8535710a6adedb71d3</text:p>
          </table:table-cell>
          <table:table-cell table:number-columns-repeated="2" office:value-type="string" calcext:value-type="string">
            <text:p>txt</text:p>
          </table:table-cell>
          <table:table-cell table:formula="of:=SUM([.K683:.AA683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07bc78f4cfba47e92401b3bab7dbc609185df</text:p>
          </table:table-cell>
          <table:table-cell table:number-columns-repeated="2" office:value-type="string" calcext:value-type="string">
            <text:p>txt</text:p>
          </table:table-cell>
          <table:table-cell table:formula="of:=SUM([.K684:.AA684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a36a23a2f4a5d2bedcd2eaebc9026f00a89e63</text:p>
          </table:table-cell>
          <table:table-cell table:number-columns-repeated="2" office:value-type="string" calcext:value-type="string">
            <text:p>txt</text:p>
          </table:table-cell>
          <table:table-cell table:formula="of:=SUM([.K685:.AA685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a97d2db1dd35e6d518537098203e481c0b375</text:p>
          </table:table-cell>
          <table:table-cell table:number-columns-repeated="2" office:value-type="string" calcext:value-type="string">
            <text:p>txt</text:p>
          </table:table-cell>
          <table:table-cell table:formula="of:=SUM([.K686:.AA686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70f796f2d19f5af94723f8e9b313af8a0159c</text:p>
          </table:table-cell>
          <table:table-cell table:number-columns-repeated="2" office:value-type="string" calcext:value-type="string">
            <text:p>txt</text:p>
          </table:table-cell>
          <table:table-cell table:formula="of:=SUM([.K687:.AA687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ab9fc56c9898dc4cd0d377ca2acd6532adb50c</text:p>
          </table:table-cell>
          <table:table-cell table:number-columns-repeated="2" office:value-type="string" calcext:value-type="string">
            <text:p>txt</text:p>
          </table:table-cell>
          <table:table-cell table:formula="of:=SUM([.K688:.AA688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f1d3fc3341589511c842fbb9ba8af60248d4bb</text:p>
          </table:table-cell>
          <table:table-cell table:number-columns-repeated="2" office:value-type="string" calcext:value-type="string">
            <text:p>txt</text:p>
          </table:table-cell>
          <table:table-cell table:formula="of:=SUM([.K689:.AA689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70553d6273e85da91994368e367ec4b8124eb4</text:p>
          </table:table-cell>
          <table:table-cell table:number-columns-repeated="2" office:value-type="string" calcext:value-type="string">
            <text:p>txt</text:p>
          </table:table-cell>
          <table:table-cell table:formula="of:=SUM([.K690:.AA690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70553d6273e85da91994368e367ec4b8124eb4</text:p>
          </table:table-cell>
          <table:table-cell table:number-columns-repeated="2" office:value-type="string" calcext:value-type="string">
            <text:p>txt</text:p>
          </table:table-cell>
          <table:table-cell table:formula="of:=SUM([.K691:.AA691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ebbdef37a153012749fd4d0a0546e6c9e965ba</text:p>
          </table:table-cell>
          <table:table-cell table:number-columns-repeated="2" office:value-type="string" calcext:value-type="string">
            <text:p>txt</text:p>
          </table:table-cell>
          <table:table-cell table:formula="of:=SUM([.K692:.AA692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93beefb073846e669d92f9d1116267cafbb258</text:p>
          </table:table-cell>
          <table:table-cell table:number-columns-repeated="2" office:value-type="string" calcext:value-type="string">
            <text:p>txt</text:p>
          </table:table-cell>
          <table:table-cell table:formula="of:=SUM([.K693:.AA693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d437e75de5147dfc55bea7b1e1784f0dff413</text:p>
          </table:table-cell>
          <table:table-cell table:number-columns-repeated="2" office:value-type="string" calcext:value-type="string">
            <text:p>txt</text:p>
          </table:table-cell>
          <table:table-cell table:formula="of:=SUM([.K694:.AA694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f39b469fb2fdb9d46a59d01a7a5cc39f767de</text:p>
          </table:table-cell>
          <table:table-cell table:number-columns-repeated="2" office:value-type="string" calcext:value-type="string">
            <text:p>txt</text:p>
          </table:table-cell>
          <table:table-cell table:formula="of:=SUM([.K695:.AA695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006bf9e9e554fe669df25ac6f16e4db06fa4c6</text:p>
          </table:table-cell>
          <table:table-cell table:number-columns-repeated="2" office:value-type="string" calcext:value-type="string">
            <text:p>txt</text:p>
          </table:table-cell>
          <table:table-cell table:formula="of:=SUM([.K696:.AA696])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09032bdd917540c9fb991b52598c14d5619bd</text:p>
          </table:table-cell>
          <table:table-cell table:number-columns-repeated="2" office:value-type="string" calcext:value-type="string">
            <text:p>txt</text:p>
          </table:table-cell>
          <table:table-cell table:formula="of:=SUM([.K697:.AA697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2b48939956879078e03f6ea426e6d858082bc9</text:p>
          </table:table-cell>
          <table:table-cell table:number-columns-repeated="2" office:value-type="string" calcext:value-type="string">
            <text:p>txt</text:p>
          </table:table-cell>
          <table:table-cell table:formula="of:=SUM([.K698:.AA698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c867c0b47f6f492662af06fca24ffaa4af0855</text:p>
          </table:table-cell>
          <table:table-cell table:number-columns-repeated="2" office:value-type="string" calcext:value-type="string">
            <text:p>txt</text:p>
          </table:table-cell>
          <table:table-cell table:formula="of:=SUM([.K699:.AA699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bbbb7b53d983466fb17da1f8ba74fc4b15b2c2</text:p>
          </table:table-cell>
          <table:table-cell table:number-columns-repeated="2" office:value-type="string" calcext:value-type="string">
            <text:p>txt</text:p>
          </table:table-cell>
          <table:table-cell table:formula="of:=SUM([.K700:.AA700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b4791f4cef766f755d4eddb843b1d73fe3d1b0</text:p>
          </table:table-cell>
          <table:table-cell table:number-columns-repeated="2" office:value-type="string" calcext:value-type="string">
            <text:p>txt</text:p>
          </table:table-cell>
          <table:table-cell table:formula="of:=SUM([.K701:.AA701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daccf11ded71f53e5e80259a8d0751c01b7d05</text:p>
          </table:table-cell>
          <table:table-cell table:number-columns-repeated="2" office:value-type="string" calcext:value-type="string">
            <text:p>txt</text:p>
          </table:table-cell>
          <table:table-cell table:formula="of:=SUM([.K702:.AA702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c1a819fe25368d1cc9a2ff56af950d6e300948</text:p>
          </table:table-cell>
          <table:table-cell table:number-columns-repeated="2" office:value-type="string" calcext:value-type="string">
            <text:p>txt</text:p>
          </table:table-cell>
          <table:table-cell table:formula="of:=SUM([.K703:.AA703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0abac179bfde225d1ecc77829ab59299e8f470</text:p>
          </table:table-cell>
          <table:table-cell table:number-columns-repeated="2" office:value-type="string" calcext:value-type="string">
            <text:p>txt</text:p>
          </table:table-cell>
          <table:table-cell table:formula="of:=SUM([.K704:.AA704])"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78c1257ca1d6dda6f53720a54424dc1d58ba51</text:p>
          </table:table-cell>
          <table:table-cell table:number-columns-repeated="2" office:value-type="string" calcext:value-type="string">
            <text:p>Yarn</text:p>
          </table:table-cell>
          <table:table-cell table:formula="of:=SUM([.K705:.AA705])" office:value-type="float" office:value="99.99" calcext:value-type="float">
            <text:p>99.99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2.85" calcext:value-type="float">
            <text:p>92.85</text:p>
          </table:table-cell>
        </table:table-row>
        <table:table-row table:style-name="ro1">
          <table:table-cell office:value-type="string" calcext:value-type="string">
            <text:p>bd7b451c5adca5cb2787b7972476bc7207280981</text:p>
          </table:table-cell>
          <table:table-cell table:number-columns-repeated="2" office:value-type="string" calcext:value-type="string">
            <text:p>Yarn</text:p>
          </table:table-cell>
          <table:table-cell table:formula="of:=SUM([.K706:.AA706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c8e92b2bc69409b5994fa6c85a332fe75ee8045</text:p>
          </table:table-cell>
          <table:table-cell table:number-columns-repeated="2" office:value-type="string" calcext:value-type="string">
            <text:p>Yarn</text:p>
          </table:table-cell>
          <table:table-cell table:formula="of:=SUM([.K707:.AA707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44e620769c70a6c2b15459634905552d0b10784</text:p>
          </table:table-cell>
          <table:table-cell table:number-columns-repeated="2" office:value-type="string" calcext:value-type="string">
            <text:p>Yarn</text:p>
          </table:table-cell>
          <table:table-cell table:formula="of:=SUM([.K708:.AA708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5e5ecbb33a84ba7911a8069cdff485a689cb2e8</text:p>
          </table:table-cell>
          <table:table-cell table:number-columns-repeated="2" office:value-type="string" calcext:value-type="string">
            <text:p>Yarn</text:p>
          </table:table-cell>
          <table:table-cell table:formula="of:=SUM([.K709:.AA709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91b0e4511e67049816cfe1a1992005becc01c8b</text:p>
          </table:table-cell>
          <table:table-cell table:number-columns-repeated="2" office:value-type="string" calcext:value-type="string">
            <text:p>Yarn</text:p>
          </table:table-cell>
          <table:table-cell table:formula="of:=SUM([.K710:.AA710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db9eb696e021df46a1cdc7ce89f4ad6c27be5a6</text:p>
          </table:table-cell>
          <table:table-cell table:number-columns-repeated="2" office:value-type="string" calcext:value-type="string">
            <text:p>Yarn</text:p>
          </table:table-cell>
          <table:table-cell table:formula="of:=SUM([.K711:.AA711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b4fe18f372eeebe5431ec1746f8b0439ccdd4a</text:p>
          </table:table-cell>
          <table:table-cell table:number-columns-repeated="2" office:value-type="string" calcext:value-type="string">
            <text:p>Yarn</text:p>
          </table:table-cell>
          <table:table-cell table:formula="of:=SUM([.K712:.AA712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b4bfcb03bd24eaf4f98b09a0fc18cf550fa4780</text:p>
          </table:table-cell>
          <table:table-cell table:number-columns-repeated="2" office:value-type="string" calcext:value-type="string">
            <text:p>Yarn</text:p>
          </table:table-cell>
          <table:table-cell table:formula="of:=SUM([.K713:.AA713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45cd9977aa1f0997f093187bbdf0bff440474c</text:p>
          </table:table-cell>
          <table:table-cell table:number-columns-repeated="2" office:value-type="string" calcext:value-type="string">
            <text:p>Yarn</text:p>
          </table:table-cell>
          <table:table-cell table:formula="of:=SUM([.K714:.AA714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20ea69613ed27558d092a40bef4f0a7137d2614</text:p>
          </table:table-cell>
          <table:table-cell table:number-columns-repeated="2" office:value-type="string" calcext:value-type="string">
            <text:p>Yarn</text:p>
          </table:table-cell>
          <table:table-cell table:formula="of:=SUM([.K715:.AA715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716502c09415a5339d98c1cea1d5dca80d817bb</text:p>
          </table:table-cell>
          <table:table-cell table:number-columns-repeated="2" office:value-type="string" calcext:value-type="string">
            <text:p>Yarn</text:p>
          </table:table-cell>
          <table:table-cell table:formula="of:=SUM([.K716:.AA716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0e6d893d267574d7a266095971752e414653ac</text:p>
          </table:table-cell>
          <table:table-cell table:number-columns-repeated="2" office:value-type="string" calcext:value-type="string">
            <text:p>Yarn</text:p>
          </table:table-cell>
          <table:table-cell table:formula="of:=SUM([.K717:.AA717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cf0750455c5c35bdf272dc773a8772db0fd1785</text:p>
          </table:table-cell>
          <table:table-cell table:number-columns-repeated="2" office:value-type="string" calcext:value-type="string">
            <text:p>Yarn</text:p>
          </table:table-cell>
          <table:table-cell table:formula="of:=SUM([.K718:.AA718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9b6455c041a1740be423ad27a19e9568b5a883c</text:p>
          </table:table-cell>
          <table:table-cell table:number-columns-repeated="2" office:value-type="string" calcext:value-type="string">
            <text:p>Yarn</text:p>
          </table:table-cell>
          <table:table-cell table:formula="of:=SUM([.K719:.AA719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03ee857f880f94461d3344c11bfb703885fde00</text:p>
          </table:table-cell>
          <table:table-cell table:number-columns-repeated="2" office:value-type="string" calcext:value-type="string">
            <text:p>Yarn</text:p>
          </table:table-cell>
          <table:table-cell table:formula="of:=SUM([.K720:.AA720])"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235e189e6158d3daaaebd56ed0b18baf774f8d7</text:p>
          </table:table-cell>
          <table:table-cell table:number-columns-repeated="2"/>
          <table:table-cell table:formula="of:=SUM([.K721:.AA721])" office:value-type="float" office:value="50.6" calcext:value-type="float">
            <text:p>50.6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6" calcext:value-type="float">
            <text:p>1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0.6" calcext:value-type="float">
            <text:p>5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25e9b0c3b4a00a35b71debba31691c831e3b63</text:p>
          </table:table-cell>
          <table:table-cell table:number-columns-repeated="2"/>
          <table:table-cell table:formula="of:=SUM([.K722:.AA722])" office:value-type="float" office:value="51.45" calcext:value-type="float">
            <text:p>51.45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5" calcext:value-type="float">
            <text:p>140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1.45" calcext:value-type="float">
            <text:p>51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98ee628c1a5523a8ea24ea1f38ff718dd3d958</text:p>
          </table:table-cell>
          <table:table-cell table:number-columns-repeated="2"/>
          <table:table-cell table:formula="of:=SUM([.K723:.AA723])" office:value-type="float" office:value="52.68" calcext:value-type="float">
            <text:p>52.68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22.58" calcext:value-type="float">
            <text:p>22.5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3061c0804530d04bbbd5c259f10dc8504e5b2b</text:p>
          </table:table-cell>
          <table:table-cell table:number-columns-repeated="2"/>
          <table:table-cell table:formula="of:=SUM([.K724:.AA724])" office:value-type="float" office:value="52.93" calcext:value-type="float">
            <text:p>52.93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.47" calcext:value-type="float">
            <text:p>1.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string" calcext:value-type="string">
            <text:p>633a4ac0289e475795f1f7ac44df02da7b30c38a</text:p>
          </table:table-cell>
          <table:table-cell table:number-columns-repeated="2"/>
          <table:table-cell table:formula="of:=SUM([.K725:.AA725])" office:value-type="float" office:value="54.54" calcext:value-type="float">
            <text:p>54.54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4.54" calcext:value-type="float">
            <text:p>54.5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cc98e3ef1b23c359feacca7994de57677c7c0a</text:p>
          </table:table-cell>
          <table:table-cell table:number-columns-repeated="2"/>
          <table:table-cell table:formula="of:=SUM([.K726:.AA726])" office:value-type="float" office:value="55.76" calcext:value-type="float">
            <text:p>55.76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5.76" calcext:value-type="float">
            <text:p>55.7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6035860448656c67fa60fef6b020aafbb2e208</text:p>
          </table:table-cell>
          <table:table-cell table:number-columns-repeated="2"/>
          <table:table-cell table:formula="of:=SUM([.K727:.AA727])" office:value-type="float" office:value="56.39" calcext:value-type="float">
            <text:p>56.3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9" calcext:value-type="float">
            <text:p>289</text:p>
          </table:table-cell>
          <table:table-cell office:value-type="float" office:value="19.72" calcext:value-type="float">
            <text:p>19.72</text:p>
          </table:table-cell>
          <table:table-cell office:value-type="float" office:value="36.67" calcext:value-type="float">
            <text:p>36.6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4971499c556759757ff1d96328082092644515</text:p>
          </table:table-cell>
          <table:table-cell table:number-columns-repeated="2"/>
          <table:table-cell table:formula="of:=SUM([.K728:.AA728])" office:value-type="float" office:value="56.66" calcext:value-type="float">
            <text:p>56.66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6.66" calcext:value-type="float">
            <text:p>5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66285744a98f444f143870bd67452ac34f6d1f</text:p>
          </table:table-cell>
          <table:table-cell table:number-columns-repeated="2"/>
          <table:table-cell table:formula="of:=SUM([.K729:.AA729])" office:value-type="float" office:value="57.6" calcext:value-type="float">
            <text:p>57.6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.21" calcext:value-type="float">
            <text:p>40.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.39" calcext:value-type="float">
            <text:p>17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387b97b8b55116611c53aa153db49e6a3d55d2</text:p>
          </table:table-cell>
          <table:table-cell table:number-columns-repeated="2"/>
          <table:table-cell table:formula="of:=SUM([.K730:.AA730])" office:value-type="float" office:value="60.38" calcext:value-type="float">
            <text:p>60.38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05" calcext:value-type="float">
            <text:p>50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1.38" calcext:value-type="float">
            <text:p>41.38</text:p>
          </table:table-cell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b046bf6febe0d7a5b37d6b7493cfb5281c1639</text:p>
          </table:table-cell>
          <table:table-cell table:number-columns-repeated="2"/>
          <table:table-cell table:formula="of:=SUM([.K731:.AA731])" office:value-type="float" office:value="60.86" calcext:value-type="float">
            <text:p>60.86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8" calcext:value-type="float">
            <text:p>3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18" calcext:value-type="float">
            <text:p>24.18</text:p>
          </table:table-cell>
          <table:table-cell office:value-type="float" office:value="36.68" calcext:value-type="float">
            <text:p>36.6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38e7ce61abd24af4186fa2b5333ac382ea8ca4</text:p>
          </table:table-cell>
          <table:table-cell table:number-columns-repeated="2"/>
          <table:table-cell table:formula="of:=SUM([.K732:.AA732])" office:value-type="float" office:value="61.63" calcext:value-type="float">
            <text:p>61.63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58" calcext:value-type="float">
            <text:p>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office:value-type="float" office:value="21.24" calcext:value-type="float">
            <text:p>21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.49" calcext:value-type="float">
            <text:p>4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3.05" calcext:value-type="float">
            <text:p>23.05</text:p>
          </table:table-cell>
        </table:table-row>
        <table:table-row table:style-name="ro1">
          <table:table-cell office:value-type="string" calcext:value-type="string">
            <text:p>994635395cc4e929b8d3f68b76b7e631cb8bc87a</text:p>
          </table:table-cell>
          <table:table-cell table:number-columns-repeated="2"/>
          <table:table-cell table:formula="of:=SUM([.K733:.AA733])" office:value-type="float" office:value="64.58" calcext:value-type="float">
            <text:p>64.58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79" calcext:value-type="float">
            <text:p>5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33" calcext:value-type="float">
            <text:p>14.33</text:p>
          </table:table-cell>
          <table:table-cell office:value-type="float" office:value="50.25" calcext:value-type="float">
            <text:p>50.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5fb29178cb10894eacee77f9485cbc7824b493</text:p>
          </table:table-cell>
          <table:table-cell table:number-columns-repeated="2"/>
          <table:table-cell table:formula="of:=SUM([.K734:.AA734])" office:value-type="float" office:value="65.21" calcext:value-type="float">
            <text:p>65.21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5.21" calcext:value-type="float">
            <text:p>65.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fd71419176df6dfc967c252725ee2d5bff035d</text:p>
          </table:table-cell>
          <table:table-cell table:number-columns-repeated="2"/>
          <table:table-cell table:formula="of:=SUM([.K735:.AA735])" office:value-type="float" office:value="65.7" calcext:value-type="float">
            <text:p>65.7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 office:value-type="float" office:value="13130" calcext:value-type="float">
            <text:p>13130</text:p>
          </table:table-cell>
          <table:table-cell office:value-type="float" office:value="10.08" calcext:value-type="float">
            <text:p>10.0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51.85" calcext:value-type="float">
            <text:p>5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5252dd8f4a92990b32f248a63ba0f065b21422</text:p>
          </table:table-cell>
          <table:table-cell table:number-columns-repeated="2"/>
          <table:table-cell table:formula="of:=SUM([.K736:.AA736])" office:value-type="float" office:value="66.66" calcext:value-type="float">
            <text:p>66.66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a6d9ad06e1008d347f378f9f9b94818fc4fe73</text:p>
          </table:table-cell>
          <table:table-cell table:number-columns-repeated="2"/>
          <table:table-cell table:formula="of:=SUM([.K737:.AA737])" office:value-type="float" office:value="66.66" calcext:value-type="float">
            <text:p>66.66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c1f3dbd8ede4f1ed49bb63ef2804888b86b46</text:p>
          </table:table-cell>
          <table:table-cell table:number-columns-repeated="2"/>
          <table:table-cell table:formula="of:=SUM([.K738:.AA738])" office:value-type="float" office:value="69.88" calcext:value-type="float">
            <text:p>69.88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06" calcext:value-type="float">
            <text:p>31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8006a053c108af2cf1988efe23db8f58df8262dc</text:p>
          </table:table-cell>
          <table:table-cell table:number-columns-repeated="2"/>
          <table:table-cell table:formula="of:=SUM([.K739:.AA739])" office:value-type="float" office:value="71.42" calcext:value-type="float">
            <text:p>71.42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a9c22b89218a3b5c513eefa6d6985c48137bb2</text:p>
          </table:table-cell>
          <table:table-cell table:number-columns-repeated="2"/>
          <table:table-cell table:formula="of:=SUM([.K740:.AA740])" office:value-type="float" office:value="71.42" calcext:value-type="float">
            <text:p>71.42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1.42" calcext:value-type="float">
            <text:p>71.4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e2c97d53269da3e4e2206cb50b22488507236</text:p>
          </table:table-cell>
          <table:table-cell table:number-columns-repeated="2"/>
          <table:table-cell table:formula="of:=SUM([.K741:.AA741])" office:value-type="float" office:value="73.9" calcext:value-type="float">
            <text:p>73.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68" calcext:value-type="float">
            <text:p>36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41.3" calcext:value-type="float">
            <text:p>41.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73a87872fea1223bd83a8507c8836c0b346bc4</text:p>
          </table:table-cell>
          <table:table-cell table:number-columns-repeated="2"/>
          <table:table-cell table:formula="of:=SUM([.K742:.AA742])" office:value-type="float" office:value="75" calcext:value-type="float">
            <text:p>75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8b0c2d0f2943ea12e11f23dcb927e287d4a27</text:p>
          </table:table-cell>
          <table:table-cell table:number-columns-repeated="2"/>
          <table:table-cell table:formula="of:=SUM([.K743:.AA743])" office:value-type="float" office:value="78.87" calcext:value-type="float">
            <text:p>78.87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8.87" calcext:value-type="float">
            <text:p>78.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08f427c32359ed02dd34266cca91ba5e06b919</text:p>
          </table:table-cell>
          <table:table-cell table:number-columns-repeated="2"/>
          <table:table-cell table:formula="of:=SUM([.K744:.AA744])" office:value-type="float" office:value="79.99" calcext:value-type="float">
            <text:p>7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office:value-type="float" office:value="33.33" calcext:value-type="float">
            <text:p>33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26e085b159a6408fa9b0ecd58de2d9cbba4d42</text:p>
          </table:table-cell>
          <table:table-cell table:number-columns-repeated="2"/>
          <table:table-cell table:formula="of:=SUM([.K745:.AA745])" office:value-type="float" office:value="82.26" calcext:value-type="float">
            <text:p>82.26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22" calcext:value-type="float">
            <text:p>48.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.04" calcext:value-type="float">
            <text:p>34.0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836a683be02da54cde0b7293ed89743929ab81</text:p>
          </table:table-cell>
          <table:table-cell table:number-columns-repeated="2"/>
          <table:table-cell table:formula="of:=SUM([.K746:.AA746])" office:value-type="float" office:value="92.91" calcext:value-type="float">
            <text:p>92.91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52" calcext:value-type="float">
            <text:p>43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42" calcext:value-type="float">
            <text:p>16.42</text:p>
          </table:table-cell>
          <table:table-cell office:value-type="float" office:value="76.49" calcext:value-type="float">
            <text:p>76.4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236f94207b19bb0cd5c7054585f3c5fe3b035d</text:p>
          </table:table-cell>
          <table:table-cell table:number-columns-repeated="2"/>
          <table:table-cell table:formula="of:=SUM([.K747:.AA747])" office:value-type="float" office:value="93.08" calcext:value-type="float">
            <text:p>93.08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office:value-type="float" office:value="60" calcext:value-type="float">
            <text:p>60</text:p>
          </table:table-cell>
          <table:table-cell office:value-type="float" office:value="3.83" calcext:value-type="float">
            <text:p>3.83</text:p>
          </table:table-cell>
          <table:table-cell office:value-type="float" office:value="1349" calcext:value-type="float">
            <text:p>1349</text:p>
          </table:table-cell>
          <table:table-cell office:value-type="float" office:value="58" calcext:value-type="float">
            <text:p>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.44" calcext:value-type="float">
            <text:p>53.44</text:p>
          </table:table-cell>
          <table:table-cell office:value-type="float" office:value="13.79" calcext:value-type="float">
            <text:p>13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.68" calcext:value-type="float">
            <text:p>20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a72cbfd811fba4ad133ec2ae897ca8f23c03bb87</text:p>
          </table:table-cell>
          <table:table-cell table:number-columns-repeated="2"/>
          <table:table-cell table:formula="of:=SUM([.K748:.AA748])" office:value-type="float" office:value="94.19" calcext:value-type="float">
            <text:p>94.19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16.66" calcext:value-type="float">
            <text:p>16.66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.43" calcext:value-type="float">
            <text:p>30.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3.76" calcext:value-type="float">
            <text:p>63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7acd8e43d4083881e273d6017ffee1d4331bb3</text:p>
          </table:table-cell>
          <table:table-cell table:number-columns-repeated="2"/>
          <table:table-cell table:formula="of:=SUM([.K749:.AA749])" office:value-type="float" office:value="94.82" calcext:value-type="float">
            <text:p>94.82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office:value-type="float" office:value="8.64" calcext:value-type="float">
            <text:p>8.64</text:p>
          </table:table-cell>
          <table:table-cell office:value-type="float" office:value="147" calcext:value-type="float">
            <text:p>147</text:p>
          </table:table-cell>
          <table:table-cell office:value-type="float" office:value="15776" calcext:value-type="float">
            <text:p>1577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19.01" calcext:value-type="float">
            <text:p>19.01</text:p>
          </table:table-cell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50.72" calcext:value-type="float">
            <text:p>50.72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b5798bd7e2f32fa664e9d2ce95f094e86ea6ca6e</text:p>
          </table:table-cell>
          <table:table-cell table:number-columns-repeated="2"/>
          <table:table-cell table:formula="of:=SUM([.K750:.AA750])"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5f4148b2eff6c64c764e910e79677d5a67adc7</text:p>
          </table:table-cell>
          <table:table-cell table:number-columns-repeated="2"/>
          <table:table-cell table:formula="of:=SUM([.K751:.AA751])" office:value-type="float" office:value="95.78" calcext:value-type="float">
            <text:p>95.78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55.78" calcext:value-type="float">
            <text:p>55.7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47ab9a8afdfb39812d7a18ef0025ffc2a27c6f</text:p>
          </table:table-cell>
          <table:table-cell table:number-columns-repeated="2"/>
          <table:table-cell table:formula="of:=SUM([.K752:.AA752])"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.75" calcext:value-type="float">
            <text:p>51.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9e8b5c8f7afd2adee4f46833004963ae4c549b</text:p>
          </table:table-cell>
          <table:table-cell table:number-columns-repeated="2"/>
          <table:table-cell table:formula="of:=SUM([.K753:.AA753])" office:value-type="float" office:value="98.83" calcext:value-type="float">
            <text:p>98.83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office:value-type="float" office:value="22" calcext:value-type="float">
            <text:p>22</text:p>
          </table:table-cell>
          <table:table-cell office:value-type="float" office:value="518" calcext:value-type="float">
            <text:p>5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0.69" calcext:value-type="float">
            <text:p>30.69</text:p>
          </table:table-cell>
          <table:table-cell office:value-type="float" office:value="68.14" calcext:value-type="float">
            <text:p>68.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611267c8d9e214b7a24b520696188606f61db8</text:p>
          </table:table-cell>
          <table:table-cell table:number-columns-repeated="2"/>
          <table:table-cell table:formula="of:=SUM([.K754:.AA754])" office:value-type="float" office:value="99.41" calcext:value-type="float">
            <text:p>99.41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46" calcext:value-type="float">
            <text:p>3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56" calcext:value-type="float">
            <text:p>24.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.85" calcext:value-type="float">
            <text:p>74.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5a7b1aa952e3717fbd6416102fd821f5011b51</text:p>
          </table:table-cell>
          <table:table-cell table:number-columns-repeated="2"/>
          <table:table-cell table:formula="of:=SUM([.K755:.AA755])" office:value-type="float" office:value="99.42" calcext:value-type="float">
            <text:p>99.42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9" calcext:value-type="float">
            <text:p>1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37" calcext:value-type="float">
            <text:p>8.37</text:p>
          </table:table-cell>
          <table:table-cell office:value-type="float" office:value="47.48" calcext:value-type="float">
            <text:p>47.48</text:p>
          </table:table-cell>
          <table:table-cell office:value-type="float" office:value="0" calcext:value-type="float">
            <text:p>0</text:p>
          </table:table-cell>
          <table:table-cell office:value-type="float" office:value="43.57" calcext:value-type="float">
            <text:p>43.5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f82af63804d7cdf860d4ad62eba36a72cf7e3c</text:p>
          </table:table-cell>
          <table:table-cell table:number-columns-repeated="2"/>
          <table:table-cell table:formula="of:=SUM([.K756:.AA756])" office:value-type="float" office:value="99.42" calcext:value-type="float">
            <text:p>99.42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77" calcext:value-type="float">
            <text:p>1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.47" calcext:value-type="float">
            <text:p>8.47</text:p>
          </table:table-cell>
          <table:table-cell office:value-type="float" office:value="47.45" calcext:value-type="float">
            <text:p>47.45</text:p>
          </table:table-cell>
          <table:table-cell office:value-type="float" office:value="0" calcext:value-type="float">
            <text:p>0</text:p>
          </table:table-cell>
          <table:table-cell office:value-type="float" office:value="43.5" calcext:value-type="float">
            <text:p>43.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c26c36be44ec76c1accb049ecdc936e5d38f3a</text:p>
          </table:table-cell>
          <table:table-cell table:number-columns-repeated="2"/>
          <table:table-cell table:formula="of:=SUM([.K757:.AA757])" office:value-type="float" office:value="99.89" calcext:value-type="float">
            <text:p>99.8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271" calcext:value-type="float">
            <text:p>271</text:p>
          </table:table-cell>
          <table:table-cell office:value-type="float" office:value="7.22" calcext:value-type="float">
            <text:p>7.22</text:p>
          </table:table-cell>
          <table:table-cell office:value-type="float" office:value="3893" calcext:value-type="float">
            <text:p>3893</text:p>
          </table:table-cell>
          <table:table-cell office:value-type="float" office:value="152078" calcext:value-type="float">
            <text:p>1520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21.44" calcext:value-type="float">
            <text:p>21.4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.69" calcext:value-type="float">
            <text:p>7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2392c7ee327f95ce905f2d464deae44c968da226</text:p>
          </table:table-cell>
          <table:table-cell table:number-columns-repeated="2"/>
          <table:table-cell table:formula="of:=SUM([.K758:.AA758])" office:value-type="float" office:value="99.89" calcext:value-type="float">
            <text:p>99.89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float" office:value="14.28" calcext:value-type="float">
            <text:p>14.28</text:p>
          </table:table-cell>
          <table:table-cell office:value-type="float" office:value="11" calcext:value-type="float">
            <text:p>11</text:p>
          </table:table-cell>
          <table:table-cell office:value-type="float" office:value="28002" calcext:value-type="float">
            <text:p>28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21" calcext:value-type="float">
            <text:p>0.21</text:p>
          </table:table-cell>
          <table:table-cell office:value-type="float" office:value="56.63" calcext:value-type="float">
            <text:p>56.63</text:p>
          </table:table-cell>
          <table:table-cell office:value-type="float" office:value="0" calcext:value-type="float">
            <text:p>0</text:p>
          </table:table-cell>
          <table:table-cell office:value-type="float" office:value="42.65" calcext:value-type="float">
            <text:p>42.65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dd69c935f478ca6fe67622e9fb434717480cd0</text:p>
          </table:table-cell>
          <table:table-cell table:number-columns-repeated="2"/>
          <table:table-cell table:formula="of:=SUM([.K759:.AA759])" office:value-type="float" office:value="99.97" calcext:value-type="float">
            <text:p>99.97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3384" calcext:value-type="float">
            <text:p>338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" calcext:value-type="float">
            <text:p>0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float" office:value="60.75" calcext:value-type="float">
            <text:p>60.7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ed638b991e9396075cc711878d77400c15edf9</text:p>
          </table:table-cell>
          <table:table-cell table:number-columns-repeated="2"/>
          <table:table-cell table:formula="of:=SUM([.K760:.AA760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338" calcext:value-type="float">
            <text:p>33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71" calcext:value-type="float">
            <text:p>37.7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47" calcext:value-type="float">
            <text:p>61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228135e70c31d328d55424d054257eddea9ea2</text:p>
          </table:table-cell>
          <table:table-cell table:number-columns-repeated="2"/>
          <table:table-cell table:formula="of:=SUM([.K761:.AA761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3059" calcext:value-type="float">
            <text:p>30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06" calcext:value-type="float">
            <text:p>39.06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01" calcext:value-type="float">
            <text:p>60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3b1fcffb31b107e304bb594a039dbf4d8dccea</text:p>
          </table:table-cell>
          <table:table-cell table:number-columns-repeated="2"/>
          <table:table-cell table:formula="of:=SUM([.K762:.AA762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16" calcext:value-type="float">
            <text:p>4.16</text:p>
          </table:table-cell>
          <table:table-cell office:value-type="float" office:value="43.05" calcext:value-type="float">
            <text:p>43.05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" calcext:value-type="float">
            <text:p>0</text:p>
          </table:table-cell>
          <table:table-cell office:value-type="float" office:value="15.27" calcext:value-type="float">
            <text:p>15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fd09c05343a09337fc249807e362e347b773ae</text:p>
          </table:table-cell>
          <table:table-cell table:number-columns-repeated="2"/>
          <table:table-cell table:formula="of:=SUM([.K763:.AA763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7" calcext:value-type="float">
            <text:p>1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.64" calcext:value-type="float">
            <text:p>40.64</text:p>
          </table:table-cell>
          <table:table-cell office:value-type="float" office:value="12.29" calcext:value-type="float">
            <text:p>12.29</text:p>
          </table:table-cell>
          <table:table-cell office:value-type="float" office:value="0" calcext:value-type="float">
            <text:p>0</text:p>
          </table:table-cell>
          <table:table-cell office:value-type="float" office:value="47.05" calcext:value-type="float">
            <text:p>47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5dc79ef74209c02010673883751ad0ce3c69ee</text:p>
          </table:table-cell>
          <table:table-cell table:number-columns-repeated="2"/>
          <table:table-cell table:formula="of:=SUM([.K764:.AA764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.97" calcext:value-type="float">
            <text:p>48.97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46.93" calcext:value-type="float">
            <text:p>46.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9e7a3cdb2135b4dc8bd0d1ea74def84eb02c94</text:p>
          </table:table-cell>
          <table:table-cell table:number-columns-repeated="2"/>
          <table:table-cell table:formula="of:=SUM([.K765:.AA765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43" calcext:value-type="float">
            <text:p>13.43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office:value-type="float" office:value="40.29" calcext:value-type="float">
            <text:p>40.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3bdda08f764d1f03245db3f16eaef78b4e0dcf</text:p>
          </table:table-cell>
          <table:table-cell table:number-columns-repeated="2"/>
          <table:table-cell table:formula="of:=SUM([.K766:.AA766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3.43" calcext:value-type="float">
            <text:p>13.43</text:p>
          </table:table-cell>
          <table:table-cell office:value-type="float" office:value="46.26" calcext:value-type="float">
            <text:p>46.26</text:p>
          </table:table-cell>
          <table:table-cell office:value-type="float" office:value="0" calcext:value-type="float">
            <text:p>0</text:p>
          </table:table-cell>
          <table:table-cell office:value-type="float" office:value="40.29" calcext:value-type="float">
            <text:p>40.2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d6d8811462c00de13ca817d68a8f7db092aff7</text:p>
          </table:table-cell>
          <table:table-cell table:number-columns-repeated="2"/>
          <table:table-cell table:formula="of:=SUM([.K767:.AA767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office:value-type="float" office:value="3431" calcext:value-type="float">
            <text:p>34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57" calcext:value-type="float">
            <text:p>36.57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57" calcext:value-type="float">
            <text:p>62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d75f7166299b187e51c84330f039c18cf25cea</text:p>
          </table:table-cell>
          <table:table-cell table:number-columns-repeated="2"/>
          <table:table-cell table:formula="of:=SUM([.K768:.AA768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3406" calcext:value-type="float">
            <text:p>34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78" calcext:value-type="float">
            <text:p>36.78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38" calcext:value-type="float">
            <text:p>62.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49bfced516b15f76e279a4afc33647ba68800c</text:p>
          </table:table-cell>
          <table:table-cell table:number-columns-repeated="2"/>
          <table:table-cell table:formula="of:=SUM([.K769:.AA769])" office:value-type="float" office:value="99.98" calcext:value-type="float">
            <text:p>99.98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 office:value-type="float" office:value="4399" calcext:value-type="float">
            <text:p>43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73" calcext:value-type="float">
            <text:p>29.73</text:p>
          </table:table-cell>
          <table:table-cell office:value-type="float" office:value="7.79" calcext:value-type="float">
            <text:p>7.79</text:p>
          </table:table-cell>
          <table:table-cell office:value-type="float" office:value="0.61" calcext:value-type="float">
            <text:p>0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.85" calcext:value-type="float">
            <text:p>61.8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8aa9709aaf2cb4205cfc40b56fbca1e38f7d58</text:p>
          </table:table-cell>
          <table:table-cell table:number-columns-repeated="2"/>
          <table:table-cell table:formula="of:=SUM([.K770:.AA770])" office:value-type="float" office:value="99.98" calcext:value-type="float">
            <text:p>99.98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31" calcext:value-type="float">
            <text:p>26.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9fc0bd975fd55edc93f94f13523fa8781dc4d4</text:p>
          </table:table-cell>
          <table:table-cell table:number-columns-repeated="2"/>
          <table:table-cell table:formula="of:=SUM([.K771:.AA771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3.09" calcext:value-type="float">
            <text:p>53.09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41.59" calcext:value-type="float">
            <text:p>41.5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ecde50f5fed7b5c8412aa54774cf3d1561cff</text:p>
          </table:table-cell>
          <table:table-cell table:number-columns-repeated="2"/>
          <table:table-cell table:formula="of:=SUM([.K772:.AA772])" office:value-type="float" office:value="99.98" calcext:value-type="float">
            <text:p>99.98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.55" calcext:value-type="float">
            <text:p>25.55</text:p>
          </table:table-cell>
          <table:table-cell office:value-type="float" office:value="38.88" calcext:value-type="float">
            <text:p>38.88</text:p>
          </table:table-cell>
          <table:table-cell office:value-type="float" office:value="0" calcext:value-type="float">
            <text:p>0</text:p>
          </table:table-cell>
          <table:table-cell office:value-type="float" office:value="35.55" calcext:value-type="float">
            <text:p>35.5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f0411ad9fd75fb27af53e44835d41f5480fe3f</text:p>
          </table:table-cell>
          <table:table-cell table:number-columns-repeated="2"/>
          <table:table-cell table:formula="of:=SUM([.K773:.AA773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9" calcext:value-type="float">
            <text:p>239</text:p>
          </table:table-cell>
          <table:table-cell office:value-type="float" office:value="44.76" calcext:value-type="float">
            <text:p>44.76</text:p>
          </table:table-cell>
          <table:table-cell office:value-type="float" office:value="55.23" calcext:value-type="float">
            <text:p>55.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b00e8d0ddf784501e6f079928e72f75e57052</text:p>
          </table:table-cell>
          <table:table-cell table:number-columns-repeated="2"/>
          <table:table-cell table:formula="of:=SUM([.K774:.AA774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float" office:value="37.19" calcext:value-type="float">
            <text:p>37.19</text:p>
          </table:table-cell>
          <table:table-cell office:value-type="float" office:value="46.28" calcext:value-type="float">
            <text:p>46.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4.87" calcext:value-type="float">
            <text:p>14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8db223d9bd62ba56bc92a441741be1120ada39</text:p>
          </table:table-cell>
          <table:table-cell table:number-columns-repeated="2"/>
          <table:table-cell table:formula="of:=SUM([.K775:.AA775])" office:value-type="float" office:value="99.99" calcext:value-type="float">
            <text:p>99.99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9" calcext:value-type="float">
            <text:p>1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.75" calcext:value-type="float">
            <text:p>20.75</text:p>
          </table:table-cell>
          <table:table-cell office:value-type="float" office:value="5.66" calcext:value-type="float">
            <text:p>5.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3.58" calcext:value-type="float">
            <text:p>73.58</text:p>
          </table:table-cell>
        </table:table-row>
        <table:table-row table:style-name="ro1">
          <table:table-cell office:value-type="string" calcext:value-type="string">
            <text:p>93d7737d865a4a20ef2b11041419f46d37c25a74</text:p>
          </table:table-cell>
          <table:table-cell table:number-columns-repeated="2"/>
          <table:table-cell table:formula="of:=SUM([.K776:.AA776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float" office:value="3408" calcext:value-type="float">
            <text:p>34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76" calcext:value-type="float">
            <text:p>36.76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.41" calcext:value-type="float">
            <text:p>62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ce42ca194f633c197cbc576d8c9387fb02c8fd</text:p>
          </table:table-cell>
          <table:table-cell table:number-columns-repeated="2"/>
          <table:table-cell table:formula="of:=SUM([.K777:.AA777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office:value-type="float" office:value="3" calcext:value-type="float">
            <text:p>3</text:p>
          </table:table-cell>
          <table:table-cell office:value-type="float" office:value="42.85" calcext:value-type="float">
            <text:p>42.85</text:p>
          </table:table-cell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.66" calcext:value-type="float">
            <text:p>35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.05" calcext:value-type="float">
            <text:p>56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e7440ca6f1939388f01ed48de93e0f0f36c555</text:p>
          </table:table-cell>
          <table:table-cell table:number-columns-repeated="2"/>
          <table:table-cell table:formula="of:=SUM([.K778:.AA778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23" calcext:value-type="float">
            <text:p>52.23</text:p>
          </table:table-cell>
          <table:table-cell office:value-type="float" office:value="0" calcext:value-type="float">
            <text:p>0</text:p>
          </table:table-cell>
          <table:table-cell office:value-type="float" office:value="47.76" calcext:value-type="float">
            <text:p>47.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70c8c7d141f9f9aa013f851783019e4ec6860a</text:p>
          </table:table-cell>
          <table:table-cell table:number-columns-repeated="2"/>
          <table:table-cell table:formula="of:=SUM([.K779:.AA779])" office:value-type="float" office:value="99.99" calcext:value-type="float">
            <text:p>99.99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6" calcext:value-type="float">
            <text:p>6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9831c4f81f081703d8765af706946ab6bd2854</text:p>
          </table:table-cell>
          <table:table-cell table:number-columns-repeated="2"/>
          <table:table-cell table:formula="of:=SUM([.K780:.AA780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66" calcext:value-type="float">
            <text:p>46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.33" calcext:value-type="float">
            <text:p>37.33</text:p>
          </table:table-cell>
          <table:table-cell office:value-type="float" office:value="62.66" calcext:value-type="float">
            <text:p>62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649410207978a489bb9878ab3b70f2d40b4775</text:p>
          </table:table-cell>
          <table:table-cell table:number-columns-repeated="2"/>
          <table:table-cell table:formula="of:=SUM([.K781:.AA781])" office:value-type="float" office:value="99.99" calcext:value-type="float">
            <text:p>99.99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6" calcext:value-type="float">
            <text:p>11.36</text:p>
          </table:table-cell>
          <table:table-cell office:value-type="float" office:value="50" calcext:value-type="float">
            <text:p>50</text:p>
          </table:table-cell>
          <table:table-cell office:value-type="float" office:value="38.63" calcext:value-type="float">
            <text:p>38.6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a85461fe43f61e972f564d481188e51746022a</text:p>
          </table:table-cell>
          <table:table-cell table:number-columns-repeated="2"/>
          <table:table-cell table:formula="of:=SUM([.K782:.AA782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44.97" calcext:value-type="float">
            <text:p>44.97</text:p>
          </table:table-cell>
          <table:table-cell office:value-type="float" office:value="53.84" calcext:value-type="float">
            <text:p>53.8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6747eb32f56f6b8b818eff5635888d250d62e1</text:p>
          </table:table-cell>
          <table:table-cell table:number-columns-repeated="2"/>
          <table:table-cell table:formula="of:=SUM([.K783:.AA783])" office:value-type="float" office:value="99.99" calcext:value-type="float">
            <text:p>99.99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54" calcext:value-type="float">
            <text:p>654</text:p>
          </table:table-cell>
          <table:table-cell office:value-type="float" office:value="35.62" calcext:value-type="float">
            <text:p>35.62</text:p>
          </table:table-cell>
          <table:table-cell office:value-type="float" office:value="64.37" calcext:value-type="float">
            <text:p>64.37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7b44c7f31262218a5efa2fe5c74d1188a221f9</text:p>
          </table:table-cell>
          <table:table-cell table:number-columns-repeated="2"/>
          <table:table-cell table:formula="of:=SUM([.K784:.AA784])" office:value-type="float" office:value="99.99" calcext:value-type="float">
            <text:p>99.99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24" calcext:value-type="float">
            <text:p>3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0.06" calcext:value-type="float">
            <text:p>2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9.93" calcext:value-type="float">
            <text:p>79.93</text:p>
          </table:table-cell>
        </table:table-row>
        <table:table-row table:style-name="ro1">
          <table:table-cell office:value-type="string" calcext:value-type="string">
            <text:p>14db96d88eb9fd4619c8fccde83582e5c1beee8c</text:p>
          </table:table-cell>
          <table:table-cell/>
          <table:table-cell office:value-type="string" calcext:value-type="string">
            <text:p>Latex</text:p>
          </table:table-cell>
          <table:table-cell table:formula="of:=SUM([.K785:.AA785])" office:value-type="float" office:value="99.99" calcext:value-type="float">
            <text:p>99.99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4.04" calcext:value-type="float">
            <text:p>84.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5" calcext:value-type="float">
            <text:p>15.95</text:p>
          </table:table-cell>
        </table:table-row>
        <table:table-row table:style-name="ro1">
          <table:table-cell office:value-type="string" calcext:value-type="string">
            <text:p>461403cb28334c02a37616e0803107bc3ba65864</text:p>
          </table:table-cell>
          <table:table-cell table:number-columns-repeated="2"/>
          <table:table-cell table:formula="of:=SUM([.K786:.AA786])" office:value-type="float" office:value="99.99" calcext:value-type="float">
            <text:p>99.99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2909" calcext:value-type="float">
            <text:p>29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.25" calcext:value-type="float">
            <text:p>40.25</text:p>
          </table:table-cell>
          <table:table-cell office:value-type="float" office:value="0" calcext:value-type="float">
            <text:p>0</text:p>
          </table:table-cell>
          <table:table-cell office:value-type="float" office:value="0.82" calcext:value-type="float">
            <text:p>0.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.92" calcext:value-type="float">
            <text:p>58.9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524361255fc54a504f53be01f7480d953ad8d2</text:p>
          </table:table-cell>
          <table:table-cell table:number-columns-repeated="2"/>
          <table:table-cell table:formula="of:=SUM([.K787:.AA787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11" calcext:value-type="float">
            <text:p>52.11</text:p>
          </table:table-cell>
          <table:table-cell office:value-type="float" office:value="0" calcext:value-type="float">
            <text:p>0</text:p>
          </table:table-cell>
          <table:table-cell office:value-type="float" office:value="47.88" calcext:value-type="float">
            <text:p>47.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194b6f5fe9f4f51abbc86d75d3bb22f27708f5</text:p>
          </table:table-cell>
          <table:table-cell table:number-columns-repeated="2"/>
          <table:table-cell table:formula="of:=SUM([.K788:.AA788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c62f1542a1ea64aaf621e84797060a756b5fff</text:p>
          </table:table-cell>
          <table:table-cell table:number-columns-repeated="2"/>
          <table:table-cell table:formula="of:=SUM([.K789:.AA789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30d43a25ca11ee87965dc70c1afc4f41f13015</text:p>
          </table:table-cell>
          <table:table-cell table:number-columns-repeated="2"/>
          <table:table-cell table:formula="of:=SUM([.K790:.AA790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17" calcext:value-type="float">
            <text:p>52.17</text:p>
          </table:table-cell>
          <table:table-cell office:value-type="float" office:value="0" calcext:value-type="float">
            <text:p>0</text:p>
          </table:table-cell>
          <table:table-cell office:value-type="float" office:value="47.82" calcext:value-type="float">
            <text:p>47.8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3db2fb3f95334084593ec0b5d677c42b9c27b0</text:p>
          </table:table-cell>
          <table:table-cell table:number-columns-repeated="2"/>
          <table:table-cell table:formula="of:=SUM([.K791:.AA791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45" calcext:value-type="float">
            <text:p>52.45</text:p>
          </table:table-cell>
          <table:table-cell office:value-type="float" office:value="0" calcext:value-type="float">
            <text:p>0</text:p>
          </table:table-cell>
          <table:table-cell office:value-type="float" office:value="47.54" calcext:value-type="float">
            <text:p>47.5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bf0ec3633e6888130829eaae99c5c71e6b9a1</text:p>
          </table:table-cell>
          <table:table-cell table:number-columns-repeated="2"/>
          <table:table-cell table:formula="of:=SUM([.K792:.AA792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85" calcext:value-type="float">
            <text:p>52.85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68fe05b55186c8fdd9fab09302bc2c57532187</text:p>
          </table:table-cell>
          <table:table-cell table:number-columns-repeated="2"/>
          <table:table-cell table:formula="of:=SUM([.K793:.AA793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2.85" calcext:value-type="float">
            <text:p>52.85</text:p>
          </table:table-cell>
          <table:table-cell office:value-type="float" office:value="0" calcext:value-type="float">
            <text:p>0</text:p>
          </table:table-cell>
          <table:table-cell office:value-type="float" office:value="47.14" calcext:value-type="float">
            <text:p>47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634a5b00ddde02d5004feb83b17f32e25ec3cf</text:p>
          </table:table-cell>
          <table:table-cell table:number-columns-repeated="2"/>
          <table:table-cell table:formula="of:=SUM([.K794:.AA794])" office:value-type="float" office:value="99.99" calcext:value-type="float">
            <text:p>99.99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6.37" calcext:value-type="float">
            <text:p>26.37</text:p>
          </table:table-cell>
          <table:table-cell office:value-type="float" office:value="38.46" calcext:value-type="float">
            <text:p>38.46</text:p>
          </table:table-cell>
          <table:table-cell office:value-type="float" office:value="0" calcext:value-type="float">
            <text:p>0</text:p>
          </table:table-cell>
          <table:table-cell office:value-type="float" office:value="35.16" calcext:value-type="float">
            <text:p>35.1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04c86f67cdcdd4816cc22cc14977091da983c7</text:p>
          </table:table-cell>
          <table:table-cell table:number-columns-repeated="2"/>
          <table:table-cell table:formula="of:=SUM([.K795:.AA795])" office:value-type="float" office:value="99.99" calcext:value-type="float">
            <text:p>99.99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29" calcext:value-type="float">
            <text:p>5.29</text:p>
          </table:table-cell>
          <table:table-cell office:value-type="float" office:value="30" calcext:value-type="float">
            <text:p>30</text:p>
          </table:table-cell>
          <table:table-cell office:value-type="float" office:value="64.7" calcext:value-type="float">
            <text:p>6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465ac8e678ecfcadbac20e0aba4dd406271467</text:p>
          </table:table-cell>
          <table:table-cell table:number-columns-repeated="2"/>
          <table:table-cell table:formula="of:=SUM([.K796:.AA796])" office:value-type="float" office:value="99.99" calcext:value-type="float">
            <text:p>99.99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3.57" calcext:value-type="float">
            <text:p>53.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6.42" calcext:value-type="float">
            <text:p>46.4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82f1700006830b6fe34572b66245c1487ccd29</text:p>
          </table:table-cell>
          <table:table-cell table:number-columns-repeated="2"/>
          <table:table-cell table:formula="of:=SUM([.K797:.AA797])"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c0560f37df8d2f4922b7b1c567dbb823fd79d5</text:p>
          </table:table-cell>
          <table:table-cell/>
          <table:table-cell office:value-type="string" calcext:value-type="string">
            <text:p>Latex</text:p>
          </table:table-cell>
          <table:table-cell table:formula="of:=SUM([.K798:.AA798])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3547fd364a3f3ae953e44b4d3dc28c5d0fe528</text:p>
          </table:table-cell>
          <table:table-cell table:number-columns-repeated="2"/>
          <table:table-cell table:formula="of:=SUM([.K799:.AA799])"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label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numCommits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imgFilePct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cLinePct</text:p>
          </table:table-cell>
          <table:table-cell office:value-type="string" calcext:value-type="string">
            <text:p>c-plus-plusLinePct</text:p>
          </table:table-cell>
          <table:table-cell office:value-type="string" calcext:value-type="string">
            <text:p>configurationLinePct</text:p>
          </table:table-cell>
          <table:table-cell office:value-type="string" calcext:value-type="string">
            <text:p>dataLinePct</text:p>
          </table:table-cell>
          <table:table-cell office:value-type="string" calcext:value-type="string">
            <text:p>datascienceLinePct</text:p>
          </table:table-cell>
          <table:table-cell office:value-type="string" calcext:value-type="string">
            <text:p>goLinePct</text:p>
          </table:table-cell>
          <table:table-cell office:value-type="string" calcext:value-type="string">
            <text:p>interfaceLinePct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latexLinePct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localization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sqlLinePct</text:p>
          </table:table-cell>
          <table:table-cell office:value-type="string" calcext:value-type="string">
            <text:p>swiftLinePct</text:p>
          </table:table-cell>
          <table:table-cell office:value-type="string" calcext:value-type="string">
            <text:p>txtLinePct</text:p>
          </table:table-cell>
          <table:table-cell office:value-type="string" calcext:value-type="string">
            <text:p>yarnLinePct</text:p>
          </table:table-cell>
        </table:table-row>
        <table:table-row table:style-name="ro1">
          <table:table-cell office:value-type="string" calcext:value-type="string">
            <text:p>5c363ed622ef8e060a3e6f6918a8b5e05798f21e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2.5" calcext:value-type="float">
            <text:p>62.5</text:p>
          </table:table-cell>
          <table:table-cell office:value-type="float" office:value="37.5" calcext:value-type="float">
            <text:p>37.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0135251984667d0609f126eba973cbaa34cb6f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41b328f100627b7432a7b9c151891ab4a6706a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21d5d97f769d0ae2adee65445aa0748b0e4de1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e65ba8a44c75f9fd180309ba6c07dd03a2a9d5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b28df9fa386b6aa8f439a5949e984c90a8320d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14971b82237ebcd19557421eca8c1976caccf0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3fbd61a89c7a35bc0eda91b1df61371dc0936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95.65" calcext:value-type="float">
            <text:p>95.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757b50edbbdb49cf0c1804d7f6273e16d269a4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.77" calcext:value-type="float">
            <text:p>77.7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c26a1d96fa323ef3878e0aae940d21b9aaf418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7228a6d819c857a5c1fe6dcea85b90781ea7cc</text:p>
          </table:table-cell>
          <table:table-cell office:value-type="string" calcext:value-type="string">
            <text:p>C Bugfix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6.66" calcext:value-type="float">
            <text:p>66.6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c32ac75868b27780c15c4ff52c2403b63fdbc9</text:p>
          </table:table-cell>
          <table:table-cell office:value-type="string" calcext:value-type="string">
            <text:p>C Bugfix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52.17" calcext:value-type="float">
            <text:p>52.1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c981d9fa4f608e97c92171afdcefa041e9497b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5" calcext:value-type="float">
            <text:p>825</text:p>
          </table:table-cell>
          <table:table-cell office:value-type="float" office:value="96.84" calcext:value-type="float">
            <text:p>96.84</text:p>
          </table:table-cell>
          <table:table-cell office:value-type="float" office:value="3.15" calcext:value-type="float">
            <text:p>3.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7d6d68299ead0fe34c1cfe36a0a91d7e888b54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32" calcext:value-type="float">
            <text:p>2032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b4913ede4779d480d2fc297070bbce57d5691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06" calcext:value-type="float">
            <text:p>5906</text:p>
          </table:table-cell>
          <table:table-cell office:value-type="float" office:value="99.98" calcext:value-type="float">
            <text:p>99.9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56bc1a3f749259de005f2073c2ea35f2e6dc4f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33" calcext:value-type="float">
            <text:p>4033</text:p>
          </table:table-cell>
          <table:table-cell office:value-type="float" office:value="99.95" calcext:value-type="float">
            <text:p>99.9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c8a986d0274696dad221fe4871e71931e64625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97.86" calcext:value-type="float">
            <text:p>97.8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456682125d74553ee51c7ba961d4fe4c425b70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439" calcext:value-type="float">
            <text:p>4439</text:p>
          </table:table-cell>
          <table:table-cell office:value-type="float" office:value="95.65" calcext:value-type="float">
            <text:p>95.6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f9d979f613b399ed277a170c8c716dd85be8dd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73" calcext:value-type="float">
            <text:p>1573</text:p>
          </table:table-cell>
          <table:table-cell office:value-type="float" office:value="95.29" calcext:value-type="float">
            <text:p>95.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60ffb8fe0f989d30ecde3505052691077c879e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04" calcext:value-type="float">
            <text:p>2804</text:p>
          </table:table-cell>
          <table:table-cell office:value-type="float" office:value="92.18" calcext:value-type="float">
            <text:p>92.1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1901cade585010ddc7605b9e72ff9f03d5e613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91.28" calcext:value-type="float">
            <text:p>91.2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18d96e5f98676413097cd5ce96ed19d4ff3da0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51" calcext:value-type="float">
            <text:p>2451</text:p>
          </table:table-cell>
          <table:table-cell office:value-type="float" office:value="90.86" calcext:value-type="float">
            <text:p>90.8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c78669494a05a539cdbb83614b6c3312e5401e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float" office:value="86.97" calcext:value-type="float">
            <text:p>86.9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b9d49e472f1ed89c16e427c22c3ea4503810f0</text:p>
          </table:table-cell>
          <table:table-cell office:value-type="string" calcext:value-type="string">
            <text:p>C Bulk Commi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85" calcext:value-type="float">
            <text:p>5885</text:p>
          </table:table-cell>
          <table:table-cell office:value-type="float" office:value="82.97" calcext:value-type="float">
            <text:p>82.9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03715b9de35ed51aff22cbd76b14dd511feb3</text:p>
          </table:table-cell>
          <table:table-cell office:value-type="string" calcext:value-type="string">
            <text:p>C Developmen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22" calcext:value-type="float">
            <text:p>322</text:p>
          </table:table-cell>
          <table:table-cell office:value-type="float" office:value="90.37" calcext:value-type="float">
            <text:p>90.37</text:p>
          </table:table-cell>
          <table:table-cell office:value-type="float" office:value="0" calcext:value-type="float">
            <text:p>0</text:p>
          </table:table-cell>
          <table:table-cell office:value-type="float" office:value="2.79" calcext:value-type="float">
            <text:p>2.7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c0230cfc1ae9b9c1c905cd9ac613bc98bfa43a</text:p>
          </table:table-cell>
          <table:table-cell office:value-type="string" calcext:value-type="string">
            <text:p>C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89.65" calcext:value-type="float">
            <text:p>89.65</text:p>
          </table:table-cell>
          <table:table-cell office:value-type="float" office:value="8.62" calcext:value-type="float">
            <text:p>8.6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1489a89ac03393e22614412bf00b617dd16398</text:p>
          </table:table-cell>
          <table:table-cell office:value-type="string" calcext:value-type="string">
            <text:p>C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836ad58808a1f6437a8b9a76b670c07c9a1212</text:p>
          </table:table-cell>
          <table:table-cell office:value-type="string" calcext:value-type="string">
            <text:p>C Developmen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791db7b96ca4f19d490f43cf3dc5157d7e325f</text:p>
          </table:table-cell>
          <table:table-cell office:value-type="string" calcext:value-type="string">
            <text:p>C Developmen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98.26" calcext:value-type="float">
            <text:p>98.2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0fb0dd981acc777c2c83c66910485f5a804ea6</text:p>
          </table:table-cell>
          <table:table-cell office:value-type="string" calcext:value-type="string">
            <text:p>C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1.42" calcext:value-type="float">
            <text:p>91.4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e5c5bc399f95f4ee5994f55ceb1267b233ce12</text:p>
          </table:table-cell>
          <table:table-cell office:value-type="string" calcext:value-type="string">
            <text:p>C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90.72" calcext:value-type="float">
            <text:p>90.7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1bd0d60b976e3e130cbb6d1eac84c9c6835adb</text:p>
          </table:table-cell>
          <table:table-cell office:value-type="string" calcext:value-type="string">
            <text:p>C Development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85.88" calcext:value-type="float">
            <text:p>85.8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db003717d0515ec9b5921beb7128a43778e7f6</text:p>
          </table:table-cell>
          <table:table-cell office:value-type="string" calcext:value-type="string">
            <text:p>C Development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4" calcext:value-type="float">
            <text:p>304</text:p>
          </table:table-cell>
          <table:table-cell office:value-type="float" office:value="63.81" calcext:value-type="float">
            <text:p>63.8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a4ca4d60599c9dbdd4e03a73beb33e9b44655a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41479b4b8a5b6e401be80f09fc459797a09672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aa01783d4e3592db456fb2db05207c3c278244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fdb8166c6f1677eff614d26af2cf9a84ca73e1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f54f4e40811e526541f3a54f6a19dd42c8e688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cb56f37780854bf26650e0872a556da25897a0a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a8f30e7b0b0bbb365fcca95b0c33af31f28ef4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c99918ed9f061bebaf6030df87bcca52374f31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7b895e550ed6bd4a60bc120f4c0f9b3f08c5f6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5e704ac08fb43320e3ebcdde0d2a5392fdec9f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ce691ede8c21870496e3ccbe8a2047e517a87a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79dad17545424d145e846026518d70da594380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0478f43e7bf9726ba033fde4a2776f9d5a9af4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babaac3071e3babf1bbe022dae504ac8bf27c8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ad55a08a32832709f3b298b588577422071a93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1c212b023f057134bea1e71b873d0a58c77a39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5aa05174e06effd758eeb78c5af9fb465e9611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8537b2747f85e33308b843a109e16ae05477e0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1b5ccc362cf145cd214985240fa2a0848cd026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d1edb017537894587e37fdb56d84b956eeea84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4b089fbf6eca03b1f026e2033d4a6ccc6305f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6a004f3302f2999c94b27795fbbc9c03997657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c5b68acd12cf7c2b4888d54d8fdd21837b2817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3e54cfd3cb8d31bafe9dd980a6871143bd77c7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.84" calcext:value-type="float">
            <text:p>3.84</text:p>
          </table:table-cell>
          <table:table-cell office:value-type="float" office:value="96.15" calcext:value-type="float">
            <text:p>96.1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7ba34313768fde9b813243dcd408f9755b0418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.88" calcext:value-type="float">
            <text:p>5.88</text:p>
          </table:table-cell>
          <table:table-cell office:value-type="float" office:value="94.11" calcext:value-type="float">
            <text:p>94.1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cffe50efc3944d713c701fa375dacbf17fb7cf</text:p>
          </table:table-cell>
          <table:table-cell office:value-type="string" calcext:value-type="string">
            <text:p>C++ Bugfix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8.33" calcext:value-type="float">
            <text:p>8.33</text:p>
          </table:table-cell>
          <table:table-cell office:value-type="float" office:value="91.66" calcext:value-type="float">
            <text:p>91.6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c1d0d5e494465cbc27a639d5337240d84997fe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5" calcext:value-type="float">
            <text:p>12.5</text:p>
          </table:table-cell>
          <table:table-cell office:value-type="float" office:value="87.5" calcext:value-type="float">
            <text:p>87.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ae2dba7c9697d129a43c1dde54690f3e37a84a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38a25f8d97f8416d20ace7dcd1bd760a425db9</text:p>
          </table:table-cell>
          <table:table-cell office:value-type="string" calcext:value-type="string">
            <text:p>C++ Bugfix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.75" calcext:value-type="float">
            <text:p>18.75</text:p>
          </table:table-cell>
          <table:table-cell office:value-type="float" office:value="81.25" calcext:value-type="float">
            <text:p>81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f3f63075b4187a2fff36f7441f4d6f3fc32b5f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15" calcext:value-type="float">
            <text:p>7215</text:p>
          </table:table-cell>
          <table:table-cell office:value-type="float" office:value="0" calcext:value-type="float">
            <text:p>0</text:p>
          </table:table-cell>
          <table:table-cell office:value-type="float" office:value="98.29" calcext:value-type="float">
            <text:p>98.2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d267459c293f4351dbd5e286650d1393efaa0d</text:p>
          </table:table-cell>
          <table:table-cell office:value-type="string" calcext:value-type="string">
            <text:p>C++ Bulk Commi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6" calcext:value-type="float">
            <text:p>156</text:p>
          </table:table-cell>
          <table:table-cell office:value-type="float" office:value="30.76" calcext:value-type="float">
            <text:p>30.76</text:p>
          </table:table-cell>
          <table:table-cell office:value-type="float" office:value="68.58" calcext:value-type="float">
            <text:p>68.5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0a3e93f2e2a29a179d6c8d7f98b01310d7f909</text:p>
          </table:table-cell>
          <table:table-cell office:value-type="string" calcext:value-type="string">
            <text:p>C++ Bulk Commi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4.51" calcext:value-type="float">
            <text:p>14.51</text:p>
          </table:table-cell>
          <table:table-cell office:value-type="float" office:value="69.35" calcext:value-type="float">
            <text:p>69.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3095920ac1b40f5298175deb804311d9c54628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9" calcext:value-type="float">
            <text:p>79</text:p>
          </table:table-cell>
          <table:table-cell office:value-type="float" office:value="2.53" calcext:value-type="float">
            <text:p>2.53</text:p>
          </table:table-cell>
          <table:table-cell office:value-type="float" office:value="67.08" calcext:value-type="float">
            <text:p>67.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6" calcext:value-type="float">
            <text:p>1.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dc1fe1cfdd83e6abf4a260a65df61ef3cae583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 office:value-type="float" office:value="8430" calcext:value-type="float">
            <text:p>8430</text:p>
          </table:table-cell>
          <table:table-cell office:value-type="float" office:value="0" calcext:value-type="float">
            <text:p>0</text:p>
          </table:table-cell>
          <table:table-cell office:value-type="float" office:value="97.79" calcext:value-type="float">
            <text:p>97.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df503b2944aae6d58fc026c59172f8e77dc9aa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a4699c2f2d875c9123ca284ec54240f9412da1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6374d835645e54285c4a46a1290658b332e366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d2571cbe6ad205fdd437ee94dd9d145910d402</text:p>
          </table:table-cell>
          <table:table-cell office:value-type="string" calcext:value-type="string">
            <text:p>C++ Bulk Commi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float" office:value="99.73" calcext:value-type="float">
            <text:p>99.7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0b4910f7d87983f50047074c3c2397b0a5c4e92</text:p>
          </table:table-cell>
          <table:table-cell office:value-type="string" calcext:value-type="string">
            <text:p>C++ Bulk Commi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39" calcext:value-type="float">
            <text:p>239</text:p>
          </table:table-cell>
          <table:table-cell office:value-type="float" office:value="3.76" calcext:value-type="float">
            <text:p>3.76</text:p>
          </table:table-cell>
          <table:table-cell office:value-type="float" office:value="96.23" calcext:value-type="float">
            <text:p>96.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6d4d59197db344613de18d1bfcead34a5e42ba</text:p>
          </table:table-cell>
          <table:table-cell office:value-type="string" calcext:value-type="string">
            <text:p>C++ Bulk Commi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office:value-type="float" office:value="7.87" calcext:value-type="float">
            <text:p>7.87</text:p>
          </table:table-cell>
          <table:table-cell office:value-type="float" office:value="92.12" calcext:value-type="float">
            <text:p>92.1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fd63029336aeea3ed38d14a7a21a068e89b5be</text:p>
          </table:table-cell>
          <table:table-cell office:value-type="string" calcext:value-type="string">
            <text:p>C++ Bulk Commi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8.41" calcext:value-type="float">
            <text:p>8.41</text:p>
          </table:table-cell>
          <table:table-cell office:value-type="float" office:value="77.22" calcext:value-type="float">
            <text:p>77.2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44b092f8de074ec2c98434cb4c76d804146bd6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0.97" calcext:value-type="float">
            <text:p>0.97</text:p>
          </table:table-cell>
          <table:table-cell office:value-type="float" office:value="96.11" calcext:value-type="float">
            <text:p>96.1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.91" calcext:value-type="float">
            <text:p>2.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0a121e456b966826afe575929bad225aa0cb15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float" office:value="2.73" calcext:value-type="float">
            <text:p>2.73</text:p>
          </table:table-cell>
          <table:table-cell office:value-type="float" office:value="95.89" calcext:value-type="float">
            <text:p>95.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" calcext:value-type="float">
            <text:p>1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57c083f2aa144e765a7345f15713330b192e36</text:p>
          </table:table-cell>
          <table:table-cell table:style-name="ce1" office:value-type="string" calcext:value-type="string">
            <text:p>C++ Development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da2e97899f27ad7a4e7afaea7c3be31e4f4690</text:p>
          </table:table-cell>
          <table:table-cell office:value-type="string" calcext:value-type="string">
            <text:p>C++ Development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60abfaa1f683df2d5dcd331c39cf3544659ade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c4593db1ccfb8745b2daa42f457981ae08dba9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e288c5caa1dbce167f2fd01a92317882cd9fb3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bea5caee08f727a65de8900f2d2f256b7fbbde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1ef15a86767573022ecd6cbfaec6066b1bec23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d7df32360605724d8f0ea4b7aebfa7aea24c97</text:p>
          </table:table-cell>
          <table:table-cell office:value-type="string" calcext:value-type="string">
            <text:p>C++ Development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.66" calcext:value-type="float">
            <text:p>1.66</text:p>
          </table:table-cell>
          <table:table-cell office:value-type="float" office:value="98.33" calcext:value-type="float">
            <text:p>98.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cc095cb26c4967ed9e9ebf89b6eb1e685c3844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1.71" calcext:value-type="float">
            <text:p>1.71</text:p>
          </table:table-cell>
          <table:table-cell office:value-type="float" office:value="98.28" calcext:value-type="float">
            <text:p>98.2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a36cba0223c16248335703412cee019c7aa59f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.16" calcext:value-type="float">
            <text:p>1.16</text:p>
          </table:table-cell>
          <table:table-cell office:value-type="float" office:value="96.51" calcext:value-type="float">
            <text:p>96.5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3bdb1d51e4e212c5ccfa4bf23d2e37e4e41529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5.4" calcext:value-type="float">
            <text:p>5.4</text:p>
          </table:table-cell>
          <table:table-cell office:value-type="float" office:value="94.59" calcext:value-type="float">
            <text:p>94.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f8aaafa5da769b9c80667214179c7dae78fd74</text:p>
          </table:table-cell>
          <table:table-cell office:value-type="string" calcext:value-type="string">
            <text:p>C++ Development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5.74" calcext:value-type="float">
            <text:p>5.74</text:p>
          </table:table-cell>
          <table:table-cell office:value-type="float" office:value="94.25" calcext:value-type="float">
            <text:p>94.2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41eaf5d68f488137f4e1d2f3dbf31d2de30634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8.4" calcext:value-type="float">
            <text:p>8.4</text:p>
          </table:table-cell>
          <table:table-cell office:value-type="float" office:value="91.59" calcext:value-type="float">
            <text:p>91.5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fdb7a1536209409010c6b6a69aedfce03c8372d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c491a288a73e911be24a285e12abd57df7d04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float" office:value="10.38" calcext:value-type="float">
            <text:p>10.38</text:p>
          </table:table-cell>
          <table:table-cell office:value-type="float" office:value="89.61" calcext:value-type="float">
            <text:p>89.6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734571912736356839fde75fd10993b0df81d5</text:p>
          </table:table-cell>
          <table:table-cell office:value-type="string" calcext:value-type="string">
            <text:p>C++ Development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2.9" calcext:value-type="float">
            <text:p>12.9</text:p>
          </table:table-cell>
          <table:table-cell office:value-type="float" office:value="87.09" calcext:value-type="float">
            <text:p>87.09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e5cd89be6e815a42de5abd50ea725b3cf6deb4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3.25" calcext:value-type="float">
            <text:p>13.25</text:p>
          </table:table-cell>
          <table:table-cell office:value-type="float" office:value="86.74" calcext:value-type="float">
            <text:p>86.7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abc5359b24a27376cc1a4ba8d0b35e7ca036d2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15.78" calcext:value-type="float">
            <text:p>15.78</text:p>
          </table:table-cell>
          <table:table-cell office:value-type="float" office:value="84.21" calcext:value-type="float">
            <text:p>84.2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7b8f343e99d9d53ea353ddce9a977f1886caf30</text:p>
          </table:table-cell>
          <table:table-cell office:value-type="string" calcext:value-type="string">
            <text:p>C++ Development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0.76" calcext:value-type="float">
            <text:p>30.76</text:p>
          </table:table-cell>
          <table:table-cell office:value-type="float" office:value="69.23" calcext:value-type="float">
            <text:p>69.2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13e5dfdafe708f63ebb5193c44e2bc770c6651</text:p>
          </table:table-cell>
          <table:table-cell office:value-type="string" calcext:value-type="string">
            <text:p>C++ Development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30.37" calcext:value-type="float">
            <text:p>30.37</text:p>
          </table:table-cell>
          <table:table-cell office:value-type="float" office:value="67.08" calcext:value-type="float">
            <text:p>67.08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b39798c043266dcc56609416a9e65bf4e4a784</text:p>
          </table:table-cell>
          <table:table-cell office:value-type="string" calcext:value-type="string">
            <text:p>Config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6f4e6a400ff2b5dd8ddec29b19bca199bc799e</text:p>
          </table:table-cell>
          <table:table-cell office:value-type="string" calcext:value-type="string">
            <text:p>Config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b946d3bdd52b60c1ff91237f59c0750fdc68afc</text:p>
          </table:table-cell>
          <table:table-cell office:value-type="string" calcext:value-type="string">
            <text:p>Config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75282f0cd3ecc869fab16f3178c36a084c94ef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7" calcext:value-type="float">
            <text:p>99.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7dbdd4c288162ed597afa60c7e33bcbf805a17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1" calcext:value-type="float">
            <text:p>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9" calcext:value-type="float">
            <text:p>99.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4e722eb9ccb895f0d6e4fda9942154ed88c273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98" calcext:value-type="float">
            <text:p>1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1" calcext:value-type="float">
            <text:p>99.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45d0d93071d1cfaca68aa61b79d83ccfa069a0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7" calcext:value-type="float">
            <text:p>1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3" calcext:value-type="float">
            <text:p>99.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81bb18013a66cdb3894500596acc25833a0cd0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36" calcext:value-type="float">
            <text:p>16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7" calcext:value-type="float">
            <text:p>99.8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982e7b3236c0a47fff3cd40bb3891793b1d14d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26" calcext:value-type="float">
            <text:p>1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2" calcext:value-type="float">
            <text:p>99.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826acb9a41b8ff425387399faac76d3e97a8b3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90" calcext:value-type="float">
            <text:p>14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3" calcext:value-type="float">
            <text:p>99.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f1889e50094bb5327d9557e2a1743928684c6a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87" calcext:value-type="float">
            <text:p>16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4" calcext:value-type="float">
            <text:p>99.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dab7c417067fa142f99e09ba55ef109d6fb4d7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18c48670f492ffe3577794e74cf8b98c96d3d0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16f5c9e642c1503044309fe0594683cf61e42f1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b39ca88181f9322751528a7aa120cb4a01b5c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40" calcext:value-type="float">
            <text:p>13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36f2a803a64abc6f0515b4d324d5c8bcccdee3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1" calcext:value-type="float">
            <text:p>1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539f0956268c0cb52062f5947a6653ef9576ca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35f2d4a5f1223edda0e10b91fd8f4c6f2e05bd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17" calcext:value-type="float">
            <text:p>1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7e4a4475785bd428e488cfc2d66130fed5013d</text:p>
          </table:table-cell>
          <table:table-cell office:value-type="string" calcext:value-type="string">
            <text:p>Data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68" calcext:value-type="float">
            <text:p>12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6a55d35a549d568b00b5c3851543d24a618ccf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6.25" calcext:value-type="float">
            <text:p>96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string" calcext:value-type="string">
            <text:p>4178bca2a248f8606b56419f5c46a579b6c4f45b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8.18" calcext:value-type="float">
            <text:p>98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" calcext:value-type="float">
            <text:p>1.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3312760ef58b43baab10d8d3564ca04728ae6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a6e1cfc687d35e9b3c5e2fcb2d3bd5aa14a0f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37ab24bf9bf5c511b9950220550208c13f2f6b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06d58eca0af832bd7f4fa306ad5db2229947d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f7452433ad2e1b281022897c609954d220400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b95d8924186e72544795811b171ead39054c7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b3b7c795421c39819d8b836a9020a449e6db3e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47f0c518c6e848061462e3234f32cc7d854a46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ffa92881ba002ed432ea2528f63412c05e92d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09e0a3f2e07b636d4a42f3c5e5449f7156bad9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7" calcext:value-type="float">
            <text:p>14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269dc08d0c4801947c2f3237bd4cc26dc642cc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c1176a3108cf0554fa92c6407ac9668c21f1f1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f44d0df92ca614b3c0a0b9b6d16874cb6421ac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8" calcext:value-type="float">
            <text:p>16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401c5bbb018f12845a6f277e5b6d1bfb2da121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103f89132e0add20c0da6dee636d9431be2f20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68caa09441962971339954a3547d57c881c0e8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9a8ca2f0751fea7620ac1dffe903f3ea0b6417</text:p>
          </table:table-cell>
          <table:table-cell office:value-type="string" calcext:value-type="string">
            <text:p>Documentation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office:value-type="float" office:value="9" calcext:value-type="float">
            <text:p>9</text:p>
          </table:table-cell>
          <table:table-cell office:value-type="float" office:value="81.81" calcext:value-type="float">
            <text:p>81.81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1522da5b7c7fbcf292739c05a8be19e5c98108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44" calcext:value-type="float">
            <text:p>3.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.55" calcext:value-type="float">
            <text:p>96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fa6e9dd64abc7156584b526aaec25e34f4dad2</text:p>
          </table:table-cell>
          <table:table-cell office:value-type="string" calcext:value-type="string">
            <text:p>Documentation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.62" calcext:value-type="float">
            <text:p>87.6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bd1087a3ab14aa2bf7ed61ffd2648079144920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4aa74e253b6af36f155f0284448ed7afb4578e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277" calcext:value-type="float">
            <text:p>27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c230edcc2ae0ec4fd3811185ad3b1802a5c90b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64f0c74fb344b90af4c23d26bdbaad453e033ca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50" calcext:value-type="float">
            <text:p>14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ae6685f78286ae19a45107542ff4c79ebfbfd8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36154" calcext:value-type="float">
            <text:p>3615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81ada7493c77e87c6d8ad1101292b954f8a0f5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025" calcext:value-type="float">
            <text:p>10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8" calcext:value-type="float">
            <text:p>99.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494f21a9cc39e018b336c17db281fa00d6ec8c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71" calcext:value-type="float">
            <text:p>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7" calcext:value-type="float">
            <text:p>99.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63e5fb65380984603257f86ad2bcd71e83f3b1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2061" calcext:value-type="float">
            <text:p>2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03" calcext:value-type="float">
            <text:p>2.03</text:p>
          </table:table-cell>
          <table:table-cell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99" calcext:value-type="float">
            <text:p>96.9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c1f3f78fb0c46584dd1fe2dd9b3a6fa8c21b80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190" calcext:value-type="float">
            <text:p>21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52" calcext:value-type="float">
            <text:p>96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cfd343ebae7477c9f9f7e37bbfbf50403bf030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00" calcext:value-type="float">
            <text:p>2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6.2" calcext:value-type="float">
            <text:p>96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5cff55e194a2a58fd38a340f54c9573f5dbcb3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682" calcext:value-type="float">
            <text:p>16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4" calcext:value-type="float">
            <text:p>95.2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990ba1ea550befbab9b288c52a5dc017bb8ae4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84" calcext:value-type="float">
            <text:p>4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7" calcext:value-type="float">
            <text:p>2.27</text:p>
          </table:table-cell>
          <table:table-cell office:value-type="float" office:value="4.33" calcext:value-type="float">
            <text:p>4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.38" calcext:value-type="float">
            <text:p>93.3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29bec04d7ecdf59b0dc118556c6eb007876a2a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012" calcext:value-type="float">
            <text:p>30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0.89" calcext:value-type="float">
            <text:p>0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b3a0f5ba220110d2a45bd85628c8e4cd48edd</text:p>
          </table:table-cell>
          <table:table-cell office:value-type="string" calcext:value-type="string">
            <text:p>Documentation Bulk</text:p>
          </table:table-cell>
          <table:table-cell office:value-type="float" office:value="30" calcext:value-type="float">
            <text:p>30</text:p>
          </table:table-cell>
          <table:table-cell office:value-type="float" office:value="1671" calcext:value-type="float">
            <text:p>16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65" calcext:value-type="float">
            <text:p>9.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0.34" calcext:value-type="float">
            <text:p>90.3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e800374fcd94c8ff55c13e7315f8c836a4b701</text:p>
          </table:table-cell>
          <table:table-cell office:value-type="string" calcext:value-type="string">
            <text:p>Documentation Bulk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2355" calcext:value-type="float">
            <text:p>23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7" calcext:value-type="float">
            <text:p>8.87</text:p>
          </table:table-cell>
          <table:table-cell office:value-type="float" office:value="0.67" calcext:value-type="float">
            <text:p>0.67</text:p>
          </table:table-cell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.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da086f1c1a0844630e8fbaf46a8d8a94003355</text:p>
          </table:table-cell>
          <table:table-cell office:value-type="string" calcext:value-type="string">
            <text:p>Documentation Tweak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54bb37669ca70bde06687bc06dd932c73e66b5</text:p>
          </table:table-cell>
          <table:table-cell office:value-type="string" calcext:value-type="string">
            <text:p>Documentation Tweak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a969f9a8f59c5455dddffc5e82432ff89dc402</text:p>
          </table:table-cell>
          <table:table-cell office:value-type="string" calcext:value-type="string">
            <text:p>Documentation Tweak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18502078463b89a39cb572b4e8af5f5cda0be5</text:p>
          </table:table-cell>
          <table:table-cell office:value-type="string" calcext:value-type="string">
            <text:p>Documentation Tweak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9d8e8dfdcc8b2f67838bb6b519706e8ac8bf07</text:p>
          </table:table-cell>
          <table:table-cell office:value-type="string" calcext:value-type="string">
            <text:p>Documentation Tweak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acc48f97d141bbf73abb47b8eee8b7aaa198b0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387aeaab0cc9563330f246f6eb63684803b0c3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fbcf6e0cd79bf7a6401d3bdbc5d0d551a38a6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f13a513409c18d18dff2f6203b3630937b487d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a8453a31785f0545feae8f86246291bc23bffc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47782b7775dd3cbb7f1b915c8d276e736506f8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c5f6b3fd1d0cbded18cc1d302aa482098778d7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6c31a4268e3005a7364ee9cffefecff275cbad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949f5390bd6669e69b2c6a204ee7f3ae62018a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ec74d7cbe5ef165439d6d86e17d1889c6582f4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fc4c074bb0c1a5b598a2cac1364a425e510767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6ef11e58ccd2a2ccdfe55ff83334898e5d2845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aca71a31d338e84c558e09b087f9ba5d186da3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0c0c2ecdcb6cbb316da16710cd0b9eea6026f5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f3df613e317b73414143e4d1b320387d96b7a7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31c8bd634d6c59a646adb4ead09927fcaf2f3f</text:p>
          </table:table-cell>
          <table:table-cell office:value-type="string" calcext:value-type="string">
            <text:p>Documentation Tweak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e7677779aff2d0329d42f7c4329a8f1ef9235b</text:p>
          </table:table-cell>
          <table:table-cell office:value-type="string" calcext:value-type="string">
            <text:p>Documentation Tweak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4038fcca01e440f0edf2b74c249c19d0cf52f4</text:p>
          </table:table-cell>
          <table:table-cell office:value-type="string" calcext:value-type="string">
            <text:p>Documentation Tweak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58e9f01ebb120a5f8dc7bdac5a3bde5faa27f4</text:p>
          </table:table-cell>
          <table:table-cell office:value-type="string" calcext:value-type="string">
            <text:p>Documentation Tweak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a90a2560096579fafa07a93144387bae3c2e74</text:p>
          </table:table-cell>
          <table:table-cell office:value-type="string" calcext:value-type="string">
            <text:p>Documentation Tweak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ee562d8ef2e98b31a322c6e1148e57b0819212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c74d76ccf8fe4ca8c32120697d64845c475169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88c122d8497acf176f03a3f19f6292e817cab7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bf59fec5670591ca0a47f9f00a51ae293acb6b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8894b3d59bdf592244b91b6a629f7cf25dcdde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28fb57cd58147ab2c3914520c7805e25a8a1c4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19c596bf489bb8489156706d42ffa9213d7ffe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977c225ecbf7834e380c03714c3e8d70e0b184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e5fc83526af17a911eece6befa5fe54578fb55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bccbbc587aa22057eb7ae29c5b87d44b7cac7d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cc75b4a2982917db83370cadd40e26d1b35b6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46a91e8f4680adb64394c5f83da6ebc2e16c2</text:p>
          </table:table-cell>
          <table:table-cell office:value-type="string" calcext:value-type="string">
            <text:p>Go Bugfix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63e9af55fcfe3255dddec3197bd8a807152c66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702" calcext:value-type="float">
            <text:p>47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.78" calcext:value-type="float">
            <text:p>95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e1416fed9ad0cd7fca81c987f5abdf44d242a39c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52" calcext:value-type="float">
            <text:p>98.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47" calcext:value-type="float">
            <text:p>1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6a1e552c96bf75c60844c1dc28fc83778795fc</text:p>
          </table:table-cell>
          <table:table-cell office:value-type="string" calcext:value-type="string">
            <text:p>Go Bulk Commit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1105" calcext:value-type="float">
            <text:p>21105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9.21" calcext:value-type="float">
            <text:p>89.21</text:p>
          </table:table-cell>
          <table:table-cell office:value-type="float" office:value="0.67" calcext:value-type="float">
            <text:p>0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d58662c885ab1cef8930e96fb832ae5377d96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0abf0695626ee39b0dea3b305d727935b8dc8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040a80d7a0721297cfac93b82e0e9428ddd3d1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bff465053312013253f8c4288b6fb0c1e3e4e1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5d5ecb11dd6e8ade6f8b3776fe07af4334f0bd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83" calcext:value-type="float">
            <text:p>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78db5dae0ae82ac8e06be8a29c48a7db22ebe0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c65835f4747d991fe8d79e7138828cd97c6ac7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372b20c0995abe0343ce5f453be113e5f192d0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6c4fbc439baae948b8f8849cb119d566d9674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5" calcext:value-type="float">
            <text:p>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9.81" calcext:value-type="float">
            <text:p>99.8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b06a3f2614e4362f64b78086bf4704cf8c22f2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68" calcext:value-type="float">
            <text:p>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.71" calcext:value-type="float">
            <text:p>98.7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9c71d1e03b7a9a22f6c9312ab7ee7c12c66b51</text:p>
          </table:table-cell>
          <table:table-cell office:value-type="string" calcext:value-type="string">
            <text:p>Go Bulk Commi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.05" calcext:value-type="float">
            <text:p>97.0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64064dce917b6726c13bb04bf34bf04caa1c2f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350ce4c7be70162628a5c4b480ae3001c3401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4dcc79b87374017f94a2564da967f56aa51006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12f0697e645a567fac9f13ed8cdb25e1218b84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52810b4bd53bf6e3b04e9b4017a1ee87a4003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d07e5390cf0248ce3f6d251114d6a8fa94f1e8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6c41eae35e3083090e5806932fc5076e53e37c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45dd5b7a517cf0930f96a9b162821d0d631dea9</text:p>
          </table:table-cell>
          <table:table-cell office:value-type="string" calcext:value-type="string">
            <text:p>Go Development</text:p>
          </table:table-cell>
          <table:table-cell office:value-type="float" office:value="9" calcext:value-type="float">
            <text:p>9</text:p>
          </table:table-cell>
          <table:table-cell office:value-type="float" office:value="4557" calcext:value-type="float">
            <text:p>45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a2343cdc1946e38da1aea1476642d1744c1354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2ccb6dbb9edb1b8e615523756cfb22f472fa6b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c0fab4f407eaeab428127bd5395a28f371f9f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6c8e19ff3db376fdd1ed53772c51c817a72112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2bf47f040ecc8f81c530df85881fe203f7aca8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eed9e50d65e014acf0828588ed8f6ce1777f8d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5fcd27d1ea60185a1677b56fb2997171061bd03</text:p>
          </table:table-cell>
          <table:table-cell office:value-type="string" calcext:value-type="string">
            <text:p>Go Development</text:p>
          </table:table-cell>
          <table:table-cell office:value-type="float" office:value="37" calcext:value-type="float">
            <text:p>37</text:p>
          </table:table-cell>
          <table:table-cell office:value-type="float" office:value="2968" calcext:value-type="float">
            <text:p>2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.54" calcext:value-type="float">
            <text:p>91.5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1ec10375a0428b1a62b9a4c7dc02fdf2307e93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8.33" calcext:value-type="float">
            <text:p>58.33</text:p>
          </table:table-cell>
          <table:table-cell office:value-type="float" office:value="25" calcext:value-type="float">
            <text:p>25</text:p>
          </table:table-cell>
          <table:table-cell office:value-type="float" office:value="16.66" calcext:value-type="float">
            <text:p>1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01d69c2581670bfd58e43c3853b2239d4a3f4b4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.15" calcext:value-type="float">
            <text:p>63.15</text:p>
          </table:table-cell>
          <table:table-cell office:value-type="float" office:value="26.31" calcext:value-type="float">
            <text:p>26.31</text:p>
          </table:table-cell>
          <table:table-cell office:value-type="float" office:value="10.52" calcext:value-type="float">
            <text:p>10.5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c0c61911b65b0bc6c7fcc10fc1e4f4a2f64822</text:p>
          </table:table-cell>
          <table:table-cell office:value-type="string" calcext:value-type="string">
            <text:p>Interface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71" calcext:value-type="float">
            <text:p>35.71</text:p>
          </table:table-cell>
          <table:table-cell office:value-type="float" office:value="64.28" calcext:value-type="float">
            <text:p>64.2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619b5b4b426f91302ebce39f2dffd1c1dcfedf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33.33" calcext:value-type="float">
            <text:p>3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d305ae2e2bf706a3a8116df6983e83c188637c</text:p>
          </table:table-cell>
          <table:table-cell office:value-type="string" calcext:value-type="string">
            <text:p>Interface Bugfix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.86" calcext:value-type="float">
            <text:p>75.86</text:p>
          </table:table-cell>
          <table:table-cell office:value-type="float" office:value="24.13" calcext:value-type="float">
            <text:p>24.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2444cb0f8f0b36cacee483727a27a885f5d30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office:value-type="float" office:value="22.22" calcext:value-type="float">
            <text:p>22.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c18508658613c3396007abf42850d8a43d6e71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ab40503b63471eb70468b9ffc469d9dd44e158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office:value-type="float" office:value="16.66" calcext:value-type="float">
            <text:p>1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cf9f094ba9175e294ead59560d235251f13c57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.33" calcext:value-type="float">
            <text:p>93.33</text:p>
          </table:table-cell>
          <table:table-cell office:value-type="float" office:value="6.66" calcext:value-type="float">
            <text:p>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7c16b427aa9ba1db3400a7e2c7c41d98797935</text:p>
          </table:table-cell>
          <table:table-cell office:value-type="string" calcext:value-type="string">
            <text:p>Interface Bugfix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f04710c14c8395c5d27cbaee1360f8f11da5ad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8ba0cdb516ba0902fda2287f072e6bcb2ae2bc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84dc956fbb62f0abe5ee094ad74dc5d97d984e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8447acfee9dcb9830bc05e3f64b2411be23862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dc8022134e8fe81b709d43e63f2c4595599f6b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6583a53099db943961eb5743d6402a419d4795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0638baf55d8ccf39e3efcbc16e91e8e0fa6bcf9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d17113474af2ba6a13d8ebd63b8e8ac192dc11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e196d6fc7fd14fcd07e487ab99d7ddbb3ea5e7</text:p>
          </table:table-cell>
          <table:table-cell office:value-type="string" calcext:value-type="string">
            <text:p>Interface Bugfix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0296082f69b9eb2bfba262fad0605229e0f01c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2928" calcext:value-type="float">
            <text:p>2928</text:p>
          </table:table-cell>
          <table:table-cell office:value-type="float" office:value="61.78" calcext:value-type="float">
            <text:p>61.78</text:p>
          </table:table-cell>
          <table:table-cell office:value-type="float" office:value="1693" calcext:value-type="float">
            <text:p>1693</text:p>
          </table:table-cell>
          <table:table-cell office:value-type="float" office:value="720673" calcext:value-type="float">
            <text:p>7206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4.19" calcext:value-type="float">
            <text:p>44.19</text:p>
          </table:table-cell>
          <table:table-cell office:value-type="float" office:value="53.64" calcext:value-type="float">
            <text:p>53.64</text:p>
          </table:table-cell>
          <table:table-cell office:value-type="float" office:value="1.45" calcext:value-type="float">
            <text:p>1.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17047c77a836dffce7205198f720229eb20ac2</text:p>
          </table:table-cell>
          <table:table-cell office:value-type="string" calcext:value-type="string">
            <text:p>Interface Bulk Commit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14671" calcext:value-type="float">
            <text:p>146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7.41" calcext:value-type="float">
            <text:p>57.4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39" calcext:value-type="float">
            <text:p>42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7ad7e4446e668a46f82214d29c43affcebc35b</text:p>
          </table:table-cell>
          <table:table-cell office:value-type="string" calcext:value-type="string">
            <text:p>Interface Bulk Commit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60259" calcext:value-type="float">
            <text:p>3602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9.46" calcext:value-type="float">
            <text:p>99.4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d297800da1149bb3143e8dde3177b29304de716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30" calcext:value-type="float">
            <text:p>7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97" calcext:value-type="float">
            <text:p>33.97</text:p>
          </table:table-cell>
          <table:table-cell office:value-type="float" office:value="50.68" calcext:value-type="float">
            <text:p>50.68</text:p>
          </table:table-cell>
          <table:table-cell office:value-type="float" office:value="15.34" calcext:value-type="float">
            <text:p>15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f406547dffc7773a1c9d5ef012d749b8fa644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51" calcext:value-type="float">
            <text:p>51</text:p>
          </table:table-cell>
          <table:table-cell office:value-type="float" office:value="275" calcext:value-type="float">
            <text:p>2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4.18" calcext:value-type="float">
            <text:p>54.18</text:p>
          </table:table-cell>
          <table:table-cell office:value-type="float" office:value="24.72" calcext:value-type="float">
            <text:p>24.72</text:p>
          </table:table-cell>
          <table:table-cell office:value-type="float" office:value="12" calcext:value-type="float">
            <text:p>1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80c4df78d304b30b1261cebcba2b99b9f1cf64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float" office:value="2.38" calcext:value-type="float">
            <text:p>2.38</text:p>
          </table:table-cell>
          <table:table-cell office:value-type="float" office:value="42" calcext:value-type="float">
            <text:p>42</text:p>
          </table:table-cell>
          <table:table-cell office:value-type="float" office:value="920" calcext:value-type="float">
            <text:p>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56" calcext:value-type="float">
            <text:p>19.56</text:p>
          </table:table-cell>
          <table:table-cell office:value-type="float" office:value="79.23" calcext:value-type="float">
            <text:p>79.23</text:p>
          </table:table-cell>
          <table:table-cell office:value-type="float" office:value="0.86" calcext:value-type="float">
            <text:p>0.8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a9f984f563dfd1c569484bed92e2260ba47063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6" calcext:value-type="float">
            <text:p>2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2.19" calcext:value-type="float">
            <text:p>62.19</text:p>
          </table:table-cell>
          <table:table-cell office:value-type="float" office:value="37.39" calcext:value-type="float">
            <text:p>37.39</text:p>
          </table:table-cell>
          <table:table-cell office:value-type="float" office:value="0.4" calcext:value-type="float">
            <text:p>0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0818e33fdcf8f08dc3f3e6a4dad06c0059d075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7" calcext:value-type="float">
            <text:p>2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73" calcext:value-type="float">
            <text:p>23.73</text:p>
          </table:table-cell>
          <table:table-cell office:value-type="float" office:value="75.87" calcext:value-type="float">
            <text:p>75.87</text:p>
          </table:table-cell>
          <table:table-cell office:value-type="float" office:value="0.38" calcext:value-type="float">
            <text:p>0.3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75d67f6b701e59ad3f0d3b5817e25b4326c8b9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19" calcext:value-type="float">
            <text:p>6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1" calcext:value-type="float">
            <text:p>20.51</text:p>
          </table:table-cell>
          <table:table-cell office:value-type="float" office:value="79.48" calcext:value-type="float">
            <text:p>79.4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1300077262bb21ccbf759719da70670e8e92c2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6" calcext:value-type="float">
            <text:p>3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4" calcext:value-type="float">
            <text:p>21.24</text:p>
          </table:table-cell>
          <table:table-cell office:value-type="float" office:value="78.75" calcext:value-type="float">
            <text:p>78.7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ed6395cfb27b6130fb9f67fd471a286e8657d9</text:p>
          </table:table-cell>
          <table:table-cell office:value-type="string" calcext:value-type="string">
            <text:p>Interface Bulk Commi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85" calcext:value-type="float">
            <text:p>24.85</text:p>
          </table:table-cell>
          <table:table-cell office:value-type="float" office:value="75.14" calcext:value-type="float">
            <text:p>75.1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9b63bb02c36028e6b6c0b9682a5c104e7ef245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2" calcext:value-type="float">
            <text:p>5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87" calcext:value-type="float">
            <text:p>31.87</text:p>
          </table:table-cell>
          <table:table-cell office:value-type="float" office:value="57.96" calcext:value-type="float">
            <text:p>57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b320338374d70c51e2fc010940fa225e3b3d0d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  <table:table-cell office:value-type="float" office:value="6.25" calcext:value-type="float">
            <text:p>6.25</text:p>
          </table:table-cell>
          <table:table-cell office:value-type="float" office:value="15" calcext:value-type="float">
            <text:p>15</text:p>
          </table:table-cell>
          <table:table-cell office:value-type="float" office:value="304" calcext:value-type="float">
            <text:p>3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14" calcext:value-type="float">
            <text:p>39.14</text:p>
          </table:table-cell>
          <table:table-cell office:value-type="float" office:value="52.96" calcext:value-type="float">
            <text:p>52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1bbe0801f9e8de0f326bffb70ccd913d580ae3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56" calcext:value-type="float">
            <text:p>47.56</text:p>
          </table:table-cell>
          <table:table-cell office:value-type="float" office:value="52.43" calcext:value-type="float">
            <text:p>52.4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4fd0295ccdffa235f6d5d6d1674e13dbf7e8c7</text:p>
          </table:table-cell>
          <table:table-cell office:value-type="string" calcext:value-type="string">
            <text:p>Interface Bulk Commi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5.55" calcext:value-type="float">
            <text:p>55.55</text:p>
          </table:table-cell>
          <table:table-cell office:value-type="float" office:value="16.2" calcext:value-type="float">
            <text:p>16.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9854c4bb32ecf34e8196a1a3de528ccf01c4a2</text:p>
          </table:table-cell>
          <table:table-cell office:value-type="string" calcext:value-type="string">
            <text:p>Interface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78" calcext:value-type="float">
            <text:p>7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4.47" calcext:value-type="float">
            <text:p>94.47</text:p>
          </table:table-cell>
          <table:table-cell office:value-type="float" office:value="4.88" calcext:value-type="float">
            <text:p>4.8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4760496b61be45ce45dfacc9029a31d19bff9d</text:p>
          </table:table-cell>
          <table:table-cell office:value-type="string" calcext:value-type="string">
            <text:p>Interface Bulk Commi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49" calcext:value-type="float">
            <text:p>3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a40dd0950976aea3d51e4da4fe5198c4379583</text:p>
          </table:table-cell>
          <table:table-cell office:value-type="string" calcext:value-type="string">
            <text:p>Interface Bulk Commi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79" calcext:value-type="float">
            <text:p>37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cab1a8006a7e1358f64aaa5d82d69675ab5d8e</text:p>
          </table:table-cell>
          <table:table-cell office:value-type="string" calcext:value-type="string">
            <text:p>Interface Bulk Commi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72" calcext:value-type="float">
            <text:p>1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8.83" calcext:value-type="float">
            <text:p>98.8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379a10a33e75619e9fd30f94ce15a3ea24bde1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.88" calcext:value-type="float">
            <text:p>48.88</text:p>
          </table:table-cell>
          <table:table-cell office:value-type="float" office:value="41.11" calcext:value-type="float">
            <text:p>41.11</text:p>
          </table:table-cell>
          <table:table-cell office:value-type="float" office:value="1.11" calcext:value-type="float">
            <text:p>1.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" calcext:value-type="float">
            <text:p>2.2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74e4a9a35477a406bbc54e605ddfac9a4fa5ac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44" calcext:value-type="float">
            <text:p>24.44</text:p>
          </table:table-cell>
          <table:table-cell office:value-type="float" office:value="68.88" calcext:value-type="float">
            <text:p>68.88</text:p>
          </table:table-cell>
          <table:table-cell office:value-type="float" office:value="6.66" calcext:value-type="float">
            <text:p>6.6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ffcc7ce77e16e98c14ec0dc25233e423ad77e6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8" calcext:value-type="float">
            <text:p>20.48</text:p>
          </table:table-cell>
          <table:table-cell office:value-type="float" office:value="79.51" calcext:value-type="float">
            <text:p>79.5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fc72757684001d0fde6315e3d054605296a55c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9" calcext:value-type="float">
            <text:p>20.89</text:p>
          </table:table-cell>
          <table:table-cell office:value-type="float" office:value="79.1" calcext:value-type="float">
            <text:p>79.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3cdf3dbb8bc2e708fcca862048640d7d8285ea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3" calcext:value-type="float">
            <text:p>20.93</text:p>
          </table:table-cell>
          <table:table-cell office:value-type="float" office:value="79.06" calcext:value-type="float">
            <text:p>79.0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acd34d0b13994d5fa17e0b850a3d96d3066486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1" calcext:value-type="float">
            <text:p>21.21</text:p>
          </table:table-cell>
          <table:table-cell office:value-type="float" office:value="78.78" calcext:value-type="float">
            <text:p>78.78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7ca84056da8e2ceeb64e59f5c683bd71c73200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66" calcext:value-type="float">
            <text:p>26.66</text:p>
          </table:table-cell>
          <table:table-cell office:value-type="float" office:value="73.33" calcext:value-type="float">
            <text:p>7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a43eeb820d720fb3b86f68adbc59e73017ef79f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7.05" calcext:value-type="float">
            <text:p>47.05</text:p>
          </table:table-cell>
          <table:table-cell office:value-type="float" office:value="52.94" calcext:value-type="float">
            <text:p>52.9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b06ae67e5c735ed6b9549806a5ebe5f5aa12e2</text:p>
          </table:table-cell>
          <table:table-cell office:value-type="string" calcext:value-type="string">
            <text:p>Interface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3.33" calcext:value-type="float">
            <text:p>53.33</text:p>
          </table:table-cell>
          <table:table-cell office:value-type="float" office:value="46.66" calcext:value-type="float">
            <text:p>46.6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589fed60bf613bbb05d2266f7a17bb30066a7c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6.25" calcext:value-type="float">
            <text:p>6.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d457dd4c1caa6774945dcc7510c5756c9d3c8b</text:p>
          </table:table-cell>
          <table:table-cell office:value-type="string" calcext:value-type="string">
            <text:p>Interface Development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fd2e83d8c9d01a0c70226d4b4e219a00962daf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71fcf74606686a3d64e44711d8d3e689c418ac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81518f4e6b98a2a80e5801cf75d053f592a296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ed5243ae0eb347aeb52d937e0429886fa5b7b2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b466bfefb4d816c99717b5d90097da9da279109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5" calcext:value-type="float">
            <text:p>2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36368e615757590715bda9ccbf3c9c9126383f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3" calcext:value-type="float">
            <text:p>2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e9ba724e01933be068d05c8d776b27ecbebd88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adb0c330a64f36280d363c087b98e03e3efe7e</text:p>
          </table:table-cell>
          <table:table-cell office:value-type="string" calcext:value-type="string">
            <text:p>Interface Development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3.63" calcext:value-type="float">
            <text:p>63.63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32130e1a37fc7c5bc25d1491abe2567132c8b9</text:p>
          </table:table-cell>
          <table:table-cell office:value-type="string" calcext:value-type="string">
            <text:p>JS Bugfix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10ff1a2ecca597b4b897ebbbe9e8beeff1e38c</text:p>
          </table:table-cell>
          <table:table-cell office:value-type="string" calcext:value-type="string">
            <text:p>JS Bugfix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b1291aecd79dfebf47357504eb01f742eaa07c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630365219cbf62ad17011e65b2ccce402131df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6204feec3c83c4ca0aaa3fc6689ff0d12e57e95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33f124cc07351ef65eb9178e9e6e094c61f917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7d686039fa47fdf0313a1f2dd3a59057a43a03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8929181595c096d8223d1955878f18a1daf0f7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874a04bb5e657539e1c3b03d7050c5a14efea8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711c7586aebc4cd3e3bb608faae5e30537b47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8881df47cac6beb2dbadbae106fd9e70f24683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5dc297d8b7f16b841d9223ff362a47740db9f1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ff6d3445218b9def8d88892eddb5f1ecd48796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8e8f354905f917a2af715499d6c96ae715f57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7935f7ccd8efdbc9d85fe18e100fe25f23a770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cf098e0d1f537531d7888373aa6200f703d1bb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abf3fcc52686b4d44456a3d5920a464355d41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72b628d163e8c1fda55c61168e2251a3a4e6568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bcf0c8161398b9dd811e52d21e03c45cb176de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bc416095ae39541dc3f3de1ce24966a290ac61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7ad6986478e2ea4b29a4d08bd12739033eff3e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aba0e9792e152823b00986c55975243acd01c9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fad1ee928a7f06afca2ff2320464a06ccbd60b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5307569f95e320659e650554a8eb0b98cc1bec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fed2deb57fc397a39f8cf9769118db646ac4d1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6ded943397ec10b4c0330cb9ba3bbd33ea7121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cf49b92093e4a83d4011592d34bc91203f45a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2118cecc7f8a8ab55ece33ce81ce7ac3791cf3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8db2c49ba749e3897d7448258ee2d91f767cea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ee2d8b92df627cd5c62b4f064bd39d9e47e12c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790cbce00b3b9100e7c07925953ebceba54ce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3e8f78dfd8210ac7ac06c5529b8c895ba6a524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7b8120ff0d490c23260988652f2af4108f6a4bc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22eeae2be2e1c354cc63af0e1a93691be5682b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a5df8022363984a288a79ee6f8ac740ace7b33</text:p>
          </table:table-cell>
          <table:table-cell office:value-type="string" calcext:value-type="string">
            <text:p>JS Bugfix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office:value-type="float" office:value="88.23" calcext:value-type="float">
            <text:p>88.2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a4c6779552497c5e8529d46d82ceedda263c3f</text:p>
          </table:table-cell>
          <table:table-cell office:value-type="string" calcext:value-type="string">
            <text:p>JS Bugfix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87.5" calcext:value-type="float">
            <text:p>87.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a69ec1b69cb7f380949ef9cf1c3599eaa4face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826" calcext:value-type="float">
            <text:p>18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09" calcext:value-type="float">
            <text:p>97.0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string" calcext:value-type="string">
            <text:p>2240471f8e48247dcebd283d788c35c30dfbea2e</text:p>
          </table:table-cell>
          <table:table-cell office:value-type="string" calcext:value-type="string">
            <text:p>JS Bulk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 office:value-type="float" office:value="174800" calcext:value-type="float">
            <text:p>174800</text:p>
          </table:table-cell>
          <table:table-cell office:value-type="float" office:value="7.48" calcext:value-type="float">
            <text:p>7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8.2" calcext:value-type="float">
            <text:p>78.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b358045fba48a4da62268f64df79205d19cceb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1" calcext:value-type="float">
            <text:p>4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.37" calcext:value-type="float">
            <text:p>98.37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5f915198bf275622756df9656da0dac3407202</text:p>
          </table:table-cell>
          <table:table-cell office:value-type="string" calcext:value-type="string">
            <text:p>JS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12163" calcext:value-type="float">
            <text:p>121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office:value-type="float" office:value="88.34" calcext:value-type="float">
            <text:p>88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41250e338428f3ac7c6c8202ccd2095680eda6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992" calcext:value-type="float">
            <text:p>1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74" calcext:value-type="float">
            <text:p>99.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f7786aaf2e86e5db0b9fa5476156ffc73b32af</text:p>
          </table:table-cell>
          <table:table-cell office:value-type="string" calcext:value-type="string">
            <text:p>JS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18038" calcext:value-type="float">
            <text:p>180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9.21" calcext:value-type="float">
            <text:p>99.21</text:p>
          </table:table-cell>
          <table:table-cell office:value-type="float" office:value="0.67" calcext:value-type="float">
            <text:p>0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1348f883d8e76b5be7155fae65061f049c1e01</text:p>
          </table:table-cell>
          <table:table-cell office:value-type="string" calcext:value-type="string">
            <text:p>JS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72" calcext:value-type="float">
            <text:p>0.72</text:p>
          </table:table-cell>
          <table:table-cell office:value-type="float" office:value="91.97" calcext:value-type="float">
            <text:p>91.97</text:p>
          </table:table-cell>
          <table:table-cell office:value-type="float" office:value="5.83" calcext:value-type="float">
            <text:p>5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fbb262e28090e538a3e336eb27e9d378f1d3e0</text:p>
          </table:table-cell>
          <table:table-cell office:value-type="string" calcext:value-type="string">
            <text:p>JS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47" calcext:value-type="float">
            <text:p>5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.97" calcext:value-type="float">
            <text:p>95.97</text:p>
          </table:table-cell>
          <table:table-cell office:value-type="float" office:value="4.02" calcext:value-type="float">
            <text:p>4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b89d11d7c894a78f9ce18facae62de3bcff5c8</text:p>
          </table:table-cell>
          <table:table-cell office:value-type="string" calcext:value-type="string">
            <text:p>JS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455" calcext:value-type="float">
            <text:p>745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8.16" calcext:value-type="float">
            <text:p>98.16</text:p>
          </table:table-cell>
          <table:table-cell office:value-type="float" office:value="1.83" calcext:value-type="float">
            <text:p>1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64c950130390d36ffe23aebea83f358a89b7d2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87" calcext:value-type="float">
            <text:p>4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5.56" calcext:value-type="float">
            <text:p>75.56</text:p>
          </table:table-cell>
          <table:table-cell office:value-type="float" office:value="1.23" calcext:value-type="float">
            <text:p>1.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ae5d497e8e0513ba7bceeb4635ae5583d1f7f7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9" calcext:value-type="float">
            <text:p>4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76" calcext:value-type="float">
            <text:p>99.76</text:p>
          </table:table-cell>
          <table:table-cell office:value-type="float" office:value="0.23" calcext:value-type="float">
            <text:p>0.2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48087b2feb6c2efe16b72d1b1b3abb1b155699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office:value-type="float" office:value="0" calcext:value-type="float">
            <text:p>0</text:p>
          </table:table-cell>
          <table:table-cell office:value-type="float" office:value="11.11" calcext:value-type="float">
            <text:p>11.11</text:p>
          </table:table-cell>
          <table:table-cell office:value-type="float" office:value="36" calcext:value-type="float">
            <text:p>36</text:p>
          </table:table-cell>
          <table:table-cell office:value-type="float" office:value="503" calcext:value-type="float">
            <text:p>5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4.23" calcext:value-type="float">
            <text:p>94.23</text:p>
          </table:table-cell>
          <table:table-cell office:value-type="float" office:value="0.19" calcext:value-type="float">
            <text:p>0.1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aae2b90de10415538e035f08d04c115603bbf5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414643943ac4bdcb158aa64a4ddd7af5b43714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26" calcext:value-type="float">
            <text:p>3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4b4faae65be2a825b01c9eb48a0ded17c4abbf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94" calcext:value-type="float">
            <text:p>39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00d7c8dae2427c6ae6177fc781dda55741628f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82" calcext:value-type="float">
            <text:p>4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088d7ebe606ce6510aee0a8315ed175f1770b0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6" calcext:value-type="float">
            <text:p>94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90656cec67413d0dc527e2aa9ff419e7d6391c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1579" calcext:value-type="float">
            <text:p>8157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99" calcext:value-type="float">
            <text:p>99.9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a41f634c3c5e6ef6f791d5715a62869c53d38a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41" calcext:value-type="float">
            <text:p>99.4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51bccd13fa8db68062f6c007d44ffbf642462d</text:p>
          </table:table-cell>
          <table:table-cell office:value-type="string" calcext:value-type="string">
            <text:p>JS Bulk Commi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530" calcext:value-type="float">
            <text:p>5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8" calcext:value-type="float">
            <text:p>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11" calcext:value-type="float">
            <text:p>98.1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0c8a014a847187aec7b2098656b45e2fd59133</text:p>
          </table:table-cell>
          <table:table-cell office:value-type="string" calcext:value-type="string">
            <text:p>JS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03" calcext:value-type="float">
            <text:p>7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97.43" calcext:value-type="float">
            <text:p>97.4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eab6e09a07e4330d8d06f6d77d34d8da7c20c2</text:p>
          </table:table-cell>
          <table:table-cell office:value-type="string" calcext:value-type="string">
            <text:p>JS Bulk Commi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95" calcext:value-type="float">
            <text:p>19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93.33" calcext:value-type="float">
            <text:p>93.3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de87da27d5d01ead66ed90916667309a2f8185</text:p>
          </table:table-cell>
          <table:table-cell office:value-type="string" calcext:value-type="string">
            <text:p>JS Bulk Commit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3" calcext:value-type="float">
            <text:p>2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42" calcext:value-type="float">
            <text:p>13.42</text:p>
          </table:table-cell>
          <table:table-cell office:value-type="float" office:value="86.57" calcext:value-type="float">
            <text:p>86.5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ee8e0dbd409d6e78eae29e304a84fc5f28163f</text:p>
          </table:table-cell>
          <table:table-cell office:value-type="string" calcext:value-type="string">
            <text:p>JS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63" calcext:value-type="float">
            <text:p>97.6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6" calcext:value-type="float">
            <text:p>2.3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a296037a902241569594c0268d0f08e6762dc5</text:p>
          </table:table-cell>
          <table:table-cell office:value-type="string" calcext:value-type="string">
            <text:p>JS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9" calcext:value-type="float">
            <text:p>2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4.05" calcext:value-type="float">
            <text:p>54.05</text:p>
          </table:table-cell>
          <table:table-cell office:value-type="float" office:value="45.94" calcext:value-type="float">
            <text:p>45.9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c3b28d7b6f6276afa1c11689b778ec87e7eaad</text:p>
          </table:table-cell>
          <table:table-cell office:value-type="string" calcext:value-type="string">
            <text:p>JS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9" calcext:value-type="float">
            <text:p>1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1.63" calcext:value-type="float">
            <text:p>61.63</text:p>
          </table:table-cell>
          <table:table-cell office:value-type="float" office:value="38.36" calcext:value-type="float">
            <text:p>38.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285c9498859edca86f2f70f7bddda204ecee9d</text:p>
          </table:table-cell>
          <table:table-cell office:value-type="string" calcext:value-type="string">
            <text:p>JS Development</text:p>
          </table:table-cell>
          <table:table-cell office:value-type="float" office:value="2" calcext:value-type="float">
            <text:p>2</text:p>
          </table:table-cell>
          <table:table-cell office:value-type="float" office:value="15555" calcext:value-type="float">
            <text:p>155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.66" calcext:value-type="float">
            <text:p>66.66</text:p>
          </table:table-cell>
          <table:table-cell office:value-type="float" office:value="33.33" calcext:value-type="float">
            <text:p>33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813996002f92170ccbcb608183c28c90bd94a53</text:p>
          </table:table-cell>
          <table:table-cell office:value-type="string" calcext:value-type="string">
            <text:p>JS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8.89" calcext:value-type="float">
            <text:p>78.89</text:p>
          </table:table-cell>
          <table:table-cell office:value-type="float" office:value="18.34" calcext:value-type="float">
            <text:p>18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456f232ac272bd5b9092c23713679a75ad230f</text:p>
          </table:table-cell>
          <table:table-cell office:value-type="string" calcext:value-type="string">
            <text:p>JS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7.5" calcext:value-type="float">
            <text:p>77.5</text:p>
          </table:table-cell>
          <table:table-cell office:value-type="float" office:value="12.5" calcext:value-type="float">
            <text:p>12.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44a97ec9217c5ca88d7e876f0d16730282b8803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5.71" calcext:value-type="float">
            <text:p>85.71</text:p>
          </table:table-cell>
          <table:table-cell office:value-type="float" office:value="7.14" calcext:value-type="float">
            <text:p>7.1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e1ee41c91558b9c3c8ac95ef52336b25f15b5e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.54" calcext:value-type="float">
            <text:p>93.54</text:p>
          </table:table-cell>
          <table:table-cell office:value-type="float" office:value="6.45" calcext:value-type="float">
            <text:p>6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8f380fd67ac88ee9f5e2926d44d7a2ea1d82677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office:value-type="float" office:value="6.25" calcext:value-type="float">
            <text:p>6.2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076cf5cb6b34982663b108226ea8ad87925a8c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.71" calcext:value-type="float">
            <text:p>95.71</text:p>
          </table:table-cell>
          <table:table-cell office:value-type="float" office:value="4.28" calcext:value-type="float">
            <text:p>4.2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bd6f72ca5b76da9240979d2ac10368b55ca40c</text:p>
          </table:table-cell>
          <table:table-cell office:value-type="string" calcext:value-type="string">
            <text:p>JS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9.35" calcext:value-type="float">
            <text:p>99.35</text:p>
          </table:table-cell>
          <table:table-cell office:value-type="float" office:value="0.64" calcext:value-type="float">
            <text:p>0.6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331e99a3eeb2a30ae138ce207e1fce7f860f3a</text:p>
          </table:table-cell>
          <table:table-cell office:value-type="string" calcext:value-type="string">
            <text:p>JS Development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0a1056e58a41fa7b01dce73297875d87e3a78a</text:p>
          </table:table-cell>
          <table:table-cell office:value-type="string" calcext:value-type="string">
            <text:p>JS Development</text:p>
          </table:table-cell>
          <table:table-cell office:value-type="float" office:value="14" calcext:value-type="float">
            <text:p>14</text:p>
          </table:table-cell>
          <table:table-cell office:value-type="float" office:value="17690" calcext:value-type="float">
            <text:p>17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b25da78af608c2e87a92411bf4340937daa0d59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f9605c90f4c8b01c56536528e5b1c9930e06cb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02ce79c751c0179911c0b48b98cecfd61c7a17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c161f874cb067c6a4afcb0796878df92869644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8edbbcae2cfd30a59f006f5f75c67762cbda13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e816391bf6d08532b13961f7d5c4088192e5b4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6479cb8a7ef618230f6337ab7fba58b14b631d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08d2145d1fd5664e62e82473efef33559ce498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c6cbdfb3f9d0c4628765aea176210ba6232956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4b9a4133ccdd6d1d5b34cfe83afaf9a37105c6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1460b79d29ab1b8b8bc6bfc69f0eba1e310c0f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cbe81ed09388e69a56688902533be2dc8c98c0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e636eab7fb68a5532966de569c93c6c882788c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d7861e1028ab67b260beafae883c13d962b903c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824b82e1e4a89cea767bcc68eb2eda2600e103</text:p>
          </table:table-cell>
          <table:table-cell office:value-type="string" calcext:value-type="string">
            <text:p>JS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65be0abe6621ebdc47669f126e1ec1d3c4b25f</text:p>
          </table:table-cell>
          <table:table-cell office:value-type="string" calcext:value-type="string">
            <text:p>JS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6" calcext:value-type="float">
            <text:p>22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9bb356a4814877c7d10c6d56b2a64ef8e56fdc</text:p>
          </table:table-cell>
          <table:table-cell office:value-type="string" calcext:value-type="string">
            <text:p>JS Development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3" calcext:value-type="float">
            <text:p>1.03</text:p>
          </table:table-cell>
          <table:table-cell office:value-type="float" office:value="98.96" calcext:value-type="float">
            <text:p>98.96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650ae195e4f42e00961869c48b328afc10b8dc8</text:p>
          </table:table-cell>
          <table:table-cell office:value-type="string" calcext:value-type="string">
            <text:p>JS Development</text:p>
          </table:table-cell>
          <table:table-cell office:value-type="float" office:value="29" calcext:value-type="float">
            <text:p>29</text:p>
          </table:table-cell>
          <table:table-cell office:value-type="float" office:value="12939" calcext:value-type="float">
            <text:p>12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7.22" calcext:value-type="float">
            <text:p>97.2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7a1bb242056a3b1001aa90c4bc060b306b8039</text:p>
          </table:table-cell>
          <table:table-cell office:value-type="string" calcext:value-type="string">
            <text:p>JS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91.89" calcext:value-type="float">
            <text:p>91.89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33b3bb023b3d39f2b5a6196f161bdbaa606e380</text:p>
          </table:table-cell>
          <table:table-cell office:value-type="string" calcext:value-type="string">
            <text:p>JS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2" calcext:value-type="float">
            <text:p>10.52</text:p>
          </table:table-cell>
          <table:table-cell office:value-type="float" office:value="89.47" calcext:value-type="float">
            <text:p>89.47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e1358fe12a209dedbd8cf6ea58d526c257ed42</text:p>
          </table:table-cell>
          <table:table-cell office:value-type="string" calcext:value-type="string">
            <text:p>JS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65" calcext:value-type="float">
            <text:p>11.65</text:p>
          </table:table-cell>
          <table:table-cell office:value-type="float" office:value="88.34" calcext:value-type="float">
            <text:p>88.3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d181fc2a1e5a0620bf6b9f4659922eea790789</text:p>
          </table:table-cell>
          <table:table-cell office:value-type="string" calcext:value-type="string">
            <text:p>JS Development</text:p>
          </table:table-cell>
          <table:table-cell office:value-type="float" office:value="11" calcext:value-type="float">
            <text:p>11</text:p>
          </table:table-cell>
          <table:table-cell office:value-type="float" office:value="4279" calcext:value-type="float">
            <text:p>4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67" calcext:value-type="float">
            <text:p>12.67</text:p>
          </table:table-cell>
          <table:table-cell office:value-type="float" office:value="87.32" calcext:value-type="float">
            <text:p>87.3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01fc38d58dc8833d01647dec4b75226725501a</text:p>
          </table:table-cell>
          <table:table-cell office:value-type="string" calcext:value-type="string">
            <text:p>JSON Bugfix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16743a59e24cc74c2b7cc7159d155e41391953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3f8d758bf5280552ec1742435cb0018a9176620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60322c53cbd91c8d13195091b2526bd2f90c12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5e5f9cc732c3e812431a85650c34fa513b3ffb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75c77e5d28c55e729630f88e7d2a6baa2f0405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2988226edeeabb867c51bafb41a7c13b919e8d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fedcbe06df0cbb862565d963cac19c4c1122ead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4a7e9e39da96dd8de111bbfe78523bdcb5ec64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4f0fe90a25764a958be8e5b449b5acb43cf61b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032f0c98c1affd0f69d61692e981ff89971ae8</text:p>
          </table:table-cell>
          <table:table-cell office:value-type="string" calcext:value-type="string">
            <text:p>JSON Bugfix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210a1b0a9120700b07f3395dc3a3255027dcf</text:p>
          </table:table-cell>
          <table:table-cell office:value-type="string" calcext:value-type="string">
            <text:p>JSON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04" calcext:value-type="float">
            <text:p>2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.68" calcext:value-type="float">
            <text:p>15.68</text:p>
          </table:table-cell>
          <table:table-cell office:value-type="float" office:value="83.33" calcext:value-type="float">
            <text:p>83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8" calcext:value-type="float">
            <text:p>0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3b77e7d65c627a9d287faa094bc4ed3c233126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97" calcext:value-type="float">
            <text:p>29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ebb8db179f9423d20480b0dba1bb9ee92511a3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0" calcext:value-type="float">
            <text:p>8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2fe9809ea010d8b376cb1e3009a2cd9a3d561d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08" calcext:value-type="float">
            <text:p>200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734bb776798c3786bf0939e09858a6678c9e5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9.91" calcext:value-type="float">
            <text:p>99.9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befdc1e6cf38f141ece25d6e4a889521ff233d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11" calcext:value-type="float">
            <text:p>9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office:value-type="float" office:value="96.7" calcext:value-type="float">
            <text:p>96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88362dff2ad0b5c190361995a26b7f5bb3b346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.48" calcext:value-type="float">
            <text:p>3.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6.51" calcext:value-type="float">
            <text:p>96.5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c3d777fed4887d9eb3d843f0ad6b5c5508ad9e</text:p>
          </table:table-cell>
          <table:table-cell office:value-type="string" calcext:value-type="string">
            <text:p>JSON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3" calcext:value-type="float">
            <text:p>46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53" calcext:value-type="float">
            <text:p>4.53</text:p>
          </table:table-cell>
          <table:table-cell office:value-type="float" office:value="95.46" calcext:value-type="float">
            <text:p>95.4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e24723aa19274bbf0f00d6e47508d42881be84</text:p>
          </table:table-cell>
          <table:table-cell office:value-type="string" calcext:value-type="string">
            <text:p>JSON Bulk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8" calcext:value-type="float">
            <text:p>7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  <table:table-cell office:value-type="float" office:value="95.05" calcext:value-type="float">
            <text:p>95.0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f2aaf6d4f8bb2cf0a0f77c1eb2365d566a1aef</text:p>
          </table:table-cell>
          <table:table-cell office:value-type="string" calcext:value-type="string">
            <text:p>JSON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49" calcext:value-type="float">
            <text:p>5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.37" calcext:value-type="float">
            <text:p>6.37</text:p>
          </table:table-cell>
          <table:table-cell office:value-type="float" office:value="93.62" calcext:value-type="float">
            <text:p>93.6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f3e85cb104c1eb0f8a00e5359e49f2b1485dfa</text:p>
          </table:table-cell>
          <table:table-cell office:value-type="string" calcext:value-type="string">
            <text:p>JSON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3" calcext:value-type="float">
            <text:p>2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85.71" calcext:value-type="float">
            <text:p>85.7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94168fb6592049a0839ac51db629f06dcaea2</text:p>
          </table:table-cell>
          <table:table-cell office:value-type="string" calcext:value-type="string">
            <text:p>JSON Bulk Commi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04" calcext:value-type="float">
            <text:p>8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.66" calcext:value-type="float">
            <text:p>17.66</text:p>
          </table:table-cell>
          <table:table-cell office:value-type="float" office:value="82.33" calcext:value-type="float">
            <text:p>82.3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fc922fd8125769013600ffa8b86d5fe6e30445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7.42" calcext:value-type="float">
            <text:p>87.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.57" calcext:value-type="float">
            <text:p>12.5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47d6773c8845aa7bbb8aa10e5112663b772f0e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3.47" calcext:value-type="float">
            <text:p>93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52" calcext:value-type="float">
            <text:p>6.5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815ef726f434e05af4263877133d3573864af7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b78a63d639fcde9e43489530c271a54818f70c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22d4d8c6125a498fd34f32d4180fe8451a4750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675fe117caac1e21c156ba9d9de0a6154e6177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5c91d2ef8c977b1dec44122edaec5935c97f2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bf06695629b101e9a8805740b12425a5adb9d4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0a75db0b19d9fb7ee98b21952349bcc8533dd3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2" calcext:value-type="float">
            <text:p>26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54d4b71e64fd1d0e109a9d54760c71f834c041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47547fa3bf8a402b2e04014be5b193a57c044a</text:p>
          </table:table-cell>
          <table:table-cell office:value-type="string" calcext:value-type="string">
            <text:p>JSON Developmen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0958f11f2478bd1f1a8f4722b421dc72a2b9ca0</text:p>
          </table:table-cell>
          <table:table-cell office:value-type="string" calcext:value-type="string">
            <text:p>JSON Development</text:p>
          </table:table-cell>
          <table:table-cell office:value-type="float" office:value="5" calcext:value-type="float">
            <text:p>5</text:p>
          </table:table-cell>
          <table:table-cell office:value-type="float" office:value="5220" calcext:value-type="float">
            <text:p>52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8.11" calcext:value-type="float">
            <text:p>98.1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5be244297bd6223f3191e5158e3b26f8ebc5b6</text:p>
          </table:table-cell>
          <table:table-cell office:value-type="string" calcext:value-type="string">
            <text:p>JSON Development</text:p>
          </table:table-cell>
          <table:table-cell office:value-type="float" office:value="1" calcext:value-type="float">
            <text:p>1</text:p>
          </table:table-cell>
          <table:table-cell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2" calcext:value-type="float">
            <text:p>3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.44" calcext:value-type="float">
            <text:p>11.44</text:p>
          </table:table-cell>
          <table:table-cell office:value-type="float" office:value="88.55" calcext:value-type="float">
            <text:p>88.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1db70781ca9849edbfbf1691f49013f36cfcf7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085" calcext:value-type="float">
            <text:p>11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98.79" calcext:value-type="float">
            <text:p>98.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beb88333f57716c8b11f64bf6cce269e0c0c2828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6" calcext:value-type="float">
            <text:p>185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18" calcext:value-type="float">
            <text:p>1.18</text:p>
          </table:table-cell>
          <table:table-cell office:value-type="float" office:value="98.38" calcext:value-type="float">
            <text:p>98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1ecfca8a018b139e5c4211bdde64b666b42593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0697" calcext:value-type="float">
            <text:p>606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48" calcext:value-type="float">
            <text:p>0.48</text:p>
          </table:table-cell>
          <table:table-cell office:value-type="float" office:value="99.08" calcext:value-type="float">
            <text:p>99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c2d2c1620999fb065106f0738cedc0ed72c03f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853" calcext:value-type="float">
            <text:p>2185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6.26" calcext:value-type="float">
            <text:p>96.26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0ed128bace3f5c070eeefb5c8cb643171ddcd9</text:p>
          </table:table-cell>
          <table:table-cell office:value-type="string" calcext:value-type="string">
            <text:p>JSON Mass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720" calcext:value-type="float">
            <text:p>37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8aeda1c20b51a653fb768fa88099315eb21d4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128" calcext:value-type="float">
            <text:p>6312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99.98" calcext:value-type="float">
            <text:p>99.9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5b815fa9249c3feb7d3f6d8a6f04099006a52d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4638" calcext:value-type="float">
            <text:p>1463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99.97" calcext:value-type="float">
            <text:p>99.9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b7146812e058c16ec64369aeec064adc6d214c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627" calcext:value-type="float">
            <text:p>4262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99.88" calcext:value-type="float">
            <text:p>99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7bcad8b4f9f8a1b7850cc0d7dc39c189d526ee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511" calcext:value-type="float">
            <text:p>275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99.87" calcext:value-type="float">
            <text:p>99.8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32019e1ddd666c39cd24c7765537e13290e96e</text:p>
          </table:table-cell>
          <table:table-cell office:value-type="string" calcext:value-type="string">
            <text:p>JSON Mass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891" calcext:value-type="float">
            <text:p>78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.55" calcext:value-type="float">
            <text:p>99.5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6184848f3e88d8fde423f8e5517cbd889619b5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57" calcext:value-type="float">
            <text:p>295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54" calcext:value-type="float">
            <text:p>0.54</text:p>
          </table:table-cell>
          <table:table-cell office:value-type="float" office:value="99.45" calcext:value-type="float">
            <text:p>99.4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5938aa3dd7c530c9852dd6370709cd329e8459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96" calcext:value-type="float">
            <text:p>679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63" calcext:value-type="float">
            <text:p>0.63</text:p>
          </table:table-cell>
          <table:table-cell office:value-type="float" office:value="99.36" calcext:value-type="float">
            <text:p>99.3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ffb8be4151f9436e98e34de30f23583f6a8f29</text:p>
          </table:table-cell>
          <table:table-cell office:value-type="string" calcext:value-type="string">
            <text:p>JSON Mass Commit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59" calcext:value-type="float">
            <text:p>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9.32" calcext:value-type="float">
            <text:p>99.3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98f5af22cbb558cb7ef29fc5ec14b2cb7cb56f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02" calcext:value-type="float">
            <text:p>480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97" calcext:value-type="float">
            <text:p>0.97</text:p>
          </table:table-cell>
          <table:table-cell office:value-type="float" office:value="99.02" calcext:value-type="float">
            <text:p>99.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f1ea192cd5060c37ff876972058b7d4c41303b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97" calcext:value-type="float">
            <text:p>449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22" calcext:value-type="float">
            <text:p>1.22</text:p>
          </table:table-cell>
          <table:table-cell office:value-type="float" office:value="98.77" calcext:value-type="float">
            <text:p>98.7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951910dc2a003b7f08a257ab1a4d485d8212ff6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27999" calcext:value-type="float">
            <text:p>279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4.65" calcext:value-type="float">
            <text:p>4.65</text:p>
          </table:table-cell>
          <table:table-cell office:value-type="float" office:value="95.22" calcext:value-type="float">
            <text:p>95.2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f5b8697da6adbb2e8ac5e677138287708acffd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92" calcext:value-type="float">
            <text:p>399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05" calcext:value-type="float">
            <text:p>4.05</text:p>
          </table:table-cell>
          <table:table-cell office:value-type="float" office:value="94.76" calcext:value-type="float">
            <text:p>94.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bc6f0b19818accbc93eeed61e2931ab4d4db95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8314" calcext:value-type="float">
            <text:p>83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office:value-type="float" office:value="90.83" calcext:value-type="float">
            <text:p>90.8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61b8c00470267ee22d5eaf37512566b17aec19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26782" calcext:value-type="float">
            <text:p>267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83.88" calcext:value-type="float">
            <text:p>83.8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e58dbfbf669a8ea141a760c41029698cff97cf</text:p>
          </table:table-cell>
          <table:table-cell office:value-type="string" calcext:value-type="string">
            <text:p>JSON Mass Commit</text:p>
          </table:table-cell>
          <table:table-cell office:value-type="float" office:value="8" calcext:value-type="float">
            <text:p>8</text:p>
          </table:table-cell>
          <table:table-cell office:value-type="float" office:value="963" calcext:value-type="float">
            <text:p>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0142" calcext:value-type="float">
            <text:p>1014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6.15" calcext:value-type="float">
            <text:p>16.15</text:p>
          </table:table-cell>
          <table:table-cell office:value-type="float" office:value="83.84" calcext:value-type="float">
            <text:p>83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57a1be9b8c048bd954ad978496c342853b64b3f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3a98828dd4b48848e5b8972dd044f5590706b6e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594d09ef866194fe42e1bb2884ab878879b2ff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9e9ec07c38fd9ef13dd5c7bac580306fbd323b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b1e485d9c33434522de4b37075cec89a0df4094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9952926b20b4fc875eba7c0406876139d4cc6a5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2b6ef8e37ce32a327d25e5d64ef1c2a341a2e73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44450d3ab9f8d5ff21c6d32805b3529478fd4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0d150f316b7a2a93b83f67f4f03ac21cd4ab7f9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a83c192822815fdbda02406c276628e85b8f777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e160912d105b6e288a495c70ae79029651ba4d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22e88fa574596a14a90525d0ceee0773372885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116aeecad49e65592c4ec2bfac7585f7e43a65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0c9ec7f3d74d6bbdedab6c1f09f8d48aa41669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e456e4d56b15f262a7bade89bc90036590fc93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6320add5bfd4e29f71291e13a701d837bcfb73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dcaaa3b1a6c6700cfbff19c75c98e2d0576552</text:p>
          </table:table-cell>
          <table:table-cell office:value-type="string" calcext:value-type="string">
            <text:p>Localization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7e3e560eea0c00003e83120f597e7734b6331d</text:p>
          </table:table-cell>
          <table:table-cell office:value-type="string" calcext:value-type="string">
            <text:p>Localization Bugfix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5e386e5ad7f8bb1537dbac961e219afb8429e8</text:p>
          </table:table-cell>
          <table:table-cell office:value-type="string" calcext:value-type="string">
            <text:p>Localization Bugfix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07b50a006ee538b7ed723c7a7c7a827ee14a74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8" calcext:value-type="float">
            <text:p>144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3426c146009a68762afbf793f52c34bcc68819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85" calcext:value-type="float">
            <text:p>148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fe61ab7cda48d5fe5e4a8e4d5cd532aac41a64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40" calcext:value-type="float">
            <text:p>164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6a3329a29a101791c45ca2dfa3334fe7baff62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66" calcext:value-type="float">
            <text:p>176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12ed10669c9286c6d6d47f7581a85a0a352326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8efb14311a3ea4726dc84c83bbceff1018f0e3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45" calcext:value-type="float">
            <text:p>364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75b71f598c3eef6780897f0e9573a6700e5ad61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96" calcext:value-type="float">
            <text:p>49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48171ea5da8b05abf3a6e74d9126ebfecd790a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58" calcext:value-type="float">
            <text:p>525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ba5dbe55cbc2a64d5dbffe35e0cf8441612005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21" calcext:value-type="float">
            <text:p>722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dae7f228398348529d2ddbb5dd08d0d57eba81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89" calcext:value-type="float">
            <text:p>858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ed301f76808a6c98a613f072165ead78acc1ef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65" calcext:value-type="float">
            <text:p>97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f59a0846306fcfc0c6eeaeb045893cb4d10afb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708" calcext:value-type="float">
            <text:p>1070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bf80dd0a5cf50a8d44f0c97754e908aae0895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3092" calcext:value-type="float">
            <text:p>1309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1b4f087d7e7aa7d1a77a373a2d7d8b7ba5c078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60" calcext:value-type="float">
            <text:p>96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.68" calcext:value-type="float">
            <text:p>99.6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37742363548c14b21aaa2d776c1a3b303807f2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49575" calcext:value-type="float">
            <text:p>495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9.08" calcext:value-type="float">
            <text:p>99.0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909c7e1ce17b6609b074d0aeccb46ba3090caa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9336" calcext:value-type="float">
            <text:p>933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.91" calcext:value-type="float">
            <text:p>98.9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976a192057436204d8ac3a3fdc3469efbbf0ed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733" calcext:value-type="float">
            <text:p>147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8.13" calcext:value-type="float">
            <text:p>98.1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9ed243dc0b557ee7ebc903594bae00d1264d4d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544" calcext:value-type="float">
            <text:p>75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6.6" calcext:value-type="float">
            <text:p>9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95840e5cd194dd1b9a388afc7e19d7c2b78e6af</text:p>
          </table:table-cell>
          <table:table-cell office:value-type="string" calcext:value-type="string">
            <text:p>Localization Bulk Commit</text:p>
          </table:table-cell>
          <table:table-cell office:value-type="float" office:value="19" calcext:value-type="float">
            <text:p>19</text:p>
          </table:table-cell>
          <table:table-cell office:value-type="float" office:value="754" calcext:value-type="float">
            <text:p>7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47" calcext:value-type="float">
            <text:p>644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5.36" calcext:value-type="float">
            <text:p>95.3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be93c8dd5532a56452179dfb52e8ce69d99a8e7</text:p>
          </table:table-cell>
          <table:table-cell office:value-type="string" calcext:value-type="string">
            <text:p>Localization Bulk Commit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94.87" calcext:value-type="float">
            <text:p>94.8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edb23ca02b81eed25619d804c1df3c9d85540</text:p>
          </table:table-cell>
          <table:table-cell office:value-type="string" calcext:value-type="string">
            <text:p>Lock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office:value-type="float" office:value="1.29" calcext:value-type="float">
            <text:p>1.29</text:p>
          </table:table-cell>
          <table:table-cell office:value-type="float" office:value="0" calcext:value-type="float">
            <text:p>0</text:p>
          </table:table-cell>
          <table:table-cell office:value-type="float" office:value="84.45" calcext:value-type="float">
            <text:p>84.4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21a437bce0a4e1ccecc293796a7051294d3e496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c658dbbd3580669a44f03c1cffdd5224db8fc4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6c32052c3fa701d3071157e01e5eff91c4efcf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7" calcext:value-type="float">
            <text:p>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f343476be26854aae1b77e324e2e43c3d93c1f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16" calcext:value-type="float">
            <text:p>24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030e715f30d3bff7925937023b59a24d3c136f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6c39c39c792328845c0e415b62c83080503ccb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4" calcext:value-type="float">
            <text:p>26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.89" calcext:value-type="float">
            <text:p>1.89</text:p>
          </table:table-cell>
          <table:table-cell office:value-type="float" office:value="0" calcext:value-type="float">
            <text:p>0</text:p>
          </table:table-cell>
          <table:table-cell office:value-type="float" office:value="98.1" calcext:value-type="float">
            <text:p>98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9c803b6192b39c23e5dce3b652bb05587808c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97.87" calcext:value-type="float">
            <text:p>97.8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7e6e21de1daa3a9ca131c1f0b124d8957b4ea3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97.67" calcext:value-type="float">
            <text:p>97.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d7f5f8f7581f7ab87dcf3db7356c8280c933f5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office:value-type="float" office:value="96.92" calcext:value-type="float">
            <text:p>96.9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df469fc85cb6b9a7e5e7d7dc4bbe14df18fe00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95.91" calcext:value-type="float">
            <text:p>95.9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d21b1a8911b9073a29da6e74ba4aa00d44c32ef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0" calcext:value-type="float">
            <text:p>0</text:p>
          </table:table-cell>
          <table:table-cell office:value-type="float" office:value="95.34" calcext:value-type="float">
            <text:p>95.3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5b1255f08b765dbce98f4beb61424b6f11abe9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389" calcext:value-type="float">
            <text:p>33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95.21" calcext:value-type="float">
            <text:p>95.2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15b1120f5d2dc39d0aab7ba28e4124a9d61792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87" calcext:value-type="float">
            <text:p>3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4.05" calcext:value-type="float">
            <text:p>94.0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563e78450d5c21bbb69f8aaaadbec5b7b3a3e9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93.88" calcext:value-type="float">
            <text:p>93.8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8d1c2647e03003727513013ba7af579ddceab9f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731ed7cee67701cfc3ad94c6f56dbbe718dc2e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.69" calcext:value-type="float">
            <text:p>8.69</text:p>
          </table:table-cell>
          <table:table-cell office:value-type="float" office:value="0" calcext:value-type="float">
            <text:p>0</text:p>
          </table:table-cell>
          <table:table-cell office:value-type="float" office:value="91.3" calcext:value-type="float">
            <text:p>91.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c04e393c47676f7864c0360723f0efe6b757ff</text:p>
          </table:table-cell>
          <table:table-cell office:value-type="string" calcext:value-type="string">
            <text:p>Lock</text:p>
          </table:table-cell>
          <table:table-cell office:value-type="float" office:value="25" calcext:value-type="float">
            <text:p>25</text:p>
          </table:table-cell>
          <table:table-cell office:value-type="float" office:value="2719" calcext:value-type="float">
            <text:p>27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5" calcext:value-type="float">
            <text:p>2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65" calcext:value-type="float">
            <text:p>4.65</text:p>
          </table:table-cell>
          <table:table-cell office:value-type="float" office:value="5.11" calcext:value-type="float">
            <text:p>5.11</text:p>
          </table:table-cell>
          <table:table-cell office:value-type="float" office:value="0" calcext:value-type="float">
            <text:p>0</text:p>
          </table:table-cell>
          <table:table-cell office:value-type="float" office:value="89.76" calcext:value-type="float">
            <text:p>89.7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e53a2be4ad06808b08df615c61327b6559b97b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61" calcext:value-type="float">
            <text:p>10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5.39" calcext:value-type="float">
            <text:p>85.3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a1196c52d79f83e36ee9f58745ef7c33b1441c</text:p>
          </table:table-cell>
          <table:table-cell office:value-type="string" calcext:value-type="string">
            <text:p>Lock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83.33" calcext:value-type="float">
            <text:p>83.3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588c7e69ad8ca2d6644940a6bb57e6d6bd641a</text:p>
          </table:table-cell>
          <table:table-cell office:value-type="string" calcext:value-type="string">
            <text:p>Lock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82.14" calcext:value-type="float">
            <text:p>82.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521d6d529c6e203d927bd983de7280fb9743b1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7.05" calcext:value-type="float">
            <text:p>47.05</text:p>
          </table:table-cell>
        </table:table-row>
        <table:table-row table:style-name="ro1">
          <table:table-cell office:value-type="string" calcext:value-type="string">
            <text:p>05a2402ddce7f5faf0672a82bf1dbd9aa92938d7</text:p>
          </table:table-cell>
          <table:table-cell office:value-type="string" calcext:value-type="string">
            <text:p>Other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9.88" calcext:value-type="float">
            <text:p>29.88</text:p>
          </table:table-cell>
        </table:table-row>
        <table:table-row table:style-name="ro1">
          <table:table-cell office:value-type="string" calcext:value-type="string">
            <text:p>24373e6bbcefb1753268926cdf1c1d60cbfbee17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1e5548915fc24f1bbd095e845f0940c22992b09c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2" calcext:value-type="float">
            <text:p>5.82</text:p>
          </table:table-cell>
          <table:table-cell office:value-type="float" office:value="29.22" calcext:value-type="float">
            <text:p>29.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68" calcext:value-type="float">
            <text:p>2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.93" calcext:value-type="float">
            <text:p>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string" calcext:value-type="string">
            <text:p>f0642595e7a184507d95b44ac14ec4526f139f47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1" calcext:value-type="float">
            <text:p>0.41</text:p>
          </table:table-cell>
          <table:table-cell office:value-type="float" office:value="15.24" calcext:value-type="float">
            <text:p>15.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54" calcext:value-type="float">
            <text:p>1.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29" calcext:value-type="float">
            <text:p>3.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8945a4267588ec2608bec7be6745f6beff0373da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string" calcext:value-type="string">
            <text:p>e168b845a482468aad0d548140111e2d20a56177</text:p>
          </table:table-cell>
          <table:table-cell office:value-type="string" calcext:value-type="string">
            <text:p>Other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e15540ce2ceb5bd4eb61b89955505cfac2fe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ce15540ce2ceb5bd4eb61b89955505cfac2fee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3385adc573ce77dcc49986582966db3c6eda77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375f2985a3e5f3e503960b925b4f0e3a307171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24" calcext:value-type="float">
            <text:p>17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4.61" calcext:value-type="float">
            <text:p>14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bbcc648436ac21aed296206ace61da96aa7614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3.63" calcext:value-type="float">
            <text:p>13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a7b1fe665a34dab6510dad5d68d57a9ca4879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c01a7ab02727f69c70401cc4bb8432fe70b83f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6" calcext:value-type="float">
            <text:p>5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4cd4b0b58b1151f2f6a123267f7e07e3b779b8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8.53" calcext:value-type="float">
            <text:p>8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63d1e3abb3a05027f44eb97c4493bc66fe3d9e1</text:p>
          </table:table-cell>
          <table:table-cell office:value-type="string" calcext:value-type="string">
            <text:p>Other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" calcext:value-type="float">
            <text:p>1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dd57d63e23e4628d8b7f41cdefdf64f7fefcf74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5" calcext:value-type="float">
            <text:p>1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.85" calcext:value-type="float">
            <text:p>10.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5" calcext:value-type="float">
            <text:p>2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69977816483119a8025b25c7f078ea28cc3b68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723a4bd0b15ff2e02daad11a0d64c292b7ef3b</text:p>
          </table:table-cell>
          <table:table-cell office:value-type="string" calcext:value-type="string">
            <text:p>Other</text:p>
          </table:table-cell>
          <table:table-cell office:value-type="float" office:value="24" calcext:value-type="float">
            <text:p>24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5" calcext:value-type="float">
            <text:p>1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.93" calcext:value-type="float">
            <text:p>45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" calcext:value-type="float">
            <text:p>1.7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19" calcext:value-type="float">
            <text:p>2.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244bdd0547846d9a53997bc723df9d900c37393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5" calcext:value-type="float">
            <text:p>31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aa72ec176af16e12d21636c8ca92ab9ab3e722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4" calcext:value-type="float">
            <text:p>23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f9c6e6e80ec0cb2113abd1421d6911bde842713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cd70ac42cbbe6a51d83bd100f500ac4c21f26b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66" calcext:value-type="float">
            <text:p>86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41654b301fc0e5418346bf87435c09d2859074</text:p>
          </table:table-cell>
          <table:table-cell office:value-type="string" calcext:value-type="string">
            <text:p>Other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3.07" calcext:value-type="float">
            <text:p>23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99fd1babf85b5780ec79106c1ec57ff797c490</text:p>
          </table:table-cell>
          <table:table-cell office:value-type="string" calcext:value-type="string">
            <text:p>Other</text:p>
          </table:table-cell>
          <table:table-cell office:value-type="float" office:value="15" calcext:value-type="float">
            <text:p>15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0.72" calcext:value-type="float">
            <text:p>0.72</text:p>
          </table:table-cell>
          <table:table-cell office:value-type="float" office:value="137" calcext:value-type="float">
            <text:p>137</text:p>
          </table:table-cell>
          <table:table-cell office:value-type="float" office:value="18972" calcext:value-type="float">
            <text:p>189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.69" calcext:value-type="float">
            <text:p>38.69</text:p>
          </table:table-cell>
          <table:table-cell office:value-type="float" office:value="0" calcext:value-type="float">
            <text:p>0</text:p>
          </table:table-cell>
          <table:table-cell office:value-type="float" office:value="3.75" calcext:value-type="float">
            <text:p>3.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3e815bc4754b4e2066fed621d5c58592880ec0</text:p>
          </table:table-cell>
          <table:table-cell office:value-type="string" calcext:value-type="string">
            <text:p>Other</text:p>
          </table:table-cell>
          <table:table-cell office:value-type="float" office:value="39" calcext:value-type="float">
            <text:p>39</text:p>
          </table:table-cell>
          <table:table-cell office:value-type="float" office:value="11013" calcext:value-type="float">
            <text:p>1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11.76" calcext:value-type="float">
            <text:p>11.7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d37f5f292bd35d8cd2822670b768601a69b8b2b</text:p>
          </table:table-cell>
          <table:table-cell office:value-type="string" calcext:value-type="string">
            <text:p>Other</text:p>
          </table:table-cell>
          <table:table-cell office:value-type="float" office:value="7" calcext:value-type="float">
            <text:p>7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4fdc495f54bd16c329ca3f79d533d540cb9a3e</text:p>
          </table:table-cell>
          <table:table-cell office:value-type="string" calcext:value-type="string">
            <text:p>Other</text:p>
          </table:table-cell>
          <table:table-cell office:value-type="float" office:value="31" calcext:value-type="float">
            <text:p>31</text:p>
          </table:table-cell>
          <table:table-cell office:value-type="float" office:value="6291" calcext:value-type="float">
            <text:p>62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54" calcext:value-type="float">
            <text:p>4.5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339b0526c0707e6aa440ee33789b4e3fb70366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4.95" calcext:value-type="float">
            <text:p>4.95</text:p>
          </table:table-cell>
          <table:table-cell office:value-type="float" office:value="34.71" calcext:value-type="float">
            <text:p>34.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5eec00dfae58e03659584664e67f731553debf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2" calcext:value-type="float">
            <text:p>2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48" calcext:value-type="float">
            <text:p>1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6be7206fa5256443e422cde0de59944fe4d9e7</text:p>
          </table:table-cell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d7299c85254daa4108a067ef1956c5089736f17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5" calcext:value-type="float">
            <text:p>5</text:p>
          </table:table-cell>
          <table:table-cell office:value-type="float" office:value="22.72" calcext:value-type="float">
            <text:p>22.72</text:p>
          </table:table-cell>
          <table:table-cell office:value-type="float" office:value="17" calcext:value-type="float">
            <text:p>17</text:p>
          </table:table-cell>
          <table:table-cell office:value-type="float" office:value="1033" calcext:value-type="float">
            <text:p>10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6" calcext:value-type="float">
            <text:p>1.06</text:p>
          </table:table-cell>
          <table:table-cell office:value-type="float" office:value="40.56" calcext:value-type="float">
            <text:p>40.56</text:p>
          </table:table-cell>
          <table:table-cell office:value-type="float" office:value="0.48" calcext:value-type="float">
            <text:p>0.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8" calcext:value-type="float">
            <text:p>0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1fd40f746d62d59e9600a644c619c7219e0e26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32" calcext:value-type="float">
            <text:p>232</text:p>
          </table:table-cell>
          <table:table-cell office:value-type="float" office:value="7.32" calcext:value-type="float">
            <text:p>7.32</text:p>
          </table:table-cell>
          <table:table-cell office:value-type="float" office:value="27.58" calcext:value-type="float">
            <text:p>27.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3" calcext:value-type="float">
            <text:p>0.4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fdab6055bc99638e4e1388bef685b19682025d</text:p>
          </table:table-cell>
          <table:table-cell office:value-type="string" calcext:value-type="string">
            <text:p>Other</text:p>
          </table:table-cell>
          <table:table-cell office:value-type="float" office:value="28" calcext:value-type="float">
            <text:p>28</text:p>
          </table:table-cell>
          <table:table-cell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9" calcext:value-type="float">
            <text:p>45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4f58ac026507f6c43f592d34080d7fc2d90945</text:p>
          </table:table-cell>
          <table:table-cell office:value-type="string" calcext:value-type="string">
            <text:p>Other</text:p>
          </table:table-cell>
          <table:table-cell office:value-type="float" office:value="20" calcext:value-type="float">
            <text:p>20</text:p>
          </table:table-cell>
          <table:table-cell office:value-type="float" office:value="1864" calcext:value-type="float">
            <text:p>1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9" calcext:value-type="float">
            <text:p>1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4.86" calcext:value-type="float">
            <text:p>34.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bc51c206da9ec9fb28edcb9d554b97099b432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.84" calcext:value-type="float">
            <text:p>39.8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c8123b6bfba91df121ffeb0ede83cadb2d7e84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608ca2bdea0b3874ff370aa2689413435e81a6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48" calcext:value-type="float">
            <text:p>74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.34" calcext:value-type="float">
            <text:p>3.3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998ceb0c583f9aa062a130789e5d35b37a31db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58" calcext:value-type="float">
            <text:p>2.5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60e4bb9ecbf5d479c210ae270c558235b089</text:p>
          </table:table-cell>
          <table:table-cell office:value-type="string" calcext:value-type="string">
            <text:p>Other</text:p>
          </table:table-cell>
          <table:table-cell office:value-type="float" office:value="35" calcext:value-type="float">
            <text:p>35</text:p>
          </table:table-cell>
          <table:table-cell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798" calcext:value-type="float">
            <text:p>107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59" calcext:value-type="float">
            <text:p>0.59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9f998989e19aec02b475041b2b732028166bd2</text:p>
          </table:table-cell>
          <table:table-cell office:value-type="string" calcext:value-type="string">
            <text:p>Other</text:p>
          </table:table-cell>
          <table:table-cell office:value-type="float" office:value="13" calcext:value-type="float">
            <text:p>13</text:p>
          </table:table-cell>
          <table:table-cell office:value-type="float" office:value="4419" calcext:value-type="float">
            <text:p>4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15" calcext:value-type="float">
            <text:p>7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5.45" calcext:value-type="float">
            <text:p>45.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c122d5b9c32a9a2ccfa9b6505d11355b0cee19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35" calcext:value-type="float">
            <text:p>35.35</text:p>
          </table:table-cell>
          <table:table-cell office:value-type="float" office:value="5.05" calcext:value-type="float">
            <text:p>5.0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807174ab00db0087d537cc294347f4d08294b8</text:p>
          </table:table-cell>
          <table:table-cell office:value-type="string" calcext:value-type="string">
            <text:p>Other</text:p>
          </table:table-cell>
          <table:table-cell office:value-type="float" office:value="21" calcext:value-type="float">
            <text:p>21</text:p>
          </table:table-cell>
          <table:table-cell office:value-type="float" office:value="931" calcext:value-type="float">
            <text:p>931</text:p>
          </table:table-cell>
          <table:table-cell office:value-type="float" office:value="17" calcext:value-type="float">
            <text:p>17</text:p>
          </table:table-cell>
          <table:table-cell office:value-type="float" office:value="15.38" calcext:value-type="float">
            <text:p>15.38</text:p>
          </table:table-cell>
          <table:table-cell office:value-type="float" office:value="9" calcext:value-type="float">
            <text:p>9</text:p>
          </table:table-cell>
          <table:table-cell office:value-type="float" office:value="8312" calcext:value-type="float">
            <text:p>83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8.33" calcext:value-type="float">
            <text:p>48.33</text:p>
          </table:table-cell>
          <table:table-cell office:value-type="float" office:value="0.3" calcext:value-type="float">
            <text:p>0.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7fc352119ffbd311e8a70695dc870fd049223d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11fc537c93b3ca6a2be3c48ab107a793374228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48" calcext:value-type="float">
            <text:p>33.4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2e90adc68c9f8e182b7425cc2d85994e7f646c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06" calcext:value-type="float">
            <text:p>2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e22ea097e7e90c2e6f88a6412bbe924d5353dd</text:p>
          </table:table-cell>
          <table:table-cell office:value-type="string" calcext:value-type="string">
            <text:p>Other</text:p>
          </table:table-cell>
          <table:table-cell office:value-type="float" office:value="27" calcext:value-type="float">
            <text:p>27</text:p>
          </table:table-cell>
          <table:table-cell office:value-type="float" office:value="6393" calcext:value-type="float">
            <text:p>6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2" calcext:value-type="float">
            <text:p>16.3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a09b4f74aad3ffd4702b468e447125ad4db717</text:p>
          </table:table-cell>
          <table:table-cell office:value-type="string" calcext:value-type="string">
            <text:p>Other</text:p>
          </table:table-cell>
          <table:table-cell office:value-type="float" office:value="38" calcext:value-type="float">
            <text:p>38</text:p>
          </table:table-cell>
          <table:table-cell office:value-type="float" office:value="2773" calcext:value-type="float">
            <text:p>27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8" calcext:value-type="float">
            <text:p>14.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a7b21c06cd4a9cd35cf3cd4ffe29b2e631e203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9" calcext:value-type="float">
            <text:p>28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409b0a8bfa7f8434ede495094fd8d892c28c91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72" calcext:value-type="float">
            <text:p>2.7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2085a80e5f344f4f20df101ce4980c2d74710a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78" calcext:value-type="float">
            <text:p>36.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8cd893bb56bf5d455154b0498b1f58f77d20ed</text:p>
          </table:table-cell>
          <table:table-cell office:value-type="string" calcext:value-type="string">
            <text:p>Other</text:p>
          </table:table-cell>
          <table:table-cell office:value-type="float" office:value="17" calcext:value-type="float">
            <text:p>17</text:p>
          </table:table-cell>
          <table:table-cell office:value-type="float" office:value="6028" calcext:value-type="float">
            <text:p>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3.33" calcext:value-type="float">
            <text:p>33.3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c292b018e74403ea03218b58652ac615766707</text:p>
          </table:table-cell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1.27" calcext:value-type="float">
            <text:p>1.27</text:p>
          </table:table-cell>
          <table:table-cell office:value-type="float" office:value="26.75" calcext:value-type="float">
            <text:p>26.7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df863d4cb01869e872f07f2f059bec972b51ab</text:p>
          </table:table-cell>
          <table:table-cell office:value-type="string" calcext:value-type="string">
            <text:p>Other</text:p>
          </table:table-cell>
          <table:table-cell office:value-type="float" office:value="32" calcext:value-type="float">
            <text:p>32</text:p>
          </table:table-cell>
          <table:table-cell office:value-type="float" office:value="2108" calcext:value-type="float">
            <text:p>2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4" calcext:value-type="float">
            <text:p>664</text:p>
          </table:table-cell>
          <table:table-cell office:value-type="float" office:value="8.13" calcext:value-type="float">
            <text:p>8.13</text:p>
          </table:table-cell>
          <table:table-cell office:value-type="float" office:value="26.05" calcext:value-type="float">
            <text:p>26.05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6391a0590d51d2901e20b97db309aed62a7e83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7" calcext:value-type="float">
            <text:p>407</text:p>
          </table:table-cell>
          <table:table-cell office:value-type="float" office:value="40.29" calcext:value-type="float">
            <text:p>40.29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d314a86c3cf3061ae9e1d9cf841ae58f137338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float" office:value="40.14" calcext:value-type="float">
            <text:p>40.1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66f00bed834b2569bf22c0c519dad0bf5d5bd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39.13" calcext:value-type="float">
            <text:p>39.13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caeed5a1dfc1a90cbfc27d0ac9c154cee0af58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.5" calcext:value-type="float">
            <text:p>37.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ab0b76440e1131a27c11ca4b9ba1454993310bf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21.48" calcext:value-type="float">
            <text:p>21.4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1f602426f5012f25b12208d50b0f3024879511</text:p>
          </table:table-cell>
          <table:table-cell office:value-type="string" calcext:value-type="string">
            <text:p>Other</text:p>
          </table:table-cell>
          <table:table-cell office:value-type="float" office:value="22" calcext:value-type="float">
            <text:p>22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79" calcext:value-type="float">
            <text:p>379</text:p>
          </table:table-cell>
          <table:table-cell office:value-type="float" office:value="15.56" calcext:value-type="float">
            <text:p>15.5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6ac22ab1a4357758b8c9b44b17b2dd0d04bd70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5.38" calcext:value-type="float">
            <text:p>15.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3b1a3f7d0c872e2e770466fe79b17e05a8caaba</text:p>
          </table:table-cell>
          <table:table-cell office:value-type="string" calcext:value-type="string">
            <text:p>Other</text:p>
          </table:table-cell>
          <table:table-cell office:value-type="float" office:value="10" calcext:value-type="float">
            <text:p>10</text:p>
          </table:table-cell>
          <table:table-cell office:value-type="float" office:value="3914" calcext:value-type="float">
            <text:p>3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5.38" calcext:value-type="float">
            <text:p>15.38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52f4ad0345f8ea0398b4983384c3dc8a8f3bb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37" calcext:value-type="float">
            <text:p>937</text:p>
          </table:table-cell>
          <table:table-cell office:value-type="float" office:value="0.96" calcext:value-type="float">
            <text:p>0.96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135f008cdc0e460eead73dafcf836814982455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cc1d076f657dd79a43bbc548033557efb31eb3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39c8cf79cf21721ce900ff0e25a6bbf057fb6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bc2792336de1061e787f63ea748c386b11f15b0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d3eef4667b5b5fbad7d13c5cc8e6df04d4ee239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716832f34a0f067f916366340f95057a19c52c2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  <table:table-cell office:value-type="float" office:value="5812" calcext:value-type="float">
            <text:p>581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65761a45562d609f6036963dbac84561174677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19492512a02567fdcc20fc2001270c3b2beeae7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b71a8d69b88354b91d1450a07e31147d5d8e2b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22122e0dde4a677dead601616dcaa9c034708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286538fc0b154a7c9bebe300b1683975063d2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8c75120a5263b68c6e6de0864378f4b23475c1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abf09bd2f1532e37fa25f246b221b25f2b339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41417e623fce6582f1ba3f43c97e45bee44dbe</text:p>
          </table:table-cell>
          <table:table-cell office:value-type="string" calcext:value-type="string">
            <text:p>Other</text:p>
          </table:table-cell>
          <table:table-cell office:value-type="float" office:value="16" calcext:value-type="float">
            <text:p>16</text:p>
          </table:table-cell>
          <table:table-cell office:value-type="float" office:value="95093" calcext:value-type="float">
            <text:p>95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e0b309ff8e68f05a602f1b5f4e86d5ad3436c7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05b580161f1368e4c50a267e14e0d6b3732eed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7380a92d838123c5653900a4e3127d62da0241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1be57c1d212b5e34ad7c2b793bf97bfefbe280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f4731677abda7a28e06f7fb22c291ab1e68a2f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00a9d42e7a120d0815abbd32813f0d52d388fb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2b2f6dd4d06e99c2707066314d398577c9ef78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bf353b4de5a0dc90213c223a72cf6c05deb3b79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90439f9d837265e3b05340606701164f985804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91a0ae132ef5601f1e8f35dd7cce4d6e9d4eb2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be3d5699448db144c869c382731219096f156c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178b8cb4a70031da59a7ddb40f93445ba3ec3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8f881e8323ad583d3c9d20ca80cc87bb6624e99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2d216a3245fcc7646fe53a9760b9510ca565cf3</text:p>
          </table:table-cell>
          <table:table-cell office:value-type="string" calcext:value-type="string">
            <text:p>Other</text:p>
          </table:table-cell>
          <table:table-cell office:value-type="float" office:value="3" calcext:value-type="float">
            <text:p>3</text:p>
          </table:table-cell>
          <table:table-cell office:value-type="float" office:value="86663" calcext:value-type="float">
            <text:p>86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47f076f5415772253eacaeec60d1c6aa57742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583daa2f196b5822f784c7e53f081668ecef6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119c982463097aebc8d004fc731b424721a650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1725aad9a8bdeff39bf1092c58bf797dbd51d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6ff6e1a139d38c81d2b3e2744fbaa00048c2f1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f558318e7a08915b372d5a79c4055d1ec51732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409315b315ffb1f03eb025277f4698cf2387d9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12a381aaa7abefa957d3935fdef2cbff5fa434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f92cc7e0d6c01306579bdd22f136b3fefac6b3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d87366dac8a2987510565829dba7d01c199ce9e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1942c19dacec9365aee03ac35b1b797e23a5a2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fe198ecf7709c3ad21d67ab3b033d0dc007f9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85c71c8eb7192e44ac381ce9883805068815e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486267b3303ae689da2068670fc42615df3efa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381b245768a22785101503f065eb8ce1e77e0d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29dc412d014d6356da40bfb962e687813870ac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6e3300f3b68cb7eabffa397880fbab07073d34b</text:p>
          </table:table-cell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57429" calcext:value-type="float">
            <text:p>574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49557f75527a48958f7978e10a7300a38aee8d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cf40e066d6db3e9f1d941e5eb1087c6f54cb18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b019b653d37146f9095bb0522525b3a8d9e386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bf4b3a548c8637ffd0bb8627bba3d4bc540385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27bc75d1a92601399d1c5f628ab634457e37d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d927e385000c82fcecd19ad5d7819afb0c9cf7f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553fcce2c8f982c9515389d42a16531299432f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88a6e655f8a8848c25258d97f1a518e0828d19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49e851ab4852f4d1b65120991a906a7c4ff7fb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6bab534199f3bb7b26a6bb9adde8ed213b4142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80f4ceaa27d11845aec0ae826fd04abe9bf2e80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200d3929f46fb5fd2e43ebf244658b3956ee00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a796a58738c5391b72328d2a1111fe3c0976a03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bfa12403e1da862d28c12c6dcc1edde11d5d1c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1bd95a8d5e7bd006ab2f3db67b9c3cc2cab7cf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b67e89139384850b93921c1592979b042b19a0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e2036a63300cc14cb99fc0c839aff8dd80f695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8dbabb26f7ad52f4232d82c6d7624aa87b673a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6cc2a44826fd160e5c1d9dcc46cf400e443b0c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50d135366cfe1f819ffe633f7453de3c50c4ab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8fc7ae940719f123faf08a7fa546cdbb6258c6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8e36b08c8f3abc121f4438a03ffb2d46b57f71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6858a047fbf0df20db4a00e724c03400c26bfd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1a996d1166819a4263285a7fb7f6d1a2defe2b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6a527434a6138b291c1b4a782bd2793cff51f74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82a4bba02d4d7c5b4721faab52ed7084681a21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e7a652a7c8fcf43c67a93cca73bfa0eae6d223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09a39004334fddaace160d0edd304e8d64d59b2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ed2e42c6d36d788ee8556682f68df1558dca714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f2be8812c9fe4c3cba4f07d4d055a912326f194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b61d6c85e9f2a62ac53d12a68a9364b0596379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aaf0f4bbdfe7681627ab57a9508fce1448299c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ccb66f3030bf0f38512bb741e8cff86d2690a8</text:p>
          </table:table-cell>
          <table:table-cell office:value-type="string" calcext:value-type="string">
            <text:p>Other</text:p>
          </table:table-cell>
          <table:table-cell office:value-type="float" office:value="12" calcext:value-type="float">
            <text:p>12</text:p>
          </table:table-cell>
          <table:table-cell office:value-type="float" office:value="43434" calcext:value-type="float">
            <text:p>43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90471b61a98a1882f0d9e5ce7d883428e2ff36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a3f87b3929cd9c8c56508c0dbf8cf9668ffcd2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3f814a1be482ce7d0c1dcf22fabeb234a424e3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c992b579f0604e64fe821085718ca9723ae339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f533eaab55d6eca2c8fd3577563f997bc1f5cf1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0b60a58e9016871f34839868fe8e57c2b8af0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85be3f5557e49f9e35e8abcf9365dd3b6cfabab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90a1087c29b95e7ebab2b8dd9c9db1fb0104a13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a21aee2e40d73183a4a1065cd087d2699e28ff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5ecf5e70b996de7d25902ada2b1ed2e9218a965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bf78d407543753da938874dcd0b836eb8f47fb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b6957f034e2379c1293f3948e6e838eb6c5e5c6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d71a711787ed66a4e2441a2acd8e46be26a110</text:p>
          </table:table-cell>
          <table:table-cell office:value-type="string" calcext:value-type="string">
            <text:p>Other</text:p>
          </table:table-cell>
          <table:table-cell office:value-type="float" office:value="18" calcext:value-type="float">
            <text:p>18</text:p>
          </table:table-cell>
          <table:table-cell office:value-type="float" office:value="13228" calcext:value-type="float">
            <text:p>1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5a4714d353f8a7531fdec04f340c118cd1749c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4" calcext:value-type="float">
            <text:p>1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c94866c604b4c91e2246e57c0d553a0736cf2f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f0bdf28928fd8ff117b5498af0c8852b84c5a1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bc2ef34543fdc2ce0ea8acdffa2317a7d34a32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11" calcext:value-type="float">
            <text:p>21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6cec9f88001989141bbd8d2dfafff8c1319f7c9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114e787c58447b1d415d51118c9dec62ac19d7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2" calcext:value-type="float">
            <text:p>25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dc11fe5e8ad305fdbcb98e2a3b4e9317380704f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10ce7d6049390b392a17e4009960629ddf77b3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07" calcext:value-type="float">
            <text:p>30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b10b9350301cb9ff0c62c745f3ca8197f393753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b01932a7d64a81c708c6254cc93e1f89e6783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e8de83f9686f3729859d9bbf89baea1038ea7e2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e8363167e923e4db5eb741e438caf8784e8c1cf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1" calcext:value-type="float">
            <text:p>39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d79db6c4f538814f741451d10d9378b6547908</text:p>
          </table:table-cell>
          <table:table-cell office:value-type="string" calcext:value-type="string">
            <text:p>Other</text:p>
          </table:table-cell>
          <table:table-cell office:value-type="float" office:value="34" calcext:value-type="float">
            <text:p>34</text:p>
          </table:table-cell>
          <table:table-cell office:value-type="float" office:value="23350" calcext:value-type="float">
            <text:p>233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3" calcext:value-type="float">
            <text:p>40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053f3bd709c9bdc52a5feaa1d32d9a2efab218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3" calcext:value-type="float">
            <text:p>41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eed7a90739075f4fe9fd091a02e31f841c257e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55" calcext:value-type="float">
            <text:p>4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2509bd58b599ddbf28b98d19d775f64b72959c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75" calcext:value-type="float">
            <text:p>97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86cd878e1490bf61822d3a2fe3a852eccdc7c1</text:p>
          </table:table-cell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984" calcext:value-type="float">
            <text:p>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720" calcext:value-type="float">
            <text:p>1972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63fccecf5b2491de340683744c2b6b3c773acf</text:p>
          </table:table-cell>
          <table:table-cell office:value-type="string" calcext:value-type="string">
            <text:p>Swift Bugfix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9fb5e4ab89edc47da7c522294f6b9783648b5b</text:p>
          </table:table-cell>
          <table:table-cell office:value-type="string" calcext:value-type="string">
            <text:p>Swift Bugfix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2019b0f4be0297cd8c0138de9e1c10960389fc</text:p>
          </table:table-cell>
          <table:table-cell office:value-type="string" calcext:value-type="string">
            <text:p>Swift Bugfix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3832b76c5811a8c36bdd6a0de935990af6064a</text:p>
          </table:table-cell>
          <table:table-cell office:value-type="string" calcext:value-type="string">
            <text:p>Swift Bugfix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452570bdd2764ea18db6d5e76ea23c19ab4b3b</text:p>
          </table:table-cell>
          <table:table-cell office:value-type="string" calcext:value-type="string">
            <text:p>Swift Bugfix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3f66ca9df35000b75152c33647b1a73d93eba3a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caf572ab4a5908a5ea3cefb2ca3befc5f949b21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43dbc89635f1adb3fe3faa403d0fa4fcbebd0f9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07f3cf54bd0923cbc176f3504159a1c09cfce0f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f617964dc9b4b5128f061a76313896a6d18daac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6" calcext:value-type="float">
            <text:p>5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942676dc289c6642bb5d2647f3714b2043b587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.36" calcext:value-type="float">
            <text:p>98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487ee6400abee9dfba88fbd6bab7749e5f31639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6.61" calcext:value-type="float">
            <text:p>96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0b53f790a451e4b5ca6230d64684de22c32504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6.39" calcext:value-type="float">
            <text:p>96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bb00c0e2aefbcbf9af19fa54b7a4ceeb288fc8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6" calcext:value-type="float">
            <text:p>25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bcad5f9a156f58caa72210f64dcd7a320f4fb0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91.66" calcext:value-type="float">
            <text:p>91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dc0c705ed93c213d4cfabc43cbf975b75a15fe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8.23" calcext:value-type="float">
            <text:p>88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a2301bfa7da40187008995244d0c8d4b94aa51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3.87" calcext:value-type="float">
            <text:p>83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5e0e14083e9b117465284db1f314397515639d</text:p>
          </table:table-cell>
          <table:table-cell office:value-type="string" calcext:value-type="string">
            <text:p>Swift Development</text:p>
          </table:table-cell>
          <table:table-cell office:value-type="float" office:value="33" calcext:value-type="float">
            <text:p>33</text:p>
          </table:table-cell>
          <table:table-cell office:value-type="float" office:value="1276" calcext:value-type="float">
            <text:p>1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82.75" calcext:value-type="float">
            <text:p>82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08c3fa5d29b318680419f877fd5b8ac1359b5d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40" calcext:value-type="float">
            <text:p>10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6.53" calcext:value-type="float">
            <text:p>96.53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37f6520ea8cf2c7668d933f298dfb9e63389f16a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190187a6ed45d2762b02e7252336c610ba3170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1355a20e3d9328168641beb51d5aa84f7d02266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13c5551beadcb16ef1dbad100b6ae61dddfdb5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ed086726c671c572a0c75f7510550d853ed26d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5a3b3fecd2ee073816ad8535710a6adedb71d3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307bc78f4cfba47e92401b3bab7dbc609185df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a36a23a2f4a5d2bedcd2eaebc9026f00a89e63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5a97d2db1dd35e6d518537098203e481c0b375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270f796f2d19f5af94723f8e9b313af8a0159c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ab9fc56c9898dc4cd0d377ca2acd6532adb50c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ff1d3fc3341589511c842fbb9ba8af60248d4bb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70553d6273e85da91994368e367ec4b8124eb4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70553d6273e85da91994368e367ec4b8124eb4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8ebbdef37a153012749fd4d0a0546e6c9e965ba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93beefb073846e669d92f9d1116267cafbb258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71d437e75de5147dfc55bea7b1e1784f0dff413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f39b469fb2fdb9d46a59d01a7a5cc39f767de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c006bf9e9e554fe669df25ac6f16e4db06fa4c6</text:p>
          </table:table-cell>
          <table:table-cell office:value-type="string" calcext:value-type="string">
            <text:p>txt</text:p>
          </table:table-cell>
          <table:table-cell office:value-type="float" office:value="36" calcext:value-type="float">
            <text:p>36</text:p>
          </table:table-cell>
          <table:table-cell office:value-type="float" office:value="8258" calcext:value-type="float">
            <text:p>8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4009032bdd917540c9fb991b52598c14d5619bd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2b48939956879078e03f6ea426e6d858082bc9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c867c0b47f6f492662af06fca24ffaa4af0855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bbbb7b53d983466fb17da1f8ba74fc4b15b2c2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7b4791f4cef766f755d4eddb843b1d73fe3d1b0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cdaccf11ded71f53e5e80259a8d0751c01b7d05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cc1a819fe25368d1cc9a2ff56af950d6e300948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c0abac179bfde225d1ecc77829ab59299e8f470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9d55f4a09c71df66f51f36938d8ecc650bd8b25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b63266a139c2d14363ae5b6f4d9202870d3fc4</text:p>
          </table:table-cell>
          <table:table-cell office:value-type="string" calcext:value-type="string">
            <text:p>txt</text:p>
          </table:table-cell>
          <table:table-cell office:value-type="float" office:value="26" calcext:value-type="float">
            <text:p>26</text:p>
          </table:table-cell>
          <table:table-cell office:value-type="float" office:value="2980" calcext:value-type="float">
            <text:p>29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207" calcext:value-type="float">
            <text:p>5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" calcext:value-type="float">
            <text:p>0.74</text:p>
          </table:table-cell>
          <table:table-cell office:value-type="float" office:value="0.34" calcext:value-type="float">
            <text:p>0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.31" calcext:value-type="float">
            <text:p>82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7b451c5adca5cb2787b7972476bc7207280981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c8e92b2bc69409b5994fa6c85a332fe75ee8045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44e620769c70a6c2b15459634905552d0b10784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95e5ecbb33a84ba7911a8069cdff485a689cb2e8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91b0e4511e67049816cfe1a1992005becc01c8b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db9eb696e021df46a1cdc7ce89f4ad6c27be5a6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3b4fe18f372eeebe5431ec1746f8b0439ccdd4a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b4bfcb03bd24eaf4f98b09a0fc18cf550fa4780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45cd9977aa1f0997f093187bbdf0bff440474c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20ea69613ed27558d092a40bef4f0a7137d2614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716502c09415a5339d98c1cea1d5dca80d817bb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e0e6d893d267574d7a266095971752e414653ac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cf0750455c5c35bdf272dc773a8772db0fd1785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9b6455c041a1740be423ad27a19e9568b5a883c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03ee857f880f94461d3344c11bfb703885fde00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78c1257ca1d6dda6f53720a54424dc1d58ba51</text:p>
          </table:table-cell>
          <table:table-cell office:value-type="string" calcext:value-type="string">
            <text:p>Yarn</text:p>
          </table:table-cell>
          <table:table-cell office:value-type="float" office:value="23" calcext:value-type="float">
            <text:p>23</text:p>
          </table:table-cell>
          <table:table-cell office:value-type="float" office:value="5329" calcext:value-type="float">
            <text:p>53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.14" calcext:value-type="float">
            <text:p>7.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92.85" calcext:value-type="float">
            <text:p>92.85</text:p>
          </table:table-cell>
        </table:table-row>
      </table:table>
      <table:named-expressions/>
      <table:database-ranges>
        <table:database-range table:name="__Anonymous_Sheet_DB__0" table:target-range-address="commit_labeling_2.A1:commit_labeling_2.AA799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Sheet2.A1:Sheet2.Y720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7:20:27.6597954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6T18:55:16.880215963</dc:date>
    <meta:editing-duration>PT2H30M21S</meta:editing-duration>
    <meta:editing-cycles>22</meta:editing-cycles>
    <meta:generator>LibreOffice/6.4.7.2$Linux_X86_64 LibreOffice_project/40$Build-2</meta:generator>
    <meta:document-statistic meta:table-count="2" meta:cell-count="39232" meta:object-count="0"/>
  </office:meta>
</office:document-meta>
</file>